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Text_20_body">
      <style:text-properties officeooo:rsid="01882cde" officeooo:paragraph-rsid="018faf77"/>
    </style:style>
    <style:style style:name="P46" style:family="paragraph" style:parent-style-name="Reference">
      <style:paragraph-properties fo:break-before="page">
        <style:tab-stops/>
      </style:paragraph-properties>
    </style:style>
    <style:style style:name="P47" style:family="paragraph" style:parent-style-name="Answer">
      <style:paragraph-properties fo:break-before="page"/>
      <style:text-properties officeooo:paragraph-rsid="015f59ce"/>
    </style:style>
    <style:style style:name="P48" style:family="paragraph" style:parent-style-name="Contents_20_Heading">
      <style:paragraph-properties fo:break-before="pag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Option_20_title">
      <style:text-properties style:font-style-asian="normal" style:font-style-complex="normal"/>
    </style:style>
    <style:style style:name="P57" style:family="paragraph" style:parent-style-name="Option_20_title">
      <style:text-properties fo:font-style="normal" style:font-style-asian="normal" style:font-style-complex="normal"/>
    </style:style>
    <style:style style:name="P58" style:family="paragraph" style:parent-style-name="Option_20_title">
      <style:text-properties officeooo:paragraph-rsid="00283a1c"/>
    </style:style>
    <style:style style:name="P59" style:family="paragraph" style:parent-style-name="Option_20_title">
      <style:text-properties officeooo:rsid="0068dc3f"/>
    </style:style>
    <style:style style:name="P60" style:family="paragraph" style:parent-style-name="Option_20_title">
      <style:text-properties officeooo:paragraph-rsid="00ab13e5"/>
    </style:style>
    <style:style style:name="P61" style:family="paragraph" style:parent-style-name="Option_20_title">
      <style:text-properties officeooo:paragraph-rsid="00bfe008"/>
    </style:style>
    <style:style style:name="P62" style:family="paragraph" style:parent-style-name="Option_20_title">
      <style:text-properties officeooo:paragraph-rsid="010f167b"/>
    </style:style>
    <style:style style:name="P63" style:family="paragraph" style:parent-style-name="Option_20_title">
      <style:text-properties officeooo:paragraph-rsid="013ee393"/>
    </style:style>
    <style:style style:name="P64" style:family="paragraph" style:parent-style-name="Option_20_title">
      <style:text-properties officeooo:paragraph-rsid="0143ac7c"/>
    </style:style>
    <style:style style:name="P65" style:family="paragraph" style:parent-style-name="Option_20_title">
      <style:text-properties officeooo:rsid="00756d63"/>
    </style:style>
    <style:style style:name="P66" style:family="paragraph" style:parent-style-name="Option_20_title">
      <style:text-properties officeooo:paragraph-rsid="0163d848"/>
    </style:style>
    <style:style style:name="P67" style:family="paragraph" style:parent-style-name="Option_20_title">
      <style:text-properties officeooo:paragraph-rsid="01741f3c"/>
    </style:style>
    <style:style style:name="P68" style:family="paragraph" style:parent-style-name="Option_20_title">
      <style:text-properties officeooo:paragraph-rsid="01753284"/>
    </style:style>
    <style:style style:name="P69" style:family="paragraph" style:parent-style-name="Option_20_title">
      <style:text-properties officeooo:paragraph-rsid="01a24b78"/>
    </style:style>
    <style:style style:name="P70" style:family="paragraph" style:parent-style-name="Note">
      <style:paragraph-properties fo:margin-left="11.99mm" fo:margin-right="0mm" fo:text-indent="-11.99mm" style:auto-text-indent="false"/>
    </style:style>
    <style:style style:name="P71" style:family="paragraph" style:parent-style-name="Option">
      <style:paragraph-properties fo:margin-left="0mm" fo:margin-right="0mm" fo:text-indent="0mm" style:auto-text-indent="false"/>
    </style:style>
    <style:style style:name="P72"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3"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4" style:family="paragraph" style:parent-style-name="Footnote">
      <style:text-properties officeooo:rsid="0015d65b" officeooo:paragraph-rsid="0015d65b"/>
    </style:style>
    <style:style style:name="P75" style:family="paragraph" style:parent-style-name="Footnote">
      <style:text-properties officeooo:rsid="00259ac4" officeooo:paragraph-rsid="00259ac4"/>
    </style:style>
    <style:style style:name="P76" style:family="paragraph" style:parent-style-name="Footnote">
      <style:text-properties officeooo:rsid="002706f7" officeooo:paragraph-rsid="002706f7"/>
    </style:style>
    <style:style style:name="P77" style:family="paragraph" style:parent-style-name="Footnote">
      <style:text-properties officeooo:rsid="002797df" officeooo:paragraph-rsid="002797df"/>
    </style:style>
    <style:style style:name="P78" style:family="paragraph" style:parent-style-name="Footnote">
      <style:text-properties officeooo:rsid="00283a1c" officeooo:paragraph-rsid="00283a1c"/>
    </style:style>
    <style:style style:name="P79" style:family="paragraph" style:parent-style-name="Footnote">
      <style:text-properties officeooo:rsid="002ee9f8" officeooo:paragraph-rsid="002ee9f8"/>
    </style:style>
    <style:style style:name="P80" style:family="paragraph" style:parent-style-name="Footnote">
      <style:text-properties officeooo:rsid="003e47c0" officeooo:paragraph-rsid="003e47c0"/>
    </style:style>
    <style:style style:name="P81" style:family="paragraph" style:parent-style-name="Footnote">
      <style:text-properties officeooo:rsid="00813323" officeooo:paragraph-rsid="00813323"/>
    </style:style>
    <style:style style:name="P82" style:family="paragraph" style:parent-style-name="Footnote">
      <style:text-properties officeooo:rsid="0083e2e4" officeooo:paragraph-rsid="0083e2e4"/>
    </style:style>
    <style:style style:name="P83" style:family="paragraph" style:parent-style-name="Footnote">
      <style:text-properties officeooo:rsid="0129e483" officeooo:paragraph-rsid="0129e483"/>
    </style:style>
    <style:style style:name="P84" style:family="paragraph" style:parent-style-name="Footnote">
      <style:text-properties officeooo:rsid="017bedcc" officeooo:paragraph-rsid="017bedcc"/>
    </style:style>
    <style:style style:name="P85" style:family="paragraph" style:parent-style-name="Answer">
      <style:text-properties officeooo:paragraph-rsid="002797df"/>
    </style:style>
    <style:style style:name="P86" style:family="paragraph" style:parent-style-name="Answer">
      <style:text-properties officeooo:rsid="0037af8d" officeooo:paragraph-rsid="0037af8d"/>
    </style:style>
    <style:style style:name="P87" style:family="paragraph" style:parent-style-name="Answer">
      <style:text-properties officeooo:paragraph-rsid="008db1e9"/>
    </style:style>
    <style:style style:name="P88" style:family="paragraph" style:parent-style-name="Answer">
      <style:text-properties officeooo:rsid="008db1e9" officeooo:paragraph-rsid="008db1e9"/>
    </style:style>
    <style:style style:name="P89" style:family="paragraph" style:parent-style-name="Answer">
      <style:text-properties officeooo:paragraph-rsid="00a3938e"/>
    </style:style>
    <style:style style:name="P90" style:family="paragraph" style:parent-style-name="Answer">
      <style:text-properties officeooo:paragraph-rsid="015f59ce"/>
    </style:style>
    <style:style style:name="P91" style:family="paragraph" style:parent-style-name="Answer">
      <style:text-properties officeooo:paragraph-rsid="016e12c3"/>
    </style:style>
    <style:style style:name="P92" style:family="paragraph" style:parent-style-name="Answer">
      <style:text-properties officeooo:rsid="016c2d1a" officeooo:paragraph-rsid="016c2d1a"/>
    </style:style>
    <style:style style:name="P93" style:family="paragraph" style:parent-style-name="Answer">
      <style:text-properties officeooo:rsid="018f2b3a" officeooo:paragraph-rsid="018f2b3a"/>
    </style:style>
    <style:style style:name="P94" style:family="paragraph" style:parent-style-name="Answer">
      <style:text-properties officeooo:paragraph-rsid="018f2b3a"/>
    </style:style>
    <style:style style:name="P95" style:family="paragraph" style:parent-style-name="Option_20_Start">
      <style:text-properties officeooo:paragraph-rsid="002706f7"/>
    </style:style>
    <style:style style:name="P96" style:family="paragraph" style:parent-style-name="Option_20_Start">
      <style:text-properties officeooo:paragraph-rsid="002797df"/>
    </style:style>
    <style:style style:name="P97" style:family="paragraph" style:parent-style-name="Option_20_Start">
      <style:text-properties officeooo:paragraph-rsid="00283a1c"/>
    </style:style>
    <style:style style:name="P98" style:family="paragraph" style:parent-style-name="Option_20_Start">
      <style:text-properties officeooo:rsid="00283a1c" officeooo:paragraph-rsid="00283a1c"/>
    </style:style>
    <style:style style:name="P99" style:family="paragraph" style:parent-style-name="Option_20_Start">
      <style:text-properties officeooo:paragraph-rsid="006c2030"/>
    </style:style>
    <style:style style:name="P100" style:family="paragraph" style:parent-style-name="Option_20_Start">
      <style:text-properties officeooo:paragraph-rsid="007a1f5a"/>
    </style:style>
    <style:style style:name="P101" style:family="paragraph" style:parent-style-name="Option_20_Start">
      <style:text-properties officeooo:rsid="009f61a1" officeooo:paragraph-rsid="009f61a1"/>
    </style:style>
    <style:style style:name="P102" style:family="paragraph" style:parent-style-name="Option_20_Start">
      <style:text-properties officeooo:paragraph-rsid="00ab13e5"/>
    </style:style>
    <style:style style:name="P103" style:family="paragraph" style:parent-style-name="Option_20_Start">
      <style:text-properties officeooo:rsid="00aca646" officeooo:paragraph-rsid="00aca646"/>
    </style:style>
    <style:style style:name="P104" style:family="paragraph" style:parent-style-name="Option_20_Start">
      <style:text-properties officeooo:rsid="00aca646" officeooo:paragraph-rsid="0197dbf1"/>
    </style:style>
    <style:style style:name="P105" style:family="paragraph" style:parent-style-name="Option_20_Start">
      <style:text-properties officeooo:rsid="00ba05c8" officeooo:paragraph-rsid="00ba05c8"/>
    </style:style>
    <style:style style:name="P106" style:family="paragraph" style:parent-style-name="Option_20_Start">
      <style:text-properties officeooo:rsid="00ba05c8" officeooo:paragraph-rsid="00ba3a04"/>
    </style:style>
    <style:style style:name="P107" style:family="paragraph" style:parent-style-name="Option_20_Start">
      <style:text-properties officeooo:rsid="00ba05c8" officeooo:paragraph-rsid="00bc03fd"/>
    </style:style>
    <style:style style:name="P108" style:family="paragraph" style:parent-style-name="Option_20_Start">
      <style:text-properties officeooo:rsid="00ba05c8" officeooo:paragraph-rsid="00bd3e3d"/>
    </style:style>
    <style:style style:name="P109" style:family="paragraph" style:parent-style-name="Option_20_Start">
      <style:text-properties officeooo:paragraph-rsid="00bc03fd"/>
    </style:style>
    <style:style style:name="P110" style:family="paragraph" style:parent-style-name="Option_20_Start">
      <style:text-properties officeooo:paragraph-rsid="00c5e64e"/>
    </style:style>
    <style:style style:name="P111" style:family="paragraph" style:parent-style-name="Option_20_Start">
      <style:text-properties officeooo:rsid="00cdc61f" officeooo:paragraph-rsid="010f167b"/>
    </style:style>
    <style:style style:name="P112" style:family="paragraph" style:parent-style-name="Option_20_Start">
      <style:text-properties officeooo:paragraph-rsid="010f167b"/>
    </style:style>
    <style:style style:name="P113" style:family="paragraph" style:parent-style-name="Option_20_Start">
      <style:text-properties officeooo:paragraph-rsid="011baecf"/>
    </style:style>
    <style:style style:name="P114" style:family="paragraph" style:parent-style-name="Option_20_Start">
      <style:text-properties officeooo:paragraph-rsid="011cef7e"/>
    </style:style>
    <style:style style:name="P115" style:family="paragraph" style:parent-style-name="Option_20_Start">
      <style:text-properties officeooo:paragraph-rsid="011d81b5"/>
    </style:style>
    <style:style style:name="P116" style:family="paragraph" style:parent-style-name="Option_20_Start">
      <style:text-properties officeooo:paragraph-rsid="011ea8d3"/>
    </style:style>
    <style:style style:name="P117" style:family="paragraph" style:parent-style-name="Option_20_Start">
      <style:text-properties officeooo:paragraph-rsid="01341591"/>
    </style:style>
    <style:style style:name="P118" style:family="paragraph" style:parent-style-name="Option_20_Start">
      <style:text-properties officeooo:paragraph-rsid="0142dcca"/>
    </style:style>
    <style:style style:name="P119" style:family="paragraph" style:parent-style-name="Option_20_Start">
      <style:text-properties officeooo:paragraph-rsid="0143ac7c"/>
    </style:style>
    <style:style style:name="P120" style:family="paragraph" style:parent-style-name="Option_20_Start">
      <style:text-properties officeooo:paragraph-rsid="015fdcf5"/>
    </style:style>
    <style:style style:name="P121" style:family="paragraph" style:parent-style-name="Option_20_Start">
      <style:text-properties officeooo:paragraph-rsid="01794786"/>
    </style:style>
    <style:style style:name="P122" style:family="paragraph" style:parent-style-name="Option_20_Start">
      <style:text-properties officeooo:paragraph-rsid="017a2b20"/>
    </style:style>
    <style:style style:name="P123" style:family="paragraph" style:parent-style-name="Option_20_Start">
      <style:text-properties officeooo:paragraph-rsid="0030f54a"/>
    </style:style>
    <style:style style:name="P124" style:family="paragraph" style:parent-style-name="Option_20_Start">
      <style:text-properties officeooo:paragraph-rsid="01a24b78"/>
    </style:style>
    <style:style style:name="P125" style:family="paragraph" style:parent-style-name="Table">
      <style:text-properties officeooo:paragraph-rsid="00618721"/>
    </style:style>
    <style:style style:name="P126" style:family="paragraph" style:parent-style-name="Table">
      <style:text-properties officeooo:paragraph-rsid="01794786"/>
    </style:style>
    <style:style style:name="P127" style:family="paragraph" style:parent-style-name="Source_20_code">
      <style:text-properties officeooo:rsid="006496a9" officeooo:paragraph-rsid="006496a9"/>
    </style:style>
    <style:style style:name="P128" style:family="paragraph" style:parent-style-name="Source_20_code">
      <style:text-properties officeooo:paragraph-rsid="00a3682d"/>
    </style:style>
    <style:style style:name="P129" style:family="paragraph" style:parent-style-name="Source_20_code">
      <style:text-properties officeooo:rsid="00a3682d" officeooo:paragraph-rsid="00a3682d"/>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paragraph-properties fo:text-align="start" style:justify-single-word="false"/>
      <style:text-properties officeooo:paragraph-rsid="018faf77"/>
    </style:style>
    <style:style style:name="P151" style:family="paragraph" style:parent-style-name="Text_20_Body_20_Start">
      <style:text-properties officeooo:paragraph-rsid="018faf77"/>
    </style:style>
    <style:style style:name="P152" style:family="paragraph" style:parent-style-name="Configuration">
      <style:text-properties officeooo:rsid="0115c280" officeooo:paragraph-rsid="0115c280"/>
    </style:style>
    <style:style style:name="P153" style:family="paragraph" style:parent-style-name="Configuration_20_title">
      <style:text-properties officeooo:rsid="0115c280" officeooo:paragraph-rsid="0115c280"/>
    </style:style>
    <style:style style:name="P154" style:family="paragraph" style:parent-style-name="Index">
      <style:text-properties officeooo:paragraph-rsid="0151ec83"/>
    </style:style>
    <style:style style:name="P155" style:family="paragraph" style:parent-style-name="Text_20_body_20_indent">
      <style:text-properties officeooo:paragraph-rsid="015fdcf5"/>
    </style:style>
    <style:style style:name="P156" style:family="paragraph" style:parent-style-name="Command">
      <style:text-properties officeooo:paragraph-rsid="015fdcf5"/>
    </style:style>
    <style:style style:name="P157" style:family="paragraph" style:parent-style-name="Illustration_20_Index_20_1">
      <style:paragraph-properties>
        <style:tab-stops>
          <style:tab-stop style:position="170mm" style:type="right" style:leader-style="dotted" style:leader-text="."/>
        </style:tab-stops>
      </style:paragraph-properties>
    </style:style>
    <style:style style:name="P158" style:family="paragraph" style:parent-style-name="Option">
      <style:paragraph-properties fo:margin-left="5.08mm" fo:margin-right="0mm" fo:text-indent="0mm" style:auto-text-indent="false"/>
      <style:text-properties officeooo:rsid="01611c4c" officeooo:paragraph-rsid="01611c4c"/>
    </style:style>
    <style:style style:name="P159" style:family="paragraph" style:parent-style-name="Table_20_index_20_1">
      <style:paragraph-properties>
        <style:tab-stops>
          <style:tab-stop style:position="170mm" style:type="right" style:leader-style="dotted" style:leader-text="."/>
        </style:tab-stops>
      </style:paragraph-properties>
    </style:style>
    <style:style style:name="P160" style:family="paragraph" style:parent-style-name="List_20_2_20_Cont.">
      <style:text-properties officeooo:rsid="01645644"/>
    </style:style>
    <style:style style:name="P161" style:family="paragraph" style:parent-style-name="Standard">
      <style:text-properties officeooo:paragraph-rsid="01794786"/>
    </style:style>
    <style:style style:name="P162" style:family="paragraph" style:parent-style-name="Table_20_Heading">
      <style:text-properties officeooo:paragraph-rsid="01794786"/>
    </style:style>
    <style:style style:name="P163" style:family="paragraph" style:parent-style-name="Contents_20_4">
      <style:paragraph-properties>
        <style:tab-stops>
          <style:tab-stop style:position="155.03mm" style:type="right" style:leader-style="dotted" style:leader-text="."/>
        </style:tab-stops>
      </style:paragraph-properties>
    </style:style>
    <style:style style:name="P164" style:family="paragraph" style:parent-style-name="Index_20_Separator">
      <style:paragraph-properties>
        <style:tab-stops/>
      </style:paragraph-properties>
    </style:style>
    <style:style style:name="P165" style:family="paragraph" style:parent-style-name="Contents_20_3">
      <style:paragraph-properties>
        <style:tab-stops>
          <style:tab-stop style:position="160.02mm" style:type="right" style:leader-style="dotted" style:leader-text="."/>
        </style:tab-stops>
      </style:paragraph-properties>
    </style:style>
    <style:style style:name="P166" style:family="paragraph" style:parent-style-name="Contents_20_2">
      <style:paragraph-properties>
        <style:tab-stops>
          <style:tab-stop style:position="165.01mm" style:type="right" style:leader-style="dotted" style:leader-text="."/>
        </style:tab-stops>
      </style:paragraph-properties>
    </style:style>
    <style:style style:name="P167" style:family="paragraph" style:parent-style-name="Contents_20_1">
      <style:paragraph-properties>
        <style:tab-stops>
          <style:tab-stop style:position="170mm" style:type="right" style:leader-style="dotted" style:leader-text="."/>
        </style:tab-stops>
      </style:paragraph-properties>
    </style:style>
    <style:style style:name="P168" style:family="paragraph" style:parent-style-name="Index_20_1">
      <style:paragraph-properties>
        <style:tab-stops>
          <style:tab-stop style:position="170mm" style:type="right" style:leader-style="dotted" style:leader-text="."/>
        </style:tab-stops>
      </style:paragraph-properties>
    </style:style>
    <style:style style:name="P169"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0" style:family="paragraph" style:parent-style-name="Standard" style:list-style-name="L9"/>
    <style:style style:name="P171" style:family="paragraph" style:parent-style-name="List" style:list-style-name="L8"/>
    <style:style style:name="P172" style:family="paragraph" style:parent-style-name="List" style:list-style-name="L8">
      <style:text-properties officeooo:paragraph-rsid="0167ceb5"/>
    </style:style>
    <style:style style:name="P173" style:family="paragraph" style:parent-style-name="List_20_1">
      <style:text-properties officeooo:rsid="006f49b8" officeooo:paragraph-rsid="006f49b8"/>
    </style:style>
    <style:style style:name="P174" style:family="paragraph" style:parent-style-name="List_20_1">
      <style:text-properties officeooo:rsid="0068dddf" officeooo:paragraph-rsid="0068dddf"/>
    </style:style>
    <style:style style:name="P175" style:family="paragraph" style:parent-style-name="List_20_1">
      <style:text-properties officeooo:rsid="014b500d" officeooo:paragraph-rsid="014b500d"/>
    </style:style>
    <style:style style:name="P176" style:family="paragraph" style:parent-style-name="List_20_1">
      <style:text-properties officeooo:rsid="008310a8" officeooo:paragraph-rsid="008310a8"/>
    </style:style>
    <style:style style:name="P177" style:family="paragraph" style:parent-style-name="List_20_1">
      <style:text-properties officeooo:rsid="016f549c" officeooo:paragraph-rsid="016f549c"/>
    </style:style>
    <style:style style:name="P178" style:family="paragraph" style:parent-style-name="List_20_1">
      <style:text-properties officeooo:rsid="0174f147" officeooo:paragraph-rsid="01771f7f"/>
    </style:style>
    <style:style style:name="P179" style:family="paragraph" style:parent-style-name="List_20_1">
      <style:text-properties officeooo:rsid="01747dce" officeooo:paragraph-rsid="01771f7f"/>
    </style:style>
    <style:style style:name="P180" style:family="paragraph" style:parent-style-name="List_20_1">
      <style:text-properties officeooo:rsid="0093db33"/>
    </style:style>
    <style:style style:name="P181" style:family="paragraph" style:parent-style-name="List_20_1">
      <style:text-properties officeooo:paragraph-rsid="004dfd2b"/>
    </style:style>
    <style:style style:name="P182" style:family="paragraph" style:parent-style-name="List_20_1" style:list-style-name="">
      <style:text-properties officeooo:rsid="012c3b8d"/>
    </style:style>
    <style:style style:name="P183" style:family="paragraph" style:parent-style-name="List_20_1">
      <style:text-properties officeooo:paragraph-rsid="00b02fc0"/>
    </style:style>
    <style:style style:name="P184" style:family="paragraph" style:parent-style-name="List_20_1">
      <style:text-properties officeooo:rsid="00b02fc0" officeooo:paragraph-rsid="00b02fc0"/>
    </style:style>
    <style:style style:name="P185" style:family="paragraph" style:parent-style-name="List_20_1">
      <style:text-properties fo:font-style="italic" officeooo:rsid="00b02fc0" officeooo:paragraph-rsid="00b02fc0" style:font-style-asian="italic" style:font-style-complex="italic"/>
    </style:style>
    <style:style style:name="P186" style:family="paragraph" style:parent-style-name="List_20_1">
      <style:text-properties officeooo:rsid="0038d579" officeooo:paragraph-rsid="0038d579"/>
    </style:style>
    <style:style style:name="P187" style:family="paragraph" style:parent-style-name="List_20_1">
      <style:text-properties officeooo:paragraph-rsid="0038d579"/>
    </style:style>
    <style:style style:name="P188" style:family="paragraph" style:parent-style-name="List_20_1">
      <style:text-properties officeooo:rsid="014be339" officeooo:paragraph-rsid="014be339"/>
    </style:style>
    <style:style style:name="P189" style:family="paragraph" style:parent-style-name="List_20_1">
      <style:text-properties officeooo:paragraph-rsid="0042e302"/>
    </style:style>
    <style:style style:name="P190" style:family="paragraph" style:parent-style-name="List_20_1">
      <style:text-properties officeooo:rsid="0042e302" officeooo:paragraph-rsid="0042e302"/>
    </style:style>
    <style:style style:name="P191" style:family="paragraph" style:parent-style-name="List_20_1">
      <style:text-properties officeooo:paragraph-rsid="004495ea"/>
    </style:style>
    <style:style style:name="P192" style:family="paragraph" style:parent-style-name="List_20_1">
      <style:text-properties officeooo:paragraph-rsid="0013ea2a"/>
    </style:style>
    <style:style style:name="P193" style:family="paragraph" style:parent-style-name="Option" style:list-style-name="L11"/>
    <style:style style:name="P194" style:family="paragraph" style:parent-style-name="List_20_1_20_Cont." style:list-style-name="L4"/>
    <style:style style:name="P195" style:family="paragraph" style:parent-style-name="List_20_1_20_Cont.">
      <style:paragraph-properties fo:margin-left="12.51mm" fo:margin-right="0mm" fo:text-indent="-4mm" style:auto-text-indent="false"/>
    </style:style>
    <style:style style:name="P196" style:family="paragraph" style:parent-style-name="Heading_20_1" style:list-style-name="">
      <style:paragraph-properties fo:text-align="justify" style:justify-single-word="false"/>
    </style:style>
    <style:style style:name="P197" style:family="paragraph" style:parent-style-name="Heading_20_1">
      <style:paragraph-properties fo:break-before="page"/>
    </style:style>
    <style:style style:name="P198" style:family="paragraph" style:parent-style-name="Text_20_body" style:list-style-name="L11"/>
    <style:style style:name="P199" style:family="paragraph" style:parent-style-name="Text_20_body" style:list-style-name="L11">
      <style:text-properties officeooo:paragraph-rsid="015fdcf5"/>
    </style:style>
    <style:style style:name="P200" style:family="paragraph" style:parent-style-name="Question">
      <style:text-properties officeooo:paragraph-rsid="018f2b3a"/>
    </style:style>
    <style:style style:name="P201" style:family="paragraph" style:parent-style-name="Question">
      <style:text-properties officeooo:paragraph-rsid="00a3938e"/>
    </style:style>
    <style:style style:name="P202" style:family="paragraph" style:parent-style-name="Question">
      <style:text-properties officeooo:paragraph-rsid="016e12c3"/>
    </style:style>
    <style:style style:name="P203" style:family="paragraph" style:parent-style-name="Question">
      <style:text-properties officeooo:rsid="0037af8d" officeooo:paragraph-rsid="0037af8d"/>
    </style:style>
    <style:style style:name="P204" style:family="paragraph" style:parent-style-name="Question">
      <style:text-properties officeooo:rsid="008db1e9" officeooo:paragraph-rsid="008db1e9"/>
    </style:style>
    <style:style style:name="P205" style:family="paragraph" style:parent-style-name="Question">
      <style:text-properties officeooo:rsid="015f59ce" officeooo:paragraph-rsid="015f59ce"/>
    </style:style>
    <style:style style:name="P206" style:family="paragraph" style:parent-style-name="List_20_1_20_End" style:list-style-name="L3"/>
    <style:style style:name="P207" style:family="paragraph" style:parent-style-name="List_20_1_20_End" style:list-style-name="L6">
      <style:text-properties officeooo:paragraph-rsid="00272990"/>
    </style:style>
    <style:style style:name="P208" style:family="paragraph" style:parent-style-name="List_20_1_20_End">
      <style:text-properties officeooo:paragraph-rsid="011d81b5"/>
    </style:style>
    <style:style style:name="P209" style:family="paragraph" style:parent-style-name="List_20_1_20_End">
      <style:text-properties officeooo:rsid="0038d579" officeooo:paragraph-rsid="0038d579"/>
    </style:style>
    <style:style style:name="P210" style:family="paragraph" style:parent-style-name="List_20_1_20_End">
      <style:text-properties officeooo:paragraph-rsid="0013ea2a"/>
    </style:style>
    <style:style style:name="P211" style:family="paragraph" style:parent-style-name="List_20_1_20_End">
      <style:text-properties officeooo:rsid="0013ea2a" officeooo:paragraph-rsid="0013ea2a"/>
    </style:style>
    <style:style style:name="P212" style:family="paragraph" style:parent-style-name="List_20_1_20_End" style:list-style-name="L12"/>
    <style:style style:name="P213" style:family="paragraph" style:parent-style-name="List_20_1_20_End" style:list-style-name="L13"/>
    <style:style style:name="P214" style:family="paragraph" style:parent-style-name="List_20_1_20_End">
      <style:paragraph-properties fo:margin-left="12.51mm" fo:margin-right="0mm" fo:text-indent="-4mm" style:auto-text-indent="false"/>
    </style:style>
    <style:style style:name="P215" style:family="paragraph" style:parent-style-name="Heading_20_4">
      <style:text-properties officeooo:rsid="003b244f" officeooo:paragraph-rsid="003b244f"/>
    </style:style>
    <style:style style:name="P216" style:family="paragraph" style:parent-style-name="Heading_20_4">
      <style:text-properties officeooo:rsid="003e8725" officeooo:paragraph-rsid="003e8725"/>
    </style:style>
    <style:style style:name="P217" style:family="paragraph" style:parent-style-name="Heading_20_4">
      <style:text-properties officeooo:rsid="00918711"/>
    </style:style>
    <style:style style:name="P218" style:family="paragraph" style:parent-style-name="Note_20_Cont." style:list-style-name="L10">
      <style:text-properties officeooo:paragraph-rsid="0122492a"/>
    </style:style>
    <style:style style:name="P219" style:family="paragraph" style:parent-style-name="Heading_20_3">
      <style:text-properties officeooo:paragraph-rsid="00918711"/>
    </style:style>
    <style:style style:name="P220" style:family="paragraph" style:parent-style-name="Heading_20_3">
      <style:text-properties style:font-style-asian="normal" style:font-style-complex="normal"/>
    </style:style>
    <style:style style:name="P221" style:family="paragraph" style:parent-style-name="Heading_20_3">
      <style:text-properties officeooo:rsid="009f61a1" officeooo:paragraph-rsid="009f61a1"/>
    </style:style>
    <style:style style:name="P222" style:family="paragraph" style:parent-style-name="Heading_20_3">
      <style:text-properties officeooo:paragraph-rsid="002706f7"/>
    </style:style>
    <style:style style:name="P223" style:family="paragraph" style:parent-style-name="Heading_20_3">
      <style:paragraph-properties fo:break-before="page"/>
    </style:style>
    <style:style style:name="P224" style:family="paragraph" style:parent-style-name="List_20_1_20_Start" style:list-style-name="L1"/>
    <style:style style:name="P225" style:family="paragraph" style:parent-style-name="List_20_1_20_Start" style:list-style-name="L1">
      <style:text-properties officeooo:rsid="01297aef" officeooo:paragraph-rsid="01297aef"/>
    </style:style>
    <style:style style:name="P226" style:family="paragraph" style:parent-style-name="List_20_1_20_Start" style:list-style-name="L2"/>
    <style:style style:name="P227" style:family="paragraph" style:parent-style-name="List_20_1_20_Start" style:list-style-name="L4"/>
    <style:style style:name="P228" style:family="paragraph" style:parent-style-name="List_20_1_20_Start" style:list-style-name="L5">
      <style:text-properties officeooo:paragraph-rsid="006f49b8"/>
    </style:style>
    <style:style style:name="P229" style:family="paragraph" style:parent-style-name="List_20_1_20_Start" style:list-style-name="L6"/>
    <style:style style:name="P230" style:family="paragraph" style:parent-style-name="List_20_1_20_Start" style:list-style-name="L7"/>
    <style:style style:name="P231" style:family="paragraph" style:parent-style-name="List_20_1_20_Start">
      <style:text-properties officeooo:paragraph-rsid="0013ea2a"/>
    </style:style>
    <style:style style:name="P232" style:family="paragraph" style:parent-style-name="List_20_1_20_Start">
      <style:text-properties officeooo:rsid="0013ea2a" officeooo:paragraph-rsid="0014b6e1"/>
    </style:style>
    <style:style style:name="P233" style:family="paragraph" style:parent-style-name="List_20_1_20_Start" style:list-style-name="L12"/>
    <style:style style:name="P234" style:family="paragraph" style:parent-style-name="List_20_1_20_Start" style:list-style-name="L13"/>
    <style:style style:name="P235" style:family="paragraph" style:parent-style-name="List_20_1_20_Start">
      <style:paragraph-properties fo:margin-left="12.51mm" fo:margin-right="0mm" fo:text-indent="-4.06mm" style:auto-text-indent="false"/>
    </style:style>
    <style:style style:name="P236" style:family="paragraph" style:parent-style-name="Heading_20_2">
      <style:text-properties officeooo:rsid="00868084" officeooo:paragraph-rsid="00868084"/>
    </style:style>
    <style:style style:name="P237" style:family="paragraph" style:parent-style-name="Heading_20_2">
      <style:text-properties officeooo:paragraph-rsid="00a9b12c"/>
    </style:style>
    <style:style style:name="P238" style:family="paragraph" style:parent-style-name="Heading_20_2" style:list-style-name="">
      <style:paragraph-properties fo:text-align="justify" style:justify-single-word="false"/>
    </style:style>
    <style:style style:name="P239" style:family="paragraph" style:parent-style-name="Heading_20_2">
      <style:text-properties officeooo:rsid="0032c6b2" officeooo:paragraph-rsid="0032c6b2"/>
    </style:style>
    <style:style style:name="P240"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7b79e"/>
    </style:style>
    <style:style style:name="T143" style:family="text">
      <style:text-properties officeooo:rsid="01188aa8"/>
    </style:style>
    <style:style style:name="T144" style:family="text">
      <style:text-properties officeooo:rsid="011cef7e"/>
    </style:style>
    <style:style style:name="T145" style:family="text">
      <style:text-properties officeooo:rsid="011d81b5"/>
    </style:style>
    <style:style style:name="T146" style:family="text">
      <style:text-properties officeooo:rsid="011ea8d3"/>
    </style:style>
    <style:style style:name="T147" style:family="text">
      <style:text-properties officeooo:rsid="011eac36"/>
    </style:style>
    <style:style style:name="T148" style:family="text">
      <style:text-properties officeooo:rsid="0120140f"/>
    </style:style>
    <style:style style:name="T149" style:family="text">
      <style:text-properties officeooo:rsid="0120a8e1"/>
    </style:style>
    <style:style style:name="T150" style:family="text">
      <style:text-properties officeooo:rsid="0122492a"/>
    </style:style>
    <style:style style:name="T151" style:family="text">
      <style:text-properties fo:color="#ff0000" style:font-name="Numberpile1"/>
    </style:style>
    <style:style style:name="T152" style:family="text">
      <style:text-properties fo:color="#ff0000" style:font-name="Numberpile1" officeooo:rsid="003c91ca"/>
    </style:style>
    <style:style style:name="T153" style:family="text">
      <style:text-properties fo:color="#ff0000" style:font-name="Numberpile1" officeooo:rsid="01271ea5"/>
    </style:style>
    <style:style style:name="T154" style:family="text">
      <style:text-properties fo:color="#ff0000" style:font-name="Numberpile1" officeooo:rsid="00935ac3"/>
    </style:style>
    <style:style style:name="T155" style:family="text">
      <style:text-properties fo:color="#ff0000" style:font-name="Numberpile1" officeooo:rsid="002db773"/>
    </style:style>
    <style:style style:name="T156" style:family="text">
      <style:text-properties fo:color="#ff0000" style:font-name="Numberpile1" officeooo:rsid="012f9ff9"/>
    </style:style>
    <style:style style:name="T157" style:family="text">
      <style:text-properties fo:color="#ff0000" style:font-name="Numberpile1" officeooo:rsid="0042e302"/>
    </style:style>
    <style:style style:name="T158" style:family="text">
      <style:text-properties fo:color="#ff0000" style:font-name="Numberpile1" officeooo:rsid="0130bcde"/>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officeooo:rsid="01297aef"/>
    </style:style>
    <style:style style:name="T164" style:family="text">
      <style:text-properties officeooo:rsid="01297cf5"/>
    </style:style>
    <style:style style:name="T165" style:family="text">
      <style:text-properties officeooo:rsid="0129e483"/>
    </style:style>
    <style:style style:name="T166" style:family="text">
      <style:text-properties officeooo:rsid="012a523a"/>
    </style:style>
    <style:style style:name="T167" style:family="text">
      <style:text-properties officeooo:rsid="012a9ba9"/>
    </style:style>
    <style:style style:name="T168" style:family="text">
      <style:text-properties officeooo:rsid="012c3b8d"/>
    </style:style>
    <style:style style:name="T169" style:family="text">
      <style:text-properties officeooo:rsid="012ddbb8"/>
    </style:style>
    <style:style style:name="T170" style:family="text">
      <style:text-properties officeooo:rsid="012f9ff9"/>
    </style:style>
    <style:style style:name="T171" style:family="text">
      <style:text-properties officeooo:rsid="0130bcde"/>
    </style:style>
    <style:style style:name="T172" style:family="text">
      <style:text-properties officeooo:rsid="01329c1e"/>
    </style:style>
    <style:style style:name="T173" style:family="text">
      <style:text-properties officeooo:rsid="01339125"/>
    </style:style>
    <style:style style:name="T174" style:family="text">
      <style:text-properties officeooo:rsid="01341591"/>
    </style:style>
    <style:style style:name="T175" style:family="text">
      <style:text-properties officeooo:rsid="013bc90c"/>
    </style:style>
    <style:style style:name="T176" style:family="text">
      <style:text-properties officeooo:rsid="013cb2b6"/>
    </style:style>
    <style:style style:name="T177" style:family="text">
      <style:text-properties officeooo:rsid="013ee393"/>
    </style:style>
    <style:style style:name="T178" style:family="text">
      <style:text-properties officeooo:rsid="0140d256"/>
    </style:style>
    <style:style style:name="T179" style:family="text">
      <style:text-properties officeooo:rsid="0142000b"/>
    </style:style>
    <style:style style:name="T180" style:family="text">
      <style:text-properties officeooo:rsid="0142433d"/>
    </style:style>
    <style:style style:name="T181" style:family="text">
      <style:text-properties officeooo:rsid="0142dcca"/>
    </style:style>
    <style:style style:name="T182" style:family="text">
      <style:text-properties officeooo:rsid="01431fbb"/>
    </style:style>
    <style:style style:name="T183" style:family="text">
      <style:text-properties officeooo:rsid="0143ac7c"/>
    </style:style>
    <style:style style:name="T184" style:family="text">
      <style:text-properties officeooo:rsid="014b500d"/>
    </style:style>
    <style:style style:name="T185" style:family="text">
      <style:text-properties officeooo:rsid="014be339"/>
    </style:style>
    <style:style style:name="T186" style:family="text">
      <style:text-properties officeooo:rsid="014e4b46"/>
    </style:style>
    <style:style style:name="T187" style:family="text">
      <style:text-properties officeooo:rsid="01506c75"/>
    </style:style>
    <style:style style:name="T188" style:family="text">
      <style:text-properties officeooo:rsid="0150a478"/>
    </style:style>
    <style:style style:name="T189" style:family="text">
      <style:text-properties officeooo:rsid="0151ec83"/>
    </style:style>
    <style:style style:name="T190" style:family="text">
      <style:text-properties officeooo:rsid="01531118"/>
    </style:style>
    <style:style style:name="T191" style:family="text">
      <style:text-properties officeooo:rsid="01540e63"/>
    </style:style>
    <style:style style:name="T192" style:family="text">
      <style:text-properties officeooo:rsid="015786be"/>
    </style:style>
    <style:style style:name="T193" style:family="text">
      <style:text-properties officeooo:rsid="015cb716"/>
    </style:style>
    <style:style style:name="T194" style:family="text">
      <style:text-properties officeooo:rsid="015f59ce"/>
    </style:style>
    <style:style style:name="T195" style:family="text">
      <style:text-properties officeooo:rsid="015fdcf5"/>
    </style:style>
    <style:style style:name="T196" style:family="text">
      <style:text-properties officeooo:rsid="0163d848"/>
    </style:style>
    <style:style style:name="T197" style:family="text">
      <style:text-properties officeooo:rsid="01645644"/>
    </style:style>
    <style:style style:name="T198" style:family="text">
      <style:text-properties officeooo:rsid="01653a49"/>
    </style:style>
    <style:style style:name="T199" style:family="text">
      <style:text-properties officeooo:rsid="0167ceb5"/>
    </style:style>
    <style:style style:name="T200" style:family="text">
      <style:text-properties officeooo:rsid="0168e78f"/>
    </style:style>
    <style:style style:name="T201" style:family="text">
      <style:text-properties officeooo:rsid="016b90ae"/>
    </style:style>
    <style:style style:name="T202" style:family="text">
      <style:text-properties officeooo:rsid="016f549c"/>
    </style:style>
    <style:style style:name="T203" style:family="text">
      <style:text-properties officeooo:rsid="016fa61c"/>
    </style:style>
    <style:style style:name="T204" style:family="text">
      <style:text-properties officeooo:rsid="0171394d"/>
    </style:style>
    <style:style style:name="T205" style:family="text">
      <style:text-properties officeooo:rsid="015fb100"/>
    </style:style>
    <style:style style:name="T206" style:family="text">
      <style:text-properties officeooo:rsid="01621bd9"/>
    </style:style>
    <style:style style:name="T207" style:family="text">
      <style:text-properties officeooo:rsid="017a2b20"/>
    </style:style>
    <style:style style:name="T208" style:family="text">
      <style:text-properties officeooo:rsid="017bedcc"/>
    </style:style>
    <style:style style:name="T209" style:family="text">
      <style:text-properties officeooo:rsid="017dda92"/>
    </style:style>
    <style:style style:name="T210" style:family="text">
      <style:text-properties officeooo:rsid="01803375"/>
    </style:style>
    <style:style style:name="T211" style:family="text">
      <style:text-properties officeooo:rsid="01822176"/>
    </style:style>
    <style:style style:name="T212" style:family="text">
      <style:text-properties style:text-underline-style="none" officeooo:rsid="0183d4c5" style:font-style-asian="normal" style:font-style-complex="normal"/>
    </style:style>
    <style:style style:name="T213" style:family="text">
      <style:text-properties officeooo:rsid="0185958e"/>
    </style:style>
    <style:style style:name="T214" style:family="text">
      <style:text-properties officeooo:rsid="01868f8e"/>
    </style:style>
    <style:style style:name="T215" style:family="text">
      <style:text-properties fo:color="#000000" fo:background-color="#ffffff" loext:char-shading-value="0"/>
    </style:style>
    <style:style style:name="T216" style:family="text">
      <style:text-properties fo:color="#000000" style:font-name="monospace" fo:background-color="#ffffff" loext:char-shading-value="0"/>
    </style:style>
    <style:style style:name="T217" style:family="text">
      <style:text-properties fo:color="#000000" style:font-name="Monospace" fo:background-color="#ffffff" loext:char-shading-value="0"/>
    </style:style>
    <style:style style:name="T218" style:family="text">
      <style:text-properties style:font-name="Monospace"/>
    </style:style>
    <style:style style:name="T219" style:family="text">
      <style:text-properties style:font-name="Monospace" officeooo:rsid="01882cde"/>
    </style:style>
    <style:style style:name="T220" style:family="text">
      <style:text-properties officeooo:rsid="018b0fe1"/>
    </style:style>
    <style:style style:name="T221" style:family="text">
      <style:text-properties officeooo:rsid="018c39c9"/>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69"/>
      <text:p text:style-name="P2"/>
      <text:p text:style-name="P2"/>
      <text:p text:style-name="P2"/>
      <text:p text:style-name="P2"/>
      <text:p text:style-name="P2"/>
      <text:p text:style-name="P2"/>
      <text:p text:style-name="P2">BAR – Backup ARchiver</text:p>
      <text:p text:style-name="P3">Version 0.2<text:span text:style-name="T202">2</text:span></text:p>
      <text:p text:style-name="P4">© 2007-20<text:span text:style-name="T149">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167"><text:a xlink:type="simple" xlink:href="#__RefHeading__31345316" text:style-name="Index_20_Link" text:visited-style-name="Index_20_Link">Overview<text:tab/>5</text:a></text:p>
          <text:p text:style-name="P166"><text:a xlink:type="simple" xlink:href="#__RefHeading__16232_1510295094" text:style-name="Index_20_Link" text:visited-style-name="Index_20_Link">Features<text:tab/>5</text:a></text:p>
          <text:p text:style-name="P166"><text:a xlink:type="simple" xlink:href="#__RefHeading__16234_1510295094" text:style-name="Index_20_Link" text:visited-style-name="Index_20_Link">Requirements<text:tab/>5</text:a></text:p>
          <text:p text:style-name="P166"><text:a xlink:type="simple" xlink:href="#__RefHeading__16236_1510295094" text:style-name="Index_20_Link" text:visited-style-name="Index_20_Link">Supported entry types<text:tab/>7</text:a></text:p>
          <text:p text:style-name="P167"><text:a xlink:type="simple" xlink:href="#__RefHeading__16238_1510295094" text:style-name="Index_20_Link" text:visited-style-name="Index_20_Link">Installation<text:tab/>7</text:a></text:p>
          <text:p text:style-name="P166"><text:a xlink:type="simple" xlink:href="#__RefHeading__16240_1510295094" text:style-name="Index_20_Link" text:visited-style-name="Index_20_Link">Packages<text:tab/>7</text:a></text:p>
          <text:p text:style-name="P166"><text:a xlink:type="simple" xlink:href="#__RefHeading__31496503" text:style-name="Index_20_Link" text:visited-style-name="Index_20_Link">Network connection key files<text:tab/>7</text:a></text:p>
          <text:p text:style-name="P167"><text:a xlink:type="simple" xlink:href="#__RefHeading__16242_1510295094" text:style-name="Index_20_Link" text:visited-style-name="Index_20_Link">Usage<text:tab/>8</text:a></text:p>
          <text:p text:style-name="P166"><text:a xlink:type="simple" xlink:href="#__RefHeading__16244_1510295094" text:style-name="Index_20_Link" text:visited-style-name="Index_20_Link">Creating archives<text:tab/>9</text:a></text:p>
          <text:p text:style-name="P165"><text:a xlink:type="simple" xlink:href="#__RefHeading__16246_1510295094" text:style-name="Index_20_Link" text:visited-style-name="Index_20_Link">File archives<text:tab/>9</text:a></text:p>
          <text:p text:style-name="P165"><text:a xlink:type="simple" xlink:href="#__RefHeading__16248_1510295094" text:style-name="Index_20_Link" text:visited-style-name="Index_20_Link">Image archives<text:tab/>10</text:a></text:p>
          <text:p text:style-name="P166"><text:a xlink:type="simple" xlink:href="#__RefHeading__16250_1510295094" text:style-name="Index_20_Link" text:visited-style-name="Index_20_Link">List archives and directory content<text:tab/>10</text:a></text:p>
          <text:p text:style-name="P166"><text:a xlink:type="simple" xlink:href="#__RefHeading__16252_1510295094" text:style-name="Index_20_Link" text:visited-style-name="Index_20_Link">Test archives<text:tab/>11</text:a></text:p>
          <text:p text:style-name="P166"><text:a xlink:type="simple" xlink:href="#__RefHeading__16254_1510295094" text:style-name="Index_20_Link" text:visited-style-name="Index_20_Link">Compare archives<text:tab/>11</text:a></text:p>
          <text:p text:style-name="P166"><text:a xlink:type="simple" xlink:href="#__RefHeading__16256_1510295094" text:style-name="Index_20_Link" text:visited-style-name="Index_20_Link">Extract archives<text:tab/>12</text:a></text:p>
          <text:p text:style-name="P166"><text:a xlink:type="simple" xlink:href="#__RefHeading__12718_1965121651" text:style-name="Index_20_Link" text:visited-style-name="Index_20_Link">Convert archives<text:tab/>12</text:a></text:p>
          <text:p text:style-name="P166"><text:a xlink:type="simple" xlink:href="#__RefHeading__16258_1510295094" text:style-name="Index_20_Link" text:visited-style-name="Index_20_Link">Incremental/Differential archives<text:tab/>13</text:a></text:p>
          <text:p text:style-name="P166"><text:a xlink:type="simple" xlink:href="#__RefHeading__16260_1510295094" text:style-name="Index_20_Link" text:visited-style-name="Index_20_Link">Compress archives<text:tab/>14</text:a></text:p>
          <text:p text:style-name="P166"><text:a xlink:type="simple" xlink:href="#__RefHeading__16262_1510295094" text:style-name="Index_20_Link" text:visited-style-name="Index_20_Link">Encrypt archives<text:tab/>15</text:a></text:p>
          <text:p text:style-name="P165"><text:a xlink:type="simple" xlink:href="#__RefHeading__16264_1510295094" text:style-name="Index_20_Link" text:visited-style-name="Index_20_Link">Asymmetric encryption<text:tab/>16</text:a></text:p>
          <text:p text:style-name="P166"><text:a xlink:type="simple" xlink:href="#__RefHeading__29676110" text:style-name="Index_20_Link" text:visited-style-name="Index_20_Link">Split archives<text:tab/>17</text:a></text:p>
          <text:p text:style-name="P166"><text:a xlink:type="simple" xlink:href="#__RefHeading__16266_1510295094" text:style-name="Index_20_Link" text:visited-style-name="Index_20_Link">Store archives<text:tab/>17</text:a></text:p>
          <text:p text:style-name="P165"><text:a xlink:type="simple" xlink:href="#__RefHeading__31224310" text:style-name="Index_20_Link" text:visited-style-name="Index_20_Link">File system<text:tab/>17</text:a></text:p>
          <text:p text:style-name="P165"><text:a xlink:type="simple" xlink:href="#__RefHeading__33452803" text:style-name="Index_20_Link" text:visited-style-name="Index_20_Link">Remote server (FTP/SCP/SFTP/WebDAV/WebDAVS)<text:tab/>18</text:a></text:p>
          <text:p text:style-name="P165"><text:a xlink:type="simple" xlink:href="#__RefHeading__16268_1510295094" text:style-name="Index_20_Link" text:visited-style-name="Index_20_Link">CD/DVD/BD<text:tab/>18</text:a></text:p>
          <text:p text:style-name="P165"><text:a xlink:type="simple" xlink:href="#__RefHeading__33455003" text:style-name="Index_20_Link" text:visited-style-name="Index_20_Link">Device<text:tab/>20</text:a></text:p>
          <text:p text:style-name="P167"><text:a xlink:type="simple" xlink:href="#__RefHeading__29694130" text:style-name="Index_20_Link" text:visited-style-name="Index_20_Link">Server<text:tab/>20</text:a></text:p>
          <text:p text:style-name="P166"><text:a xlink:type="simple" xlink:href="#__RefHeading__16270_1510295094" text:style-name="Index_20_Link" text:visited-style-name="Index_20_Link">Daemon<text:tab/>20</text:a></text:p>
          <text:p text:style-name="P165"><text:a xlink:type="simple" xlink:href="#__RefHeading__7119_1531997487" text:style-name="Index_20_Link" text:visited-style-name="Index_20_Link">Ports<text:tab/>20</text:a></text:p>
          <text:p text:style-name="P165"><text:a xlink:type="simple" xlink:href="#__RefHeading__6783_1531997487" text:style-name="Index_20_Link" text:visited-style-name="Index_20_Link">Firewall<text:tab/>21</text:a></text:p>
          <text:p text:style-name="P166"><text:a xlink:type="simple" xlink:href="#__RefHeading__12406_1972768539" text:style-name="Index_20_Link" text:visited-style-name="Index_20_Link">Master and Slave<text:tab/>21</text:a></text:p>
          <text:p text:style-name="P166"><text:a xlink:type="simple" xlink:href="#__RefHeading__16272_1510295094" text:style-name="Index_20_Link" text:visited-style-name="Index_20_Link">Database<text:tab/>22</text:a></text:p>
          <text:p text:style-name="P165"><text:a xlink:type="simple" xlink:href="#__RefHeading__8614_961238848" text:style-name="Index_20_Link" text:visited-style-name="Index_20_Link">bar-index<text:tab/>23</text:a></text:p>
          <text:p text:style-name="P166"><text:a xlink:type="simple" xlink:href="#__RefHeading__30626103" text:style-name="Index_20_Link" text:visited-style-name="Index_20_Link">Graphical front end<text:tab/>25</text:a></text:p>
          <text:p text:style-name="P165"><text:a xlink:type="simple" xlink:href="#__RefHeading__16274_1510295094" text:style-name="Index_20_Link" text:visited-style-name="Index_20_Link">Status tab<text:tab/>26</text:a></text:p>
          <text:p text:style-name="P165"><text:a xlink:type="simple" xlink:href="#__RefHeading__16276_1510295094" text:style-name="Index_20_Link" text:visited-style-name="Index_20_Link">Jobs tab<text:tab/>27</text:a></text:p>
          <text:p text:style-name="P163"><text:a xlink:type="simple" xlink:href="#__RefHeading__16278_1510295094" text:style-name="Index_20_Link" text:visited-style-name="Index_20_Link">Entries<text:tab/>27</text:a></text:p>
          <text:p text:style-name="P163"><text:a xlink:type="simple" xlink:href="#__RefHeading__16280_1510295094" text:style-name="Index_20_Link" text:visited-style-name="Index_20_Link">Images<text:tab/>28</text:a></text:p>
          <text:p text:style-name="P163"><text:a xlink:type="simple" xlink:href="#__RefHeading__16282_1510295094" text:style-name="Index_20_Link" text:visited-style-name="Index_20_Link">Filters &amp; Mounts<text:tab/>29</text:a></text:p>
          <text:p text:style-name="P163"><text:a xlink:type="simple" xlink:href="#__RefHeading__30546110" text:style-name="Index_20_Link" text:visited-style-name="Index_20_Link">Storage<text:tab/>30</text:a></text:p>
          <text:p text:style-name="P163"><text:a xlink:type="simple" xlink:href="#__RefHeading__14185_608817561" text:style-name="Index_20_Link" text:visited-style-name="Index_20_Link">Scripts<text:tab/>31</text:a></text:p>
          <text:p text:style-name="P163"><text:a xlink:type="simple" xlink:href="#__RefHeading__16284_1510295094" text:style-name="Index_20_Link" text:visited-style-name="Index_20_Link">Schedule<text:tab/>32</text:a></text:p>
          <text:p text:style-name="P163"><text:a xlink:type="simple" xlink:href="#__RefHeading__16286_1510295094" text:style-name="Index_20_Link" text:visited-style-name="Index_20_Link">Persistence<text:tab/>33</text:a></text:p>
          <text:p text:style-name="P163"><text:a xlink:type="simple" xlink:href="#__RefHeading__12408_1972768539" text:style-name="Index_20_Link" text:visited-style-name="Index_20_Link">Comment<text:tab/>34</text:a></text:p>
          <text:p text:style-name="P165"><text:a xlink:type="simple" xlink:href="#__RefHeading__12410_1972768539" text:style-name="Index_20_Link" text:visited-style-name="Index_20_Link">Restore tab<text:tab/>34</text:a></text:p>
          <text:p text:style-name="P165"><text:a xlink:type="simple" xlink:href="#__RefHeading__12251_695893263" text:style-name="Index_20_Link" text:visited-style-name="Index_20_Link">Server settings<text:tab/>37</text:a></text:p>
          <text:p text:style-name="P163"><text:a xlink:type="simple" xlink:href="#__RefHeading__12253_695893263" text:style-name="Index_20_Link" text:visited-style-name="Index_20_Link">General<text:tab/>37</text:a></text:p>
          <text:p text:style-name="P163"><text:a xlink:type="simple" xlink:href="#__RefHeading__12255_695893263" text:style-name="Index_20_Link" text:visited-style-name="Index_20_Link">Servers<text:tab/>38</text:a></text:p>
          <text:p text:style-name="P163"><text:a xlink:type="simple" xlink:href="#__RefHeading__12257_695893263" text:style-name="Index_20_Link" text:visited-style-name="Index_20_Link">Commands<text:tab/>39</text:a></text:p>
          <text:p text:style-name="P163"><text:soft-page-break/><text:a xlink:type="simple" xlink:href="#__RefHeading__12259_695893263" text:style-name="Index_20_Link" text:visited-style-name="Index_20_Link">Verbosity &amp; Log<text:tab/>39</text:a></text:p>
          <text:p text:style-name="P167"><text:a xlink:type="simple" xlink:href="#__RefHeading__16288_1510295094" text:style-name="Index_20_Link" text:visited-style-name="Index_20_Link">Use cases<text:tab/>40</text:a></text:p>
          <text:p text:style-name="P166"><text:a xlink:type="simple" xlink:href="#__RefHeading__15954_1674148630" text:style-name="Index_20_Link" text:visited-style-name="Index_20_Link">a) <text:s/>Normal backup<text:tab/>40</text:a></text:p>
          <text:p text:style-name="P166"><text:a xlink:type="simple" xlink:href="#__RefHeading__15956_1674148630" text:style-name="Index_20_Link" text:visited-style-name="Index_20_Link">b) <text:s/>Full daily backup with time schedule<text:tab/>41</text:a></text:p>
          <text:p text:style-name="P166"><text:a xlink:type="simple" xlink:href="#__RefHeading__15958_1674148630" text:style-name="Index_20_Link" text:visited-style-name="Index_20_Link">c) <text:s/>Full weekly backup with time schedule and daily incremental backup<text:tab/>41</text:a></text:p>
          <text:p text:style-name="P166"><text:a xlink:type="simple" xlink:href="#__RefHeading__15960_1674148630" text:style-name="Index_20_Link" text:visited-style-name="Index_20_Link">d) <text:s/>Full weekly backup with daily incremental and continuous backup<text:tab/>41</text:a></text:p>
          <text:p text:style-name="P166"><text:a xlink:type="simple" xlink:href="#__RefHeading__15962_1674148630" text:style-name="Index_20_Link" text:visited-style-name="Index_20_Link">e) <text:s/>Restore single file or directory<text:tab/>42</text:a></text:p>
          <text:p text:style-name="P166"><text:a xlink:type="simple" xlink:href="#__RefHeading__15964_1674148630" text:style-name="Index_20_Link" text:visited-style-name="Index_20_Link">f) <text:s/>Restore full backup<text:tab/>42</text:a></text:p>
          <text:p text:style-name="P167"><text:a xlink:type="simple" xlink:href="#__RefHeading__15744_1674148630" text:style-name="Index_20_Link" text:visited-style-name="Index_20_Link">Appendix<text:tab/>43</text:a></text:p>
          <text:p text:style-name="P166"><text:a xlink:type="simple" xlink:href="#__RefHeading__8616_961238848" text:style-name="Index_20_Link" text:visited-style-name="Index_20_Link">Tools<text:tab/>43</text:a></text:p>
          <text:p text:style-name="P166"><text:a xlink:type="simple" xlink:href="#__RefHeading___Toc15493_2443726824" text:style-name="Index_20_Link" text:visited-style-name="Index_20_Link">Setup external databases<text:tab/>43</text:a></text:p>
          <text:p text:style-name="P165"><text:a xlink:type="simple" xlink:href="#__RefHeading___Toc15495_2443726824" text:style-name="Index_20_Link" text:visited-style-name="Index_20_Link">MariaDB<text:tab/>43</text:a></text:p>
          <text:p text:style-name="P165"><text:a xlink:type="simple" xlink:href="#__RefHeading___Toc15497_2443726824" text:style-name="Index_20_Link" text:visited-style-name="Index_20_Link">PostgreSQL<text:tab/>43</text:a></text:p>
          <text:p text:style-name="P166"><text:a xlink:type="simple" xlink:href="#__RefHeading__30604910" text:style-name="Index_20_Link" text:visited-style-name="Index_20_Link">Archive file name macros<text:tab/>43</text:a></text:p>
          <text:p text:style-name="P166"><text:a xlink:type="simple" xlink:href="#__RefHeading__27593402" text:style-name="Index_20_Link" text:visited-style-name="Index_20_Link">BAR command line options summary<text:tab/>45</text:a></text:p>
          <text:p text:style-name="P165"><text:a xlink:type="simple" xlink:href="#__RefHeading__16290_1510295094" text:style-name="Index_20_Link" text:visited-style-name="Index_20_Link">Basic options<text:tab/>45</text:a></text:p>
          <text:p text:style-name="P165"><text:a xlink:type="simple" xlink:href="#__RefHeading__16292_1510295094" text:style-name="Index_20_Link" text:visited-style-name="Index_20_Link">Include/Exclude files<text:tab/>47</text:a></text:p>
          <text:p text:style-name="P165"><text:a xlink:type="simple" xlink:href="#__RefHeading__16294_1510295094" text:style-name="Index_20_Link" text:visited-style-name="Index_20_Link">Incremental/Differential archives<text:tab/>48</text:a></text:p>
          <text:p text:style-name="P165"><text:a xlink:type="simple" xlink:href="#__RefHeading__16296_1510295094" text:style-name="Index_20_Link" text:visited-style-name="Index_20_Link">Compression<text:tab/>49</text:a></text:p>
          <text:p text:style-name="P165"><text:a xlink:type="simple" xlink:href="#__RefHeading__16298_1510295094" text:style-name="Index_20_Link" text:visited-style-name="Index_20_Link">Encryption<text:tab/>52</text:a></text:p>
          <text:p text:style-name="P165"><text:a xlink:type="simple" xlink:href="#__RefHeading__12412_1972768539" text:style-name="Index_20_Link" text:visited-style-name="Index_20_Link">Signatures<text:tab/>54</text:a></text:p>
          <text:p text:style-name="P165"><text:a xlink:type="simple" xlink:href="#__RefHeading__29665410" text:style-name="Index_20_Link" text:visited-style-name="Index_20_Link">Splitting<text:tab/>54</text:a></text:p>
          <text:p text:style-name="P165"><text:a xlink:type="simple" xlink:href="#__RefHeading__31202610" text:style-name="Index_20_Link" text:visited-style-name="Index_20_Link">Storage<text:tab/>55</text:a></text:p>
          <text:p text:style-name="P163"><text:a xlink:type="simple" xlink:href="#__RefHeading__16300_1510295094" text:style-name="Index_20_Link" text:visited-style-name="Index_20_Link">File<text:tab/>55</text:a></text:p>
          <text:p text:style-name="P163"><text:a xlink:type="simple" xlink:href="#__RefHeading__33495803" text:style-name="Index_20_Link" text:visited-style-name="Index_20_Link">FTP<text:tab/>55</text:a></text:p>
          <text:p text:style-name="P163"><text:a xlink:type="simple" xlink:href="#__RefHeading__33496803" text:style-name="Index_20_Link" text:visited-style-name="Index_20_Link">SSH<text:tab/>55</text:a></text:p>
          <text:p text:style-name="P163"><text:a xlink:type="simple" xlink:href="#__RefHeading__16302_1510295094" text:style-name="Index_20_Link" text:visited-style-name="Index_20_Link">SCP<text:tab/>56</text:a></text:p>
          <text:p text:style-name="P163"><text:a xlink:type="simple" xlink:href="#__RefHeading__16304_1510295094" text:style-name="Index_20_Link" text:visited-style-name="Index_20_Link">SFTP<text:tab/>56</text:a></text:p>
          <text:p text:style-name="P163"><text:a xlink:type="simple" xlink:href="#__RefHeading__7767_909302912" text:style-name="Index_20_Link" text:visited-style-name="Index_20_Link">WebDAV/WebDAVS<text:tab/>56</text:a></text:p>
          <text:p text:style-name="P163"><text:a xlink:type="simple" xlink:href="#__RefHeading__16306_1510295094" text:style-name="Index_20_Link" text:visited-style-name="Index_20_Link">CD/DVD/BD<text:tab/>57</text:a></text:p>
          <text:p text:style-name="P163"><text:a xlink:type="simple" xlink:href="#__RefHeading__33501503" text:style-name="Index_20_Link" text:visited-style-name="Index_20_Link">Device<text:tab/>59</text:a></text:p>
          <text:p text:style-name="P165"><text:a xlink:type="simple" xlink:href="#__RefHeading__16308_1510295094" text:style-name="Index_20_Link" text:visited-style-name="Index_20_Link">Restore<text:tab/>60</text:a></text:p>
          <text:p text:style-name="P165"><text:a xlink:type="simple" xlink:href="#__RefHeading__16310_1510295094" text:style-name="Index_20_Link" text:visited-style-name="Index_20_Link">Server<text:tab/>61</text:a></text:p>
          <text:p text:style-name="P165"><text:a xlink:type="simple" xlink:href="#__RefHeading__13949_1679799926" text:style-name="Index_20_Link" text:visited-style-name="Index_20_Link">Index database<text:tab/>63</text:a></text:p>
          <text:p text:style-name="P165"><text:a xlink:type="simple" xlink:href="#__RefHeading__10437_873480820" text:style-name="Index_20_Link" text:visited-style-name="Index_20_Link">Continuous database<text:tab/>64</text:a></text:p>
          <text:p text:style-name="P165"><text:a xlink:type="simple" xlink:href="#__RefHeading__13951_1679799926" text:style-name="Index_20_Link" text:visited-style-name="Index_20_Link">Logging<text:tab/>64</text:a></text:p>
          <text:p text:style-name="P165"><text:a xlink:type="simple" xlink:href="#__RefHeading__16312_1510295094" text:style-name="Index_20_Link" text:visited-style-name="Index_20_Link">Miscellaneous<text:tab/>65</text:a></text:p>
          <text:p text:style-name="P166"><text:a xlink:type="simple" xlink:href="#__RefHeading__16314_1510295094" text:style-name="Index_20_Link" text:visited-style-name="Index_20_Link">BAR configuration and job files<text:tab/>70</text:a></text:p>
          <text:p text:style-name="P165"><text:a xlink:type="simple" xlink:href="#__RefHeading__16316_1510295094" text:style-name="Index_20_Link" text:visited-style-name="Index_20_Link">Additional configuration entries<text:tab/>71</text:a></text:p>
          <text:p text:style-name="P165"><text:a xlink:type="simple" xlink:href="#__RefHeading__16318_1510295094" text:style-name="Index_20_Link" text:visited-style-name="Index_20_Link">Block configuration entries<text:tab/>72</text:a></text:p>
          <text:p text:style-name="P163"><text:a xlink:type="simple" xlink:href="#__RefHeading__14674_1674148630" text:style-name="Index_20_Link" text:visited-style-name="Index_20_Link">File server<text:tab/>72</text:a></text:p>
          <text:p text:style-name="P163"><text:a xlink:type="simple" xlink:href="#__RefHeading__16320_1510295094" text:style-name="Index_20_Link" text:visited-style-name="Index_20_Link">FTP server<text:tab/>72</text:a></text:p>
          <text:p text:style-name="P163"><text:a xlink:type="simple" xlink:href="#__RefHeading__16322_1510295094" text:style-name="Index_20_Link" text:visited-style-name="Index_20_Link">SSH/SCP/SFTP server<text:tab/>73</text:a></text:p>
          <text:p text:style-name="P163"><text:a xlink:type="simple" xlink:href="#__RefHeading__9029_1272517093" text:style-name="Index_20_Link" text:visited-style-name="Index_20_Link">WebDAV/WebDAVS server<text:tab/>73</text:a></text:p>
          <text:p text:style-name="P163"><text:a xlink:type="simple" xlink:href="#__RefHeading__9031_1272517093" text:style-name="Index_20_Link" text:visited-style-name="Index_20_Link">Device<text:tab/>73</text:a></text:p>
          <text:p text:style-name="P163"><text:a xlink:type="simple" xlink:href="#__RefHeading__9033_1272517093" text:style-name="Index_20_Link" text:visited-style-name="Index_20_Link">Schedule<text:tab/>74</text:a></text:p>
          <text:p text:style-name="P163"><text:a xlink:type="simple" xlink:href="#__RefHeading___Toc220184_3155296967" text:style-name="Index_20_Link" text:visited-style-name="Index_20_Link">Persistence<text:tab/>74</text:a></text:p>
          <text:p text:style-name="P163"><text:a xlink:type="simple" xlink:href="#__RefHeading___Toc12265_1256220904" text:style-name="Index_20_Link" text:visited-style-name="Index_20_Link">Maintenance<text:tab/>74</text:a></text:p>
          <text:p text:style-name="P165"><text:a xlink:type="simple" xlink:href="#__RefHeading__16326_1510295094" text:style-name="Index_20_Link" text:visited-style-name="Index_20_Link">Example configuration file<text:tab/>75</text:a></text:p>
          <text:p text:style-name="P166"><text:a xlink:type="simple" xlink:href="#__RefHeading__32474025" text:style-name="Index_20_Link" text:visited-style-name="Index_20_Link">BARControl command line options summary<text:tab/>76</text:a></text:p>
          <text:p text:style-name="P166"><text:soft-page-break/><text:a xlink:type="simple" xlink:href="#__RefHeading__16328_1510295094" text:style-name="Index_20_Link" text:visited-style-name="Index_20_Link">BARControl configuration file<text:tab/>78</text:a></text:p>
          <text:p text:style-name="P166"><text:a xlink:type="simple" xlink:href="#__RefHeading__16330_1510295094" text:style-name="Index_20_Link" text:visited-style-name="Index_20_Link">Exit codes<text:tab/>79</text:a></text:p>
          <text:p text:style-name="P166"><text:a xlink:type="simple" xlink:href="#__RefHeading__29596110" text:style-name="Index_20_Link" text:visited-style-name="Index_20_Link">Archive file format<text:tab/>80</text:a></text:p>
          <text:p text:style-name="P166"><text:a xlink:type="simple" xlink:href="#__RefHeading__35624716" text:style-name="Index_20_Link" text:visited-style-name="Index_20_Link">Compilation<text:tab/>80</text:a></text:p>
          <text:p text:style-name="P166"><text:a xlink:type="simple" xlink:href="#__RefHeading__16332_1510295094" text:style-name="Index_20_Link" text:visited-style-name="Index_20_Link">Development<text:tab/>84</text:a></text:p>
          <text:p text:style-name="P167"><text:a xlink:type="simple" xlink:href="#__RefHeading__31406103" text:style-name="Index_20_Link" text:visited-style-name="Index_20_Link">Frequently asked questions<text:tab/>84</text:a></text:p>
          <text:p text:style-name="P167"><text:a xlink:type="simple" xlink:href="#__RefHeading__16334_1510295094" text:style-name="Index_20_Link" text:visited-style-name="Index_20_Link">Contact and bug reports<text:tab/>92</text:a></text:p>
          <text:p text:style-name="P167"><text:a xlink:type="simple" xlink:href="#__RefHeading__16336_1510295094" text:style-name="Index_20_Link" text:visited-style-name="Index_20_Link">Term of use and license<text:tab/>92</text:a></text:p>
          <text:p text:style-name="P167"><text:a xlink:type="simple" xlink:href="#__RefHeading__16338_1510295094" text:style-name="Index_20_Link" text:visited-style-name="Index_20_Link">References<text:tab/>94</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7">Figure 1: Graphical front end main window (status tab)<text:tab/>25</text:p>
          <text:p text:style-name="P157">Figure 2: Entries<text:tab/>27</text:p>
          <text:p text:style-name="P157">Figure 3: Images<text:tab/>28</text:p>
          <text:p text:style-name="P157">Figure 4: Filters and mounts<text:tab/>29</text:p>
          <text:p text:style-name="P157">Figure 5: Storage<text:tab/>29</text:p>
          <text:p text:style-name="P157">Figure 6: Archive name editor<text:tab/>30</text:p>
          <text:p text:style-name="P157">Figure 7: Scripts<text:tab/>31</text:p>
          <text:p text:style-name="P157">Figure 8: Scheduler<text:tab/>32</text:p>
          <text:p text:style-name="P157">Figure 9: Persistence<text:tab/>32</text:p>
          <text:p text:style-name="P157">Figure 10: Restoring files<text:tab/>34</text:p>
          <text:p text:style-name="P157">Figure 11: Restore dialog<text:tab/>35</text:p>
          <text:p text:style-name="P157">Figure 12: Server general settings<text:tab/>36</text:p>
          <text:p text:style-name="P157">Figure 13: Servers settings<text:tab/>37</text:p>
          <text:p text:style-name="P157">Figure 14: Server command settings<text:tab/>38</text:p>
          <text:p text:style-name="P157">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9">Table 1: Supported entries<text:tab/>6</text:p>
          <text:p text:style-name="P159">Table 2: Certificates and key files<text:tab/>8</text:p>
          <text:p text:style-name="P159">Table 3: Archive part and medium sizes<text:tab/>19</text:p>
          <text:p text:style-name="P159">Table 4: Server ports<text:tab/>20</text:p>
          <text:p text:style-name="P159">Table 5: Archive file name macros<text:tab/>43</text:p>
          <text:p text:style-name="P159">Table 6: Pattern types<text:tab/>45</text:p>
          <text:p text:style-name="P159">Table 7: Compression algorithms<text:tab/>50</text:p>
          <text:p text:style-name="P159">Table 8: Encryption algorithms<text:tab/>51</text:p>
          <text:p text:style-name="P159">Table 9: Log information types<text:tab/>62</text:p>
          <text:p text:style-name="P159">Table 10: Log format macros<text:tab/>63</text:p>
          <text:p text:style-name="P159">Table 11: Verbosity levels<text:tab/>67</text:p>
          <text:p text:style-name="P159">Table 12: BAR exit codes<text:tab/>76</text:p>
          <text:p text:style-name="P159">Table 13: Compilation packages<text:tab/>79</text:p>
          <text:p text:style-name="P159">Table 14: Tests<text:tab/>80</text:p>
        </text:index-body>
      </text:table-index>
      <text:p text:style-name="Text_20_body"/>
      <text:h text:style-name="P196" text:outline-level="1"/>
      <text:h text:style-name="P19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856331171" text:style-name="L1">
        <text:list-item>
          <text:p text:style-name="P224">create, list, test, compare and extract archives of files and disk images,</text:p>
        </text:list-item>
        <text:list-item>
          <text:p text:style-name="P225">convert archives,</text:p>
        </text:list-item>
      </text:list>
      <text:list xml:id="list220061636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3">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059803719" text:style-name="L2">
        <text:list-item>
          <text:p text:style-name="P226">glibc 2.3.2 or higher</text:p>
        </text:list-item>
      </text:list>
      <text:list xml:id="list161708468815774" text:continue-list="list2200616369" text:style-name="List_20_1">
        <text:list-item>
          <text:p text:style-name="List_20_1"><text:span text:style-name="Name">BAR</text:span> binary</text:p>
        </text:list-item>
      </text:list>
      <text:list xml:id="list2237037204" text:style-name="L3">
        <text:list-item>
          <text:p text:style-name="P20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456484934" text:style-name="L4">
        <text:list-item>
          <text:p text:style-name="P227">cdrecord [<text:reference-ref text:reference-format="text" text:ref-name="cdrtools">cdrtools</text:reference-ref>]</text:p>
        </text:list-item>
      </text:list>
      <text:list xml:id="list161707040085782" text:continue-list="list161708468815774" text:style-name="List_20_1">
        <text:list-item>
          <text:p text:style-name="List_20_1">growisofs [<text:reference-ref text:reference-format="text" text:ref-name="growisofs">growisofs</text:reference-ref>]</text:p>
        </text:list-item>
      </text:list>
      <text:list xml:id="list161707661488452" text:continue-list="list2456484934" text:style-name="L4">
        <text:list-item>
          <text:p text:style-name="P194">mkisofs, <text:span text:style-name="T81">dvd+rw-format</text:span> [<text:reference-ref text:reference-format="text" text:ref-name="dvd+rw-tools">dvd+rw-tools</text:reference-ref>]</text:p>
        </text:list-item>
      </text:list>
      <text:list xml:id="list161707360340694" text:continue-list="list161707040085782"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61706951819160"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410686521" text:style-name="L5">
        <text:list-item>
          <text:p text:style-name="P228">C/<text:span text:style-name="T85">C++</text:span> development environment with gcc, <text:span text:style-name="T84">g++</text:span></text:p>
        </text:list-item>
      </text:list>
      <text:list xml:id="list161708180700049" text:continue-list="list161706951819160" text:style-name="List_20_1">
        <text:list-item>
          <text:p text:style-name="List_20_1">GNU make</text:p>
        </text:list-item>
        <text:list-item>
          <text:p text:style-name="List_20_1">m4</text:p>
        </text:list-item>
        <text:list-item>
          <text:p text:style-name="P173">xgettext</text:p>
        </text:list-item>
        <text:list-item>
          <text:p text:style-name="List_20_1">perl</text:p>
        </text:list-item>
        <text:list-item>
          <text:p text:style-name="P174">tclsh</text:p>
        </text:list-item>
        <text:list-item>
          <text:p text:style-name="P175">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6170725196657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76"><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4">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4">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77">MariaDB connector C [<text:reference-ref text:reference-format="text" text:ref-name="MariaDB">MariaDB</text:reference-ref>]</text:p>
        </text:list-item>
        <text:list-item>
          <text:p text:style-name="P178">PostgreSQL [<text:reference-ref text:reference-format="text" text:ref-name="PostgreSQL">PostgreSQL</text:reference-ref>]</text:p>
        </text:list-item>
        <text:list-item>
          <text:p text:style-name="P179">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61706866133259"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86">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0</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6">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6">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3</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6">d</text:span> options. A full list of all options can be found in the appendix <text:bookmark-ref text:reference-format="text" text:ref-name="__RefHeading__27593402">BAR command line options summary</text:bookmark-ref>, page <text:bookmark-ref text:reference-format="page" text:ref-name="__RefHeading__27593402">45</text:bookmark-ref>.</text:p>
      <text:p text:style-name="Text_20_Body_20_Start">The following nomenclature is used in the following sections:</text:p>
      <text:list xml:id="list2668763583" text:style-name="L6">
        <text:list-item>
          <text:p text:style-name="P229"><text:bookmark-start text:name="__DdeLink__11097_1674148630"/>&lt;name&gt; stay for a parameter, e. g. a name or some text,</text:p>
        </text:list-item>
      </text:list>
      <text:list xml:id="list161707077902568" text:continue-list="list161706866133259"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61707037895029" text:continue-list="list2668763583" text:style-name="L6">
        <text:list-item>
          <text:p text:style-name="P207">&lt;size&gt; specify a byte size. Sizes can be specified as numbers including the following optional units: <text:span text:style-name="T163">P, T, </text:span>G, M, K which multiply the given number by 1125899906842624 <text:span text:style-name="T164">(1024</text:span><text:span text:style-name="T35">5</text:span><text:span text:style-name="T164">),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6">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61707390505485" text:continue-list="list16170707790256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7">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4278501846" text:style-name="L7">
        <text:list-item>
          <text:p text:style-name="P230">ext2</text:p>
        </text:list-item>
      </text:list>
      <text:list xml:id="list161707846627354" text:continue-list="list16170739050548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61708634529319" text:continue-numbering="true" text:style-name="List_20_1">
        <text:list-item>
          <text:p text:style-name="List_20_1_20_End">ext4</text:p>
        </text:list-item>
      </text:list>
      <text:p text:style-name="Text_20_Body_20_Start">Experimental, but no longer supported files systems are:</text:p>
      <text:list xml:id="list16170871851416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8">or WebDAVS</text:span> server or from CD/DVD/BD can be listed by specify<text:span text:style-name="T188">ing</text:span> the <text:span text:style-name="T188">URI and the </text:span>directory <text:span text:style-name="T164">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8">To compare the content of archives with the content in the file system, <text:span text:style-name="T189">a device</text:span> or <text:span text:style-name="T189">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9">the </text:span>d<text:span text:style-name="T189">evice</text:span> or <text:span text:style-name="T189">the </text:span>partition and report any entry or image which differs. The compare function can be used to check if an archive still contain the <text:span text:style-name="T189">same </text:span>entries or image <text:span text:style-name="T189">data</text:span> which are <text:span text:style-name="T189">stored in the file system or </text:span>d<text:span text:style-name="T189">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4">The content of the specified archives are compared with the existing file system entries or d<text:span text:style-name="T189">evice</text:span> image content. If some entry or image in an archive differ from the file system/image on <text:span text:style-name="T189">the </text:span>d<text:span text:style-name="T189">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89">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89">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161706772546404"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180">crypt password</text:p>
        </text:list-item>
        <text:list-item>
          <text:p text:style-name="List_20_1">crypt key</text:p>
        </text:list-item>
        <text:list-item>
          <text:p text:style-name="List_20_1">comment</text:p>
        </text:list-item>
        <text:list-item>
          <text:p text:style-name="P208">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4">Note<text:span text:style-name="T108">s</text:span>:<text:tab/><text:span text:style-name="T108">I</text:span>f an archive is encrypted the <text:span text:style-name="T105">old </text:span>encryption password and <text:span text:style-name="T105">old private </text:span>key is required to change <text:span text:style-name="T234">the </text:span>setting<text:span text:style-name="T164">s</text:span>.</text:p>
      <text:p text:style-name="P54"><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61708460707823" text:continue-numbering="true" text:style-name="List_20_1">
        <text:list-item>
          <text:p text:style-name="List_20_1_20_Start">Incremental archives: contain all changed files, directories, links, hard links and special files since the last <text:span text:style-name="T189">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89">evice</text:span> images.</text:p>
      <text:p text:style-name="Text_20_Body_20_Start">To detect which files, directories, links, hard links, or special files are changed since the last incremental archive resp. the last full archive was created, an incremental data file <text:span text:style-name="T189">is created </text:span>when the first full archive <text:span text:style-name="T189">is created </text:span>resp. this file <text:span text:style-name="T164">is updated </text:span>when an incremental archive <text:span text:style-name="T189">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9">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0">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6170884748834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0">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2</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when the archive is created. The content of the archive may later only be accessed when the <text:span text:style-name="T146">correct </text:span>pass phrase is entered again. <text:span text:style-name="T92">The pass phrase is read from the console if required</text:span><text:span text:style-name="T92"><text:note text:id="ftn2" text:note-class="footnote"><text:note-citation>2</text:note-citation><text:note-body><text:p text:style-name="P81">If the environment variable SSH_ASKPASS is set to an execut<text:span text:style-name="T201">able</text:span> this <text:span text:style-name="T201">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3">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3</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0">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07">crypt</text:span>-algorithm=<text:span text:style-name="T107">AES256 ‑‑crypt-password=secret</text:span></text:p>
      <text:p text:style-name="P139">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5">the </text:span>private key. For each new archive part a new random key is generated.</text:p>
      <text:p text:style-name="Text_20_Body_20_Start">To use asymmetric RSA encryption <text:span text:style-name="T165">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049802392408"/><text:alphabetical-index-mark-start text:id="IMark94049801918376"/>URI<text:alphabetical-index-mark-end text:id="IMark94049801918376"/><text:alphabetical-index-mark-end text:id="IMark9404980239240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5">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5">WebDAVS</text:span> protocol<text:span text:style-name="T191">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1">With the error correction codes </text:span><text:span text:style-name="Command"><text:span text:style-name="T191">dvdisaster</text:span></text:span><text:span text:style-name="T191">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66">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1">a </text:span>suitable setting <text:span text:style-name="T166">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6">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6">options to execute a command before an archive is created or an entry is stored additional commands can be used to control the device. See options </text:span><text:span text:style-name="Option"><text:span text:style-name="T166">--device-write-pre-command</text:span></text:span><text:span text:style-name="T166">,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4</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7">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36"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7">the </text:span>slave and master have to be paired once. Pairing is done with of the following steps:</text:p>
      <text:list xml:id="list16170752607818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692827428" text:style-name="List_20_2">
        <text:list-item>
          <text:p text:style-name="List_20_2_20_Start">wait until pairing is done if no pairing was done ever before <text:span text:style-name="T198">(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7">control</text:span></text:span><text:span text:style-name="Command"> –pair-</text:span><text:span text:style-name="Command"><text:span text:style-name="T197">master &lt;slave host name&gt;</text:span></text:span></text:p>
      <text:p text:style-name="P160">or</text:p>
      <text:list xml:id="list161706880682273" text:continue-numbering="true" text:style-name="List_20_2">
        <text:list-item>
          <text:p text:style-name="List_20_2_20_End"><text:span text:style-name="T197">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5</text:bookmark-ref></text:span><text:span text:style-name="T97">) on the computer where the BAR server slave instance is running.</text:span></text:p>
        </text:list-item>
      </text:list>
      <text:p text:style-name="P149"><text:span text:style-name="T199">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0">10min</text:span> to pair with <text:span text:style-name="T120">the </text:span>slave.</text:p>
      <text:p text:style-name="P40">Pairing is done with the following procedure:</text:p>
      <text:list xml:id="list1960283147" text:style-name="L8">
        <text:list-item>
          <text:p text:style-name="P171"><text:span text:style-name="T200">The s</text:span>lave is in pairing mode. <text:span text:style-name="T200">This is </text:span>either <text:span text:style-name="T200">done </text:span>automatically at startup of the slave if there is <text:span text:style-name="T199">still </text:span>no master paired or by an explicit request to slave.</text:p>
        </text:list-item>
        <text:list-item>
          <text:p text:style-name="P171"><text:span text:style-name="T200">The m</text:span>aster check <text:span text:style-name="T199">periodically</text:span> every minute if <text:span text:style-name="T199">a </text:span>slave can be reached via the network. <text:span text:style-name="T199">If the slave cannot be reached it is marked “offline”, if the slave can be reached, but it is still not paired the slave is marked “wait pairing”.</text:span></text:p>
        </text:list-item>
        <text:list-item>
          <text:p text:style-name="P171"><text:span text:style-name="T199">I</text:span>f <text:span text:style-name="T199">a </text:span>slave is reachable the master login in to <text:span text:style-name="T200">the </text:span>slave and transmit <text:span text:style-name="T200">a</text:span> <text:span text:style-name="T200">master </text:span>pairing code.</text:p>
        </text:list-item>
        <text:list-item>
          <text:p text:style-name="P172"><text:span text:style-name="T199">S</text:span>lave accept the pairing code, store it and switch off pairing mode.</text:p>
        </text:list-item>
      </text:list>
      <text:p text:style-name="Text"><text:soft-page-break/><text:span text:style-name="T199">If this procedure is successfully done the </text:span><text:span text:style-name="Command"><text:span text:style-name="T199">BAR</text:span></text:span><text:span text:style-name="T199"> server m</text:span>aster and slave are paired. <text:span text:style-name="T202">A pairing is kept until a repairing is started or the </text:span><text:span text:style-name="Command"><text:span text:style-name="T202">BAR</text:span></text:span><text:span text:style-name="T202"> master is installed on a different machine.</text:span></text:p>
      <text:h text:style-name="P237" text:outline-level="2"><text:bookmark-start text:name="__RefHeading__16272_1510295094"/>Database<text:bookmark-end text:name="__RefHeading__16272_1510295094"/></text:h>
      <text:p text:style-name="Text_20_Body_20_Start"><text:span text:style-name="T209">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161707828554439" text:continue-list="list161707526078189" text:style-name="List_20_1">
        <text:list-item>
          <text:p text:style-name="List_20_1_20_Start">SQ<text:span text:style-name="T202">L</text:span>ite<text:line-break/><text:span text:style-name="T203">SQLite use a single file to store the index database. The filename is specified with </text:span><text:span text:style-name="Option"><text:span text:style-name="T203">sqlite:&lt;filename&gt;</text:span></text:span><text:span text:style-name="T203">.</text:span></text:p>
        </text:list-item>
        <text:list-item>
          <text:p text:style-name="List_20_1">MariaDB<text:line-break/><text:span text:style-name="T204">If the index database is stored into a MariaDB database a MariaDB database server is required. The server, user and password is specified with </text:span><text:span text:style-name="Option"><text:span text:style-name="T203">mariadb:&lt;server&gt;:&lt;user&gt;:&lt;password&gt;</text:span></text:span><text:span text:style-name="T203">. Please make sure the user have been granted permissions for create databases and tables, delete, select, insert and update</text:span><text:span text:style-name="Command"><text:span text:style-name="T203">.</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3</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2">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09">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161707579833059" text:continue-numbering="true" text:style-name="List_20_1">
        <text:list-item>
          <text:p text:style-name="P235">the archive files are stored either in the file system, on a <text:span text:style-name="T192">FTP</text:span> server, <text:span text:style-name="T192">SCP</text:span>/<text:span text:style-name="T192">SFTP</text:span> server, or a <text:span text:style-name="T192">W</text:span>e<text:span text:style-name="T46">bDAV/WebDAVS</text:span> server and</text:p>
        </text:list-item>
        <text:list-item>
          <text:p text:style-name="P195">the name suffix is <text:span text:style-name="Filename">.bar,</text:span> and</text:p>
        </text:list-item>
        <text:list-item>
          <text:p text:style-name="P214">the archives can be decrypted which means the running <text:span text:style-name="Name">BAR</text:span> server has the required pass phrase stored in the internal pass phrase cache and the required private key file <text:span text:style-name="T209">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3">on</text:span> and up<text:span text:style-name="T46">d</text:span>ates, specify the option ‑‑index<text:span text:style-name="Option">-database-no-auto-update</text:span>.</text:p>
      <text:p text:style-name="Note">Note:<text:tab/>The database file<text:span text:style-name="T209">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2">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2">in the</text:span> tab restore in the context menu of the archive list.</text:p>
      <text:p text:style-name="P53">Note:<text:tab/>The index database is upgraded automatically when a new <text:span text:style-name="Name">BAR</text:span> version is installed and <text:span text:style-name="T192">is </text:span>run for the first time. Depending on the size of the database this may take some time. The upgrade is done in the background. <text:span text:style-name="T233">During the update the shown data in </text:span><text:span text:style-name="Command"><text:span text:style-name="T46">BARControl</text:span></text:span><text:span text:style-name="T46"> in the restore tab may be incomplete.</text:span></text:p>
      <text:p text:style-name="Note">Note: <text:span text:style-name="T202">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2">index</text:span><text:bookmark-end text:name="__RefHeading__8614_961238848"/></text:h>
      <text:p text:style-name="P26">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3">index</text:span></text:span> can be used for some basic operations.</text:p>
      <text:list xml:id="list161707340083277" text:continue-numbering="true" text:style-name="List_20_1">
        <text:list-item>
          <text:p text:style-name="List_20_1"><text:alphabetical-index-mark-start text:id="IMark94049769383064"/><text:alphabetical-index-mark-start text:id="IMark94049802392408"/><text:span text:style-name="Command">‑‑</text:span><text:span text:style-name="Command"><text:span text:style-name="T232">create</text:span></text:span><text:alphabetical-index-mark-end text:id="IMark94049802392408"/><text:alphabetical-index-mark-end text:id="IMark94049769383064"/><text:span text:style-name="T232">: </text:span>create a new empty database<text:span text:style-name="T56">. With the additional option </text:span><text:alphabetical-index-mark-start text:id="IMark94049767087032"/><text:span text:style-name="Command"><text:span text:style-name="T56">‑‑force</text:span></text:span><text:alphabetical-index-mark-end text:id="IMark94049767087032"/><text:span text:style-name="T56"> an already existing database will first be deleted.</text:span></text:p>
        </text:list-item>
        <text:list-item>
          <text:p text:style-name="P181"><text:alphabetical-index-mark-start text:id="IMark94049800480008"/><text:span text:style-name="Option"><text:span text:style-name="T56">‑‑create-triggers</text:span></text:span><text:alphabetical-index-mark-end text:id="IMark94049800480008"/><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181"><text:alphabetical-index-mark-start text:id="IMark94049770443880"/><text:span text:style-name="Option"><text:span text:style-name="T56">‑‑create-indizes</text:span></text:span><text:alphabetical-index-mark-end text:id="IMark94049770443880"/><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181"><text:alphabetical-index-mark-start text:id="IMark94049770516072"/><text:span text:style-name="Command">‑‑</text:span><text:span text:style-name="Command"><text:span text:style-name="T231">create-fts-indizes</text:span></text:span><text:alphabetical-index-mark-end text:id="IMark94049770516072"/><text:span text:style-name="T231">: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181"><text:alphabetical-index-mark-start text:id="IMark94049784631864"/><text:span text:style-name="Command">‑‑create-newest</text:span><text:alphabetical-index-mark-end text:id="IMark94049784631864"/>: re-create all newest data in the database. It deletes all existing newest data in the database and re-creates it from the existing entries data. </text:p>
        </text:list-item>
        <text:list-item>
          <text:p text:style-name="P181"><text:alphabetical-index-mark-start text:id="IMark94049769453864"/><text:span text:style-name="Option">‑‑</text:span><text:span text:style-name="Option"><text:span text:style-name="T167">create-aggregates</text:span></text:span><text:alphabetical-index-mark-end text:id="IMark94049769453864"/><text:span text:style-name="T167">: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181"><text:alphabetical-index-mark-start text:id="IMark94049770529928"/><text:span text:style-name="Command">‑‑create-aggregates-</text:span><text:span text:style-name="Command"><text:span text:style-name="T232">directory-content</text:span></text:span><text:alphabetical-index-mark-end text:id="IMark94049770529928"/>: re-create aggregate data <text:span text:style-name="T232">for directory content </text:span>in the database like <text:span text:style-name="T232">directory sum of </text:span>entries <text:span text:style-name="T232">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181"><text:alphabetical-index-mark-start text:id="IMark94049771036040"/><text:span text:style-name="Command">‑‑create-aggregates-</text:span><text:span text:style-name="Command"><text:span text:style-name="T232">entities</text:span></text:span><text:alphabetical-index-mark-end text:id="IMark94049771036040"/>: re-create aggregate data <text:span text:style-name="T232">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181"><text:alphabetical-index-mark-start text:id="IMark94049762579560"/><text:span text:style-name="Command">‑‑create-aggregates-</text:span><text:span text:style-name="Command"><text:span text:style-name="T232">storages</text:span></text:span><text:alphabetical-index-mark-end text:id="IMark94049762579560"/>: re-create aggregate <text:span text:style-name="T232">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181"><text:alphabetical-index-mark-start text:id="IMark94049762579560"/><text:span text:style-name="Command">‑‑</text:span><text:span text:style-name="Command"><text:span text:style-name="T232">import</text:span></text:span><text:alphabetical-index-mark-end text:id="IMark94049762579560"/><text:span text:style-name="T232">: import a database</text:span></text:p>
        </text:list-item>
        <text:list-item>
          <text:p text:style-name="P181"><text:alphabetical-index-mark-start text:id="IMark94049770328152"/><text:span text:style-name="Command">‑‑</text:span><text:span text:style-name="Command"><text:span text:style-name="T232">reindex</text:span></text:span><text:alphabetical-index-mark-end text:id="IMark94049770328152"/><text:span text:style-name="T232">: re-create all indizes. With this operation no data from index is lost, but depending on the size of the database it takes some time to complete.</text:span></text:p>
        </text:list-item>
        <text:list-item>
          <text:p text:style-name="P181"><text:alphabetical-index-mark-start text:id="IMark94049800480008"/><text:span text:style-name="Option">‑‑</text:span><text:span text:style-name="Option"><text:span text:style-name="T167">check</text:span></text:span><text:alphabetical-index-mark-end text:id="IMark94049800480008"/><text:span text:style-name="T167">: check integrity of the database and report errors if something is corrupted.</text:span></text:p>
        </text:list-item>
        <text:list-item>
          <text:p text:style-name="P181"><text:alphabetical-index-mark-start text:id="IMark94049770443880"/><text:span text:style-name="Option">‑‑</text:span><text:span text:style-name="Option"><text:span text:style-name="T167">clean</text:span></text:span><text:alphabetical-index-mark-end text:id="IMark94049770443880"/><text:span text:style-name="T167">: remove duplicated and orphaned entries. The operation does not lose data in the index, but depending on the size of the database it takes some time to complete.</text:span></text:p>
        </text:list-item>
        <text:list-item>
          <text:p text:style-name="P181"><text:alphabetical-index-mark-start text:id="IMark94049800768728"/><text:span text:style-name="Option">‑‑</text:span><text:span text:style-name="Option"><text:span text:style-name="T87">vacuum</text:span></text:span><text:alphabetical-index-mark-end text:id="IMark94049800768728"/><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181"><text:alphabetical-index-mark-start text:id="IMark94049787511960"/><text:span text:style-name="Option">‑‑</text:span><text:span text:style-name="Option"><text:span text:style-name="T168">info</text:span></text:span><text:alphabetical-index-mark-end text:id="IMark94049787511960"/><text:span text:style-name="T168">, </text:span><text:alphabetical-index-mark-start text:id="IMark94049767516184"/><text:span text:style-name="Option"><text:span text:style-name="T168">‑‑info-entities</text:span></text:span><text:alphabetical-index-mark-end text:id="IMark94049767516184"/><text:span text:style-name="T168">, </text:span><text:alphabetical-index-mark-start text:id="IMark94049764104856"/><text:span text:style-name="Option"><text:span text:style-name="T168">‑‑info-storages</text:span></text:span><text:alphabetical-index-mark-end text:id="IMark94049764104856"/><text:span text:style-name="T168">, </text:span><text:alphabetical-index-mark-start text:id="IMark94049784541576"/><text:span text:style-name="Option"><text:span text:style-name="T168">‑‑info-entries</text:span></text:span><text:alphabetical-index-mark-end text:id="IMark94049784541576"/><text:span text:style-name="T168">: print some information of the database content.</text:span></text:p>
        </text:list-item>
        <text:list-item>
          <text:p text:style-name="P181"><text:alphabetical-index-mark-start text:id="IMark94049770796936"/>‑‑<text:span text:style-name="T233">vacuum</text:span><text:alphabetical-index-mark-end text:id="IMark94049770796936"/><text:span text:style-name="T233">: do a database vacuum operation to reclaim not used harddisk space.</text:span></text:p>
        </text:list-item>
        <text:list-item>
          <text:p text:style-name="P181"><text:alphabetical-index-mark-start text:id="IMark94049784600216"/>‑‑<text:span text:style-name="T233">entries</text:span><text:alphabetical-index-mark-end text:id="IMark94049784600216"/><text:span text:style-name="T233">: print entries of database.</text:span></text:p>
        </text:list-item>
        <text:list-item>
          <text:p text:style-name="P181"><text:alphabetical-index-mark-start text:id="IMark94049780414936"/>‑‑<text:span text:style-name="T233">entries-newest</text:span><text:alphabetical-index-mark-end text:id="IMark94049780414936"/><text:span text:style-name="T233">: print newest entries of database.</text:span></text:p>
        </text:list-item>
        <text:list-item>
          <text:p text:style-name="P181"><text:alphabetical-index-mark-start text:id="IMark94049769383064"/>‑‑<text:span text:style-name="T233">storages</text:span><text:alphabetical-index-mark-end text:id="IMark94049769383064"/><text:span text:style-name="T233">: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182">For more details to the available commands and options see <text:span text:style-name="Option">‑‑help</text:span> of <text:span text:style-name="Command">bar-</text:span><text:span text:style-name="Command"><text:span text:style-name="T203">index</text:span></text:span>.</text:p>
      <text:h text:style-name="P238" text:outline-level="2"/>
      <text:h text:style-name="P240"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2">ed</text:span>, backup or restore jobs can be create<text:span text:style-name="T192">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8">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8">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161706969018050" text:continue-numbering="true" text:style-name="List_20_1">
        <text:list-item>
          <text:p text:style-name="List_20_1">specified on the command line via the option <text:span text:style-name="Option">–key-file</text:span></text:p>
        </text:list-item>
        <text:list-item>
          <text:p text:style-name="P183"><text:span text:style-name="Filename"><text:span text:style-name="T124">bar-key.pem</text:span></text:span><text:span text:style-name="T124"> in the local directory</text:span></text:p>
        </text:list-item>
        <text:list-item>
          <text:p text:style-name="P184"><text:span text:style-name="Filename">$HOME/.bar/bar-key.pem</text:span></text:p>
        </text:list-item>
        <text:list-item>
          <text:p text:style-name="P185"><text:span text:style-name="Filename">/etc/bar/bar-key.pem</text:span></text:p>
        </text:list-item>
        <text:list-item>
          <text:p text:style-name="P185"><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6</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7">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2">A job may also be started <text:s/>started, aborted, paused or suspended via the context menu which can be opened with the second mouse button.</text:span></text:p>
      <text:p text:style-name="P27">After selecting a job in the list which is not already scheduled to run or <text:span text:style-name="T185">is </text:span>running, the job can be started with the <text:span text:style-name="Command">Start</text:span> button <text:span text:style-name="Number_20_Mark"><text:span text:style-name="T58">D</text:span></text:span>. In the appearing dialog you can select the specific operation:</text:p>
      <text:list xml:id="list16170719184670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5">an </text:span>incremental data file.</text:p>
        </text:list-item>
        <text:list-item>
          <text:p text:style-name="List_20_1">Incremental: create an incremental archive with all entries as specified in the job which changed since the last incremental or full archive was created. Update <text:span text:style-name="T185">the </text:span>incremental data file.</text:p>
        </text:list-item>
        <text:list-item>
          <text:p text:style-name="List_20_1">Differential: create an differential archive with all entries as specified in the job which changed since the last full archive was created. Do not update <text:span text:style-name="T185">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161707830168720"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2024718544" text:style-name="L9">
        <text:list-item>
          <text:p text:style-name="P170">included entry names</text:p>
        </text:list-item>
      </text:list>
      <text:list xml:id="list161708478231365" text:continue-list="list161707830168720" text:style-name="List_20_1">
        <text:list-item>
          <text:p text:style-name="List_20_1">included images</text:p>
        </text:list-item>
        <text:list-item>
          <text:p text:style-name="P186">filters and mounts</text:p>
        </text:list-item>
        <text:list-item>
          <text:p text:style-name="List_20_1">storage information</text:p>
        </text:list-item>
        <text:list-item>
          <text:p text:style-name="P186">scripts</text:p>
        </text:list-item>
        <text:list-item>
          <text:p text:style-name="P187">schedule information</text:p>
        </text:list-item>
        <text:list-item>
          <text:p text:style-name="P188">persistence information</text:p>
        </text:list-item>
        <text:list-item>
          <text:p text:style-name="P209">comments</text:p>
        </text:list-item>
      </text:list>
      <text:p text:style-name="Text_20_Body_20_Start">The jobs tab have some sub-tabs to edit these pieces of data.</text:p>
      <text:h text:style-name="P215" text:outline-level="4"><text:bookmark-start text:name="__RefHeading__16278_1510295094"/>Entries<text:bookmark-end text:name="__RefHeading__16278_1510295094"/></text:h>
      <text:p text:style-name="P142">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5">used</text:span> window manager.</text:p></text:note-body></text:note> <text:span text:style-name="Number_20_Mark"><text:span text:style-name="T61">C</text:span></text:span><text:span text:style-name="T61"> </text:span>open or close the directory <text:span text:style-name="T185">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2">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80">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1">G</text:span><text:span text:style-name="T159"> </text:span>not readable entries are skipped and no error is reported for those entries. With no stop on attribute error option <text:span text:style-name="T153">H</text:span><text:span text:style-name="T160"> </text:span>errors when reading a entry attribute are ignored. With the raw image option <text:span text:style-name="T153">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216"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5">date </text:span><text:span text:style-name="Number_20_Mark"><text:span text:style-name="T65">B</text:span></text:span><text:span text:style-name="T65">, weekdays </text:span><text:span text:style-name="Number_20_Mark"><text:span text:style-name="T73">C</text:span></text:span><text:span text:style-name="T73"> and </text:span>time <text:span text:style-name="Number_20_Mark"><text:span text:style-name="T65">D</text:span></text:span><text:span text:style-name="T65"> </text:span>for the backup job can be defined. Also the type of the created archive (default, normal, full, incremental, <text:s/>differential, or continuous) <text:span text:style-name="Number_20_Mark"><text:span text:style-name="T65">E</text:span></text:span><text:span text:style-name="T65">, for continuous backups the time interval </text:span><text:span text:style-name="Number_20_Mark"><text:span text:style-name="T65">F</text:span></text:span><text:span text:style-name="T65">.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5">G</text:span></text:span><text:span text:style-name="T65"> may</text:span> be defined, <text:span text:style-name="T65">too</text:span>.</text:p>
      <text:p text:style-name="P42">If archive files should be tested immediately after they are created option <text:span text:style-name="Number_20_Mark"><text:span text:style-name="T73">H </text:span></text:span><text:span text:style-name="T161">can be enabled.</text:span> </text:p>
      <text:p text:style-name="P35"><text:span text:style-name="T161">If only the incremental data should be collected the no storage option </text:span><text:span text:style-name="Number_20_Mark"><text:span text:style-name="T73">I </text:span></text:span><text:span text:style-name="T161">can be enabled. A schedule must be enabled to become active and executed. This can be done in the edit dialog or in the schedule list </text:span><text:span text:style-name="Number_20_Mark"><text:span text:style-name="T210">J</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missed for max. 30 days.</text:span></text:p>
      <text:h text:style-name="P217"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4">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161708223126092"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0">The condition when an archive is deleted is evaluated with:</text:span></text:p>
      <text:list xml:id="list1937812056" text:style-name="L10">
        <text:list-item>
          <text:p text:style-name="P218">the archive is older then the max. age of the period</text:p>
        </text:list-item>
        <text:list-item>
          <text:p text:style-name="P218">the archive is not in transit to the next period</text:p>
        </text:list-item>
        <text:list-item>
          <text:p text:style-name="P218">the archive is the oldest in the period</text:p>
        </text:list-item>
        <text:list-item>
          <text:p text:style-name="P218">the number of existing archives in the period exceeds the max. number</text:p>
        </text:list-item>
      </text:list>
      <text:p text:style-name="Note"><text:span text:style-name="T235">Note:</text:span><text:tab/>The age is based on months with 30 days and years with 365 days.</text:p>
      <text:h text:style-name="P217"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21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3">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6">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ext:soft-page-break/>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36"><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5">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 also the check box </text:span><text:span text:style-name="Command"><text:span text:style-name="T43">directory content</text:span></text:span><text:span text:style-name="T43"> </text:span><text:span text:style-name="Number_20_Mark"><text:span text:style-name="T74">D</text:span></text:span><text:span text:style-name="T43"> can be selected to restore directories including their content</text:span>. <text:span text:style-name="T169">By default the signature of the archives are checked if there is a signature available. If the </text:span><text:span text:style-name="Option"><text:span text:style-name="T169">skip signature check</text:span></text:span><text:span text:style-name="T169"> box </text:span><text:span text:style-name="Number_20_Mark"><text:span text:style-name="T74">E </text:span></text:span><text:span text:style-name="T169">is set the signatures are not checked. </text:span>By selecting the check box <text:span text:style-name="Command">overwrite exiting files</text:span> <text:span text:style-name="Number_20_Mark"><text:span text:style-name="T74">F</text:span></text:span><text:span text:style-name="T66"> </text:span>already existing files are overwritten. <text:span text:style-name="T44">With the button </text:span><text:span text:style-name="Command"><text:span text:style-name="T44">Start restore </text:span></text:span><text:span text:style-name="Number_20_Mark"><text:span text:style-name="T169">G</text:span></text:span><text:span text:style-name="T44"> the restore of entries is started.</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22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161709633712013" text:continue-list="list161708223126092" text:style-name="List_20_1">
        <text:list-item>
          <text:p text:style-name="List_20_1_20_Start"><text:span text:style-name="T67">temporary directory </text:span><text:span text:style-name="Number_20_Mark"><text:span text:style-name="T67">B</text:span></text:span> <text:span text:style-name="T170">and max. size </text:span><text:span text:style-name="T156">C</text:span><text:span text:style-name="T170">,</text:span></text:p>
        </text:list-item>
        <text:list-item>
          <text:p text:style-name="P189"><text:span text:style-name="T67">the nice level </text:span><text:span text:style-name="T157">D</text:span><text:span text:style-name="T67">,</text:span></text:p>
        </text:list-item>
        <text:list-item>
          <text:p text:style-name="P189"><text:span text:style-name="T67">the max. number of compress and encryption threads </text:span><text:span text:style-name="T157">E</text:span><text:span text:style-name="T67">,</text:span></text:p>
        </text:list-item>
        <text:list-item>
          <text:p text:style-name="P189"><text:span text:style-name="T67">the minimal compress size </text:span><text:span text:style-name="T157">F</text:span><text:span text:style-name="T67">,</text:span></text:p>
        </text:list-item>
        <text:list-item>
          <text:p text:style-name="P190">the jobs directory <text:span text:style-name="T156">G</text:span>,</text:p>
        </text:list-item>
        <text:list-item>
          <text:p text:style-name="P190">the max. size of files included in a continuous backup <text:span text:style-name="T158">H</text:span>,</text:p>
        </text:list-item>
        <text:list-item>
          <text:p text:style-name="P190">the file name of the index database <text:span text:style-name="Number_20_Mark"><text:span text:style-name="T171">I</text:span></text:span> and if index auto-updates should be active <text:span text:style-name="Number_20_Mark"><text:span text:style-name="T171">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1">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Commands<text:bookmark-end text:name="__RefHeading__12257_695893263"/></text:h>
      <text:p text:style-name="Text_20_Body_20_Start"><text:soft-page-break/>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161710621476784"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191"><text:span text:style-name="T68">the log </text:span>types <text:span text:style-name="Number_20_Mark"><text:span text:style-name="T68">C</text:span></text:span>,</text:p>
        </text:list-item>
        <text:list-item>
          <text:p text:style-name="P191">the log file name <text:span text:style-name="Number_20_Mark"><text:span text:style-name="T68">D</text:span></text:span>,</text:p>
        </text:list-item>
        <text:list-item>
          <text:p text:style-name="P191">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97225357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161709769948168" text:continue-list="list16171062147678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161710995876447" text:continue-list="list1972253577"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161710638605826" text:continue-list="list161709769948168"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9">The exact time may be later than the specified time if some other jobs are running before.</text:p></text:note-body></text:note> <text:span text:style-name="T40">each day </text:span>as a full backup.</text:p>
      <text:list xml:id="list161711191820143" text:continue-list="list161710995876447"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161710271280890" text:continue-list="list161710638605826" text:style-name="List_20_1">
        <text:list-item>
          <text:p text:style-name="P231">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192">select for <text:span text:style-name="T40">the t</text:span><text:span text:style-name="Name">ype</text:span> <text:span text:style-name="Name">full</text:span></text:p>
        </text:list-item>
        <text:list-item>
          <text:p text:style-name="P19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92"><text:span text:style-name="Name"><text:span text:style-name="T6">select for the type </text:span></text:span><text:span text:style-name="Name"><text:span text:style-name="T2">incremental</text:span></text:span></text:p>
        </text:list-item>
        <text:list-item>
          <text:p text:style-name="P210">verify <text:span text:style-name="T40">that </text:span><text:span text:style-name="Name">enabled</text:span> is checked</text:p>
        </text:list-item>
      </text:list>
      <text:list xml:id="list161709996253122" text:continue-list="list161711191820143"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161710865461065" text:continue-list="list161710271280890" text:style-name="List_20_1">
        <text:list-item>
          <text:p text:style-name="P231">switch to the <text:span text:style-name="Name">Jobs</text:span> tab. In the <text:span text:style-name="Name">Schedule</text:span> sub-tab add a new schedule entry and define * <text:span text:style-name="T40">for the date, <text:s/>time and week day</text:span>.</text:p>
        </text:list-item>
        <text:list-item>
          <text:p text:style-name="P192">select for <text:span text:style-name="T40">the t</text:span><text:span text:style-name="Name">ype</text:span> <text:span text:style-name="Name"><text:span text:style-name="T40">continuous</text:span></text:span></text:p>
        </text:list-item>
        <text:list-item>
          <text:p text:style-name="P211">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161709349343660" text:continue-list="list161709996253122"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161710445581587" text:continue-list="list161710865461065" text:style-name="List_20_1">
        <text:list-item>
          <text:p text:style-name="P232"><text:span text:style-name="Name"><text:span text:style-name="T5">switch to the </text:span></text:span><text:span text:style-name="Name"><text:span text:style-name="T3">Restore</text:span></text:span><text:span text:style-name="Name"><text:span text:style-name="T7"> tab</text:span></text:span></text:p>
        </text:list-item>
        <text:list-item>
          <text:p text:style-name="P23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61710363448033" text:continue-list="list16170934934366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161711089226686" text:continue-list="list161710445581587" text:style-name="List_20_1">
        <text:list-item>
          <text:p text:style-name="P232"><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96" text:outline-level="1"/>
      <text:h text:style-name="P197" text:outline-level="1"><text:bookmark-start text:name="__RefHeading__15744_1674148630"/>Appendix<text:bookmark-end text:name="__RefHeading__15744_1674148630"/></text:h>
      <text:h text:style-name="P239" text:outline-level="2"><text:bookmark-start text:name="__RefHeading__8616_961238848"/>Tools<text:bookmark-end text:name="__RefHeading__8616_961238848"/></text:h>
      <text:p text:style-name="Text_20_Body_20_Start">The following tools are part of <text:span text:style-name="Command">BAR</text:span>:</text:p>
      <text:list xml:id="list161709973584822"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3">index</text:span>: <text:span text:style-name="T55">index </text:span>a maint<text:span text:style-name="T78">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4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45">Install the <text:span text:style-name="T221">appropriated </text:span>MariaDB server <text:span text:style-name="T220">and client </text:span>package <text:span text:style-name="T221">for your system</text:span>. Then create a database user with:</text:p>
      <text:p text:style-name="P150"><text:span text:style-name="Command"><text:span text:style-name="T217"/></text:span></text:p>
      <text:p text:style-name="P150"><text:span text:style-name="Command"><text:span text:style-name="T217">mysql -u root  </text:span></text:span><text:span text:style-name="Command"><text:span text:style-name="T218"><text:line-break/><text:line-break/>CREATE USER 'bar'@'localhost' IDENTIFIED BY '</text:span></text:span><text:span text:style-name="Command"><text:span text:style-name="T219">&lt;password&gt;</text:span></text:span><text:span text:style-name="Command"><text:span text:style-name="T218">';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5">Install the <text:span text:style-name="T221">appropriated </text:span>PostgreSQL server package <text:span text:style-name="T221">for your system</text:span>. Then create a database user with:</text:p>
      <text:p text:style-name="P73"><text:span text:style-name="Command"><text:span text:style-name="T216"/></text:span></text:p>
      <text:p text:style-name="P73"><text:span text:style-name="Command"><text:span text:style-name="T216">sudo -u postgres psql<text:line-break/></text:span></text:span></text:p>
      <text:p text:style-name="P72"><text:span text:style-name="Command"><text:span text:style-name="T215">CREATE USER bar WITH PASSWORD '&lt;password&gt;'; </text:span></text:span><text:span text:style-name="Command"><text:line-break/>ALTER USER bar createdb;</text:span><text:span text:style-name="Source_20_Text"><text:line-break/></text:span></text:p>
      <text:p text:style-name="P151"><text:span text:style-name="T223">S</text:span>elect a <text:span text:style-name="T223">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46">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4049770516072"/>--create<text:alphabetical-index-mark-end text:id="IMark94049770516072"/>, <text:alphabetical-index-mark-start text:id="IMark94049760096664"/>-c<text:alphabetical-index-mark-end text:id="IMark94049760096664"/></text:p>
      <text:p text:style-name="Option_20_Start">Create an archive with files, directories, links, hard links and special files like device-, pipes- and sockets-descriptors.</text:p>
      <text:p text:style-name="Option_20_title"><text:alphabetical-index-mark-start text:id="IMark94049770796936"/>--image<text:alphabetical-index-mark-end text:id="IMark94049770796936"/>, <text:alphabetical-index-mark-start text:id="IMark94049802392408"/>-m<text:alphabetical-index-mark-end text:id="IMark9404980239240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049770131336"/>--list<text:alphabetical-index-mark-end text:id="IMark94049770131336"/>, <text:alphabetical-index-mark-start text:id="IMark94049763716408"/>-l<text:alphabetical-index-mark-end text:id="IMark940497637164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049793963192"/>--test<text:alphabetical-index-mark-end text:id="IMark94049793963192"/>, <text:alphabetical-index-mark-start text:id="IMark94049800399544"/>-t<text:alphabetical-index-mark-end text:id="IMark94049800399544"/></text:p>
      <text:p text:style-name="Option_20_Start">Test content integrity of archives.</text:p>
      <text:p text:style-name="Option_20_title"><text:alphabetical-index-mark-start text:id="IMark94049770652472"/>--compare<text:alphabetical-index-mark-end text:id="IMark94049770652472"/>, <text:alphabetical-index-mark-start text:id="IMark94049784812984"/>-d<text:alphabetical-index-mark-end text:id="IMark94049784812984"/></text:p>
      <text:p text:style-name="Option_20_Start">Compare content of archives with content in file system.</text:p>
      <text:p text:style-name="Option_20_title"><text:alphabetical-index-mark-start text:id="IMark94049801738968"/>--extract<text:alphabetical-index-mark-end text:id="IMark94049801738968"/>, <text:alphabetical-index-mark-start text:id="IMark94049784710584"/>-x<text:alphabetical-index-mark-end text:id="IMark94049784710584"/></text:p>
      <text:p text:style-name="Option_20_Start">Extract content of archives.</text:p>
      <text:p text:style-name="Option_20_title"><text:alphabetical-index-mark-start text:id="IMark94049763998648"/>--<text:span text:style-name="T172">convert</text:span><text:alphabetical-index-mark-end text:id="IMark94049763998648"/></text:p>
      <text:p text:style-name="Option_20_Start">Convert <text:span text:style-name="T172">an archive with new compression, encryption, pass phrase or signature.</text:span></text:p>
      <text:p text:style-name="Option_20_title"><text:alphabetical-index-mark-start text:id="IMark94049784631864"/>--generate-keys<text:alphabetical-index-mark-end text:id="IMark94049784631864"/></text:p>
      <text:p text:style-name="Option_20_Start">Generate a public/private key pair for asymmetric encryption/decryption of archive content with RSA. <text:span text:style-name="T145">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7">the selected encryption algorithm and </text:span>a random selected pass <text:span text:style-name="T147">phrase</text:span> key of 2048 bit. The random password is encrypted with the public key and stored into the archive. For each <text:span text:style-name="T148">archive </text:span>part a new random password is generated. This mechanism is known as “hybrid-encryption”. Using hybrid-encryption instead of plain RSA encryption is a common technique to avoid the expensive and usually slow RSA encryption for <text:span text:style-name="T148">a </text:span>huge amount of data.</text:p>
      <text:p text:style-name="Option_20_title"><text:soft-page-break/><text:alphabetical-index-mark-start text:id="IMark94049784595480"/>--<text:span text:style-name="T145">generate-signature-keys</text:span><text:alphabetical-index-mark-end text:id="IMark94049784595480"/></text:p>
      <text:p text:style-name="P115">Generate a public/private <text:span text:style-name="T145">signature </text:span>key pair. <text:span text:style-name="T145">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049784685800"/>--generate-keys-bits<text:alphabetical-index-mark-end text:id="IMark94049784685800"/>=&lt;n&gt;</text:p>
      <text:p text:style-name="Option_20_Start">Specify number of bits to use for a <text:span text:style-name="T146">public/private</text:span> key pair. It can be 1024, 2048 or 3072 bits. Default value are 2048 bits.</text:p>
      <text:p text:style-name="Option_20_title"><text:alphabetical-index-mark-start text:id="IMark94049784541576"/>--<text:span text:style-name="T88">generate-keys-mode</text:span><text:alphabetical-index-mark-end text:id="IMark94049784541576"/><text:span text:style-name="T88">=secure|transient</text:span></text:p>
      <text:p text:style-name="P116">Specify the mode to generate a <text:span text:style-name="T146">public/private</text:span> key pair. <text:span text:style-name="Command">secure</text:span> use the most secure random number generator and is the default (recommen<text:span text:style-name="T146">d</text:span>ed). <text:span text:style-name="Command">transient</text:span> use a faster, but a less secure random number generator.</text:p>
      <text:p text:style-name="P61"><text:alphabetical-index-mark-start text:id="IMark94049801087880"/><text:span text:style-name="T131">--storage-list-stdin</text:span><text:alphabetical-index-mark-end text:id="IMark94049801087880"/><text:span text:style-name="T131">,</text:span><text:alphabetical-index-mark-start text:id="IMark94049772585400"/><text:span text:style-name="T131">-T</text:span><text:alphabetical-index-mark-end text:id="IMark94049772585400"/></text:p>
      <text:p text:style-name="Option_20_Start">Read storage names (glob pattern) from stdin.</text:p>
      <text:p text:style-name="Option_20_title"><text:alphabetical-index-mark-start text:id="IMark94049799778168"/><text:span text:style-name="T130">--storage-list</text:span><text:alphabetical-index-mark-end text:id="IMark94049799778168"/>=&lt;file name&gt;</text:p>
      <text:p text:style-name="P108">Define the name of a file <text:span text:style-name="T128">from which storage </text:span>names or simple patterns (glob pattern) <text:span text:style-name="T128">are read.</text:span></text:p>
      <text:p text:style-name="Option_20_title"><text:alphabetical-index-mark-start text:id="IMark94049801679496"/><text:span text:style-name="T130">--storage-command</text:span><text:alphabetical-index-mark-end text:id="IMark94049801679496"/>=<text:bookmark-start text:name="__DdeLink__11095_16741486303"/>&lt;command|script&gt;<text:bookmark-end text:name="__DdeLink__11095_16741486303"/></text:p>
      <text:p text:style-name="P108"><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049801572936"/>--pre-command<text:alphabetical-index-mark-end text:id="IMark94049801572936"/>=&lt;command&gt;</text:p>
      <text:p text:style-name="Option_20_Start">Command to execute before a job is started.</text:p>
      <text:p text:style-name="Option_20_Start">Available macros: %name.</text:p>
      <text:p text:style-name="Option_20_title"><text:alphabetical-index-mark-start text:id="IMark94049771036040"/>--post-command<text:alphabetical-index-mark-end text:id="IMark94049771036040"/>=&lt;command&gt;</text:p>
      <text:p text:style-name="Option_20_Start">Command to execute after a job terminated.</text:p>
      <text:p text:style-name="Option_20_Start">Available macros: %name.</text:p>
      <text:p text:style-name="Option_20_title"><text:alphabetical-index-mark-start text:id="IMark94049793963192"/>--mount<text:alphabetical-index-mark-end text:id="IMark94049793963192"/>=&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049769788056"/><text:span text:style-name="T134">--mount-command</text:span><text:alphabetical-index-mark-end text:id="IMark94049769788056"/><text:span text:style-name="T134">=&lt;command&gt;</text:span></text:p>
      <text:p text:style-name="Option_20_Start">Command to mount a device via a mount point.</text:p>
      <text:p text:style-name="Option_20_Start">Available macros: %directory</text:p>
      <text:p text:style-name="Option_20_title"><text:alphabetical-index-mark-start text:id="IMark94049801738968"/><text:span text:style-name="T134">--mount-device-command</text:span><text:alphabetical-index-mark-end text:id="IMark94049801738968"/><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4049770332824"/>--unmount-command<text:alphabetical-index-mark-end text:id="IMark94049770332824"/><text:span text:style-name="T134">=&lt;command&gt;</text:span></text:p>
      <text:p text:style-name="P110">Command to <text:span text:style-name="T135">un</text:span>mount a device via a mount point.</text:p>
      <text:p text:style-name="P110">Available macros: %directory</text:p>
      <text:p text:style-name="P67"><text:alphabetical-index-mark-start text:id="IMark94049769792840"/><text:alphabetical-index-mark-start text:id="IMark94049772612952"/>--<text:span text:style-name="T205">transform</text:span><text:alphabetical-index-mark-end text:id="IMark94049772612952"/><text:alphabetical-index-mark-end text:id="IMark94049769792840"/><text:span text:style-name="T205">=&lt;pattern&gt;,&lt;text&gt;</text:span></text:p>
      <text:p text:style-name="P122"><text:span text:style-name="T207">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5">The default pattern type is simple pattern.</text:span></text:p>
      <text:p text:style-name="P121">Example: --transform=/mnt/sda<text:span text:style-name="T206">1</text:span>/home,/home</text:p>
      <text:p text:style-name="P161"/>
      <table:table table:name="Table7" table:style-name="Table7">
        <table:table-column table:style-name="Table7.A"/>
        <table:table-column table:style-name="Table7.B"/>
        <table:table-column table:style-name="Table7.C"/>
        <table:table-row>
          <table:table-cell table:style-name="Table7.A1" office:value-type="string">
            <text:p text:style-name="P162">Prefix</text:p>
          </table:table-cell>
          <table:table-cell table:style-name="Table7.B1" office:value-type="string">
            <text:p text:style-name="P162">Type</text:p>
          </table:table-cell>
          <table:table-cell table:style-name="Table7.C1" office:value-type="string">
            <text:p text:style-name="P162">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6">Table <text:sequence text:ref-name="refTable5" text:name="Table" text:formula="ooow:Table+1" style:num-format="1">6</text:sequence>: Pattern types</text:p>
      <text:p text:style-name="Option_20_title"><text:alphabetical-index-mark-start text:id="IMark94049800480008"/><text:span text:style-name="T173">--comment</text:span><text:alphabetical-index-mark-end text:id="IMark94049800480008"/><text:span text:style-name="T173">=&lt;text&gt;</text:span></text:p>
      <text:p text:style-name="Option_20_Start">Add comment to archive.</text:p>
      <text:p text:style-name="Option_20_title"><text:alphabetical-index-mark-start text:id="IMark94049800783016"/>--<text:span text:style-name="T175">info</text:span><text:alphabetical-index-mark-end text:id="IMark9404980078301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049802392408"/>--include<text:alphabetical-index-mark-end text:id="IMark94049802392408"/>=&lt;pattern&gt;, <text:alphabetical-index-mark-start text:id="IMark94049801598696"/>-#<text:alphabetical-index-mark-end text:id="IMark940498015986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049801000680"/><text:span text:style-name="T129">--include-file-list</text:span><text:alphabetical-index-mark-end text:id="IMark94049801000680"/>=&lt;file name&gt;</text:p>
      <text:p text:style-name="P107">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4049799913272"/>--include-<text:span text:style-name="T129">file </text:span>command<text:bookmark-start text:name="__DdeLink__11102_1674148630"/><text:alphabetical-index-mark-end text:id="IMark9404979991327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049770796936"/><text:span text:style-name="T129">--include-image-list</text:span><text:alphabetical-index-mark-end text:id="IMark9404977079693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049801918376"/>--<text:span text:style-name="T129">include-image-command</text:span><text:alphabetical-index-mark-end text:id="IMark94049801918376"/>=<text:bookmark-start text:name="__DdeLink__11095_16741486302"/>&lt;command|script&gt;<text:bookmark-end text:name="__DdeLink__11095_16741486302"/></text:p>
      <text:p text:style-name="P109"><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049769361320"/>--exclude<text:alphabetical-index-mark-end text:id="IMark94049769361320"/>=&lt;pattern&gt;, <text:alphabetical-index-mark-start text:id="IMark94049801988744"/>-!<text:alphabetical-index-mark-end text:id="IMark9404980198874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049772944248"/>--<text:span text:style-name="T174">exclude-list</text:span><text:alphabetical-index-mark-end text:id="IMark94049772944248"/><text:span text:style-name="T174">=&lt;file name&gt;</text:span></text:p>
      <text:p text:style-name="P117">Define the name of a file from which names or simple patterns (glob pattern) are read which must not match to files and are excluded from the created archive.</text:p>
      <text:p text:style-name="Option_20_title"><text:alphabetical-index-mark-start text:id="IMark94049800652040"/>--exclude-command<text:alphabetical-index-mark-end text:id="IMark940498006520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049697513880"/>--<text:span text:style-name="T183">storage-list</text:span><text:alphabetical-index-mark-end text:id="IMark94049697513880"/><text:span text:style-name="T183">=&lt;file name&gt;</text:span></text:p>
      <text:p text:style-name="P119">Define the name of a file from which <text:span text:style-name="T183">storage </text:span>names or simple patterns (glob pattern) are read.</text:p>
      <text:p text:style-name="Option_20_title"><text:alphabetical-index-mark-start text:id="IMark94049784630712"/>--<text:span text:style-name="T183">storage-command</text:span><text:alphabetical-index-mark-end text:id="IMark94049784630712"/><text:span text:style-name="T183">=&lt;command|script&gt;</text:span></text:p>
      <text:p text:style-name="P119">Define a command or script to execute<text:bookmark-start text:name="__DdeLink__11461_167414863031"/> <text:bookmark-end text:name="__DdeLink__11461_167414863031"/><text:span text:style-name="T183">to get a list of storages</text:span>. The output (stdout) of the command or script define names or simple patterns (glob pattern) <text:span text:style-name="T183">of storage names</text:span>.</text:p>
      <text:h text:style-name="P220" text:outline-level="3"><text:bookmark-start text:name="__RefHeading__16294_1510295094"/>Incremental/Differential archives<text:bookmark-end text:name="__RefHeading__16294_1510295094"/></text:h>
      <text:p text:style-name="P56"><text:alphabetical-index-mark-start text:id="IMark94049770516072"/>--normal<text:alphabetical-index-mark-end text:id="IMark94049770516072"/></text:p>
      <text:p text:style-name="Option_20_Start">Create a normal archive. No incremental data is used or stored.</text:p>
      <text:p text:style-name="Option_20_title"><text:alphabetical-index-mark-start text:id="IMark94049799748440"/><text:span text:style-name="T25">--full</text:span><text:alphabetical-index-mark-end text:id="IMark94049799748440"/><text:span text:style-name="T25">, </text:span><text:alphabetical-index-mark-start text:id="IMark94049770443880"/><text:span text:style-name="T25">-f</text:span><text:alphabetical-index-mark-end text:id="IMark94049770443880"/></text:p>
      <text:p text:style-name="Option_20_Start">Create a full archive and store incremental data.</text:p>
      <text:p text:style-name="Option_20_title"><text:soft-page-break/><text:alphabetical-index-mark-start text:id="IMark94049784788008"/><text:span text:style-name="T25">--incremental</text:span><text:alphabetical-index-mark-end text:id="IMark94049784788008"/><text:span text:style-name="T25">, </text:span><text:alphabetical-index-mark-start text:id="IMark94049771303752"/><text:span text:style-name="T25">-i</text:span><text:alphabetical-index-mark-end text:id="IMark940497713037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049761183432"/><text:span text:style-name="T25">--incremental-list-file</text:span><text:alphabetical-index-mark-end text:id="IMark94049761183432"/><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6"><text:alphabetical-index-mark-start text:id="IMark94049802388984"/>--differential<text:alphabetical-index-mark-end text:id="IMark94049802388984"/></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049769788056"/>--compress-algorithm<text:alphabetical-index-mark-end text:id="IMark94049769788056"/>, <text:alphabetical-index-mark-start text:id="IMark94049784710584"/>-z<text:alphabetical-index-mark-end text:id="IMark9404978471058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049771490040"/>--compress-min-size<text:alphabetical-index-mark-end text:id="IMark9404977149004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049801515624"/>--compress-exclude<text:alphabetical-index-mark-end text:id="IMark940498015156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049772944248"/>--<text:span text:style-name="T174">delta-source</text:span><text:alphabetical-index-mark-end text:id="IMark94049772944248"/><text:span text:style-name="T174">=&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049801087880"/>--crypt-algorithm<text:alphabetical-index-mark-end text:id="IMark94049801087880"/>, <text:alphabetical-index-mark-start text:id="IMark94049769383064"/>-y<text:alphabetical-index-mark-end text:id="IMark940497693830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049800652040"/>--crypt-type<text:alphabetical-index-mark-end text:id="IMark9404980065204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049771599320"/>--crypt-password<text:alphabetical-index-mark-end text:id="IMark9404977159932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049772612824"/><text:alphabetical-index-mark-start text:id="IMark94049771303752"/><text:span text:style-name="T91">--crypt-new-password</text:span><text:alphabetical-index-mark-end text:id="IMark94049771303752"/><text:alphabetical-index-mark-end text:id="IMark94049772612824"/><text:span text:style-name="T91">=&lt;password&gt;</text:span></text:p>
      <text:p text:style-name="P100"><text:span text:style-name="T91">New </text:span>crypt password phrase to use <text:span text:style-name="T172">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049784788008"/>--crypt-public-key<text:alphabetical-index-mark-end text:id="IMark94049784788008"/>=&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4049772979864"/>--crypt-private-key<text:alphabetical-index-mark-end text:id="IMark94049772979864"/>=&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21" text:outline-level="3"><text:bookmark-start text:name="__RefHeading__12412_1972768539"/>Signatures<text:bookmark-end text:name="__RefHeading__12412_1972768539"/></text:h>
      <text:p text:style-name="Option_20_title"><text:alphabetical-index-mark-start text:id="IMark94049801738968"/>--signatures-public-key<text:alphabetical-index-mark-end text:id="IMark94049801738968"/>=&lt;file name&gt;</text:p>
      <text:p text:style-name="P101">Name of file with the RSA signature public key. The signature public key is used to verify the data integrity of an archive.</text:p>
      <text:p text:style-name="Option_20_title"><text:alphabetical-index-mark-start text:id="IMark94049770332824"/>--signature-private-key<text:alphabetical-index-mark-end text:id="IMark94049770332824"/>=&lt;file name&gt;</text:p>
      <text:p text:style-name="P101">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049800614072"/>--force-verify-signatures<text:alphabetical-index-mark-end text:id="IMark94049800614072"/></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049769744680"/>--skip-verify-signatures<text:alphabetical-index-mark-end text:id="IMark94049769744680"/></text:p>
      <text:p text:style-name="P131">Skip verification of signatures and do not show an error or a warning.</text:p>
      <text:p text:style-name="Option_20_title"><text:alphabetical-index-mark-start text:id="IMark94049769688120"/>--<text:span text:style-name="T112">no-signatures</text:span><text:alphabetical-index-mark-end text:id="IMark94049769688120"/></text:p>
      <text:p text:style-name="P132">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049771038488"/>--archive-part-size<text:alphabetical-index-mark-end text:id="IMark94049771038488"/>=&lt;size&gt;, <text:alphabetical-index-mark-start text:id="IMark94049787529848"/>-s<text:alphabetical-index-mark-end text:id="IMark94049787529848"/>=&lt;size&gt;</text:p>
      <text:p text:style-name="P95">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049800768728"/>--fragment-size<text:alphabetical-index-mark-end text:id="IMark94049800768728"/>=&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049801230232"/>--file-write-pre-command<text:alphabetical-index-mark-end text:id="IMark9404980123023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049801679496"/>--file-write-post-command<text:alphabetical-index-mark-end text:id="IMark9404980167949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049800783016"/>--ftp-login-name<text:alphabetical-index-mark-end text:id="IMark94049800783016"/>=&lt;name&gt;</text:p>
      <text:p text:style-name="Option_20_Start">Specify the general FTP login name.</text:p>
      <text:p text:style-name="Option_20_title"><text:alphabetical-index-mark-start text:id="IMark94049787334264"/>--ftp-password<text:alphabetical-index-mark-end text:id="IMark9404978733426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049802388984"/>--ftp-max-connections<text:alphabetical-index-mark-end text:id="IMark94049802388984"/>=&lt;n&gt;</text:p>
      <text:p text:style-name="Option_20_note">Specify the max. number of concurrent connections for this FTP server.</text:p>
      <text:p text:style-name="Option_20_title"><text:bookmark-end text:name="__DdeLink__10735_1674148630"/><text:alphabetical-index-mark-start text:id="IMark94049772585400"/>--ftp-write-pre-command<text:alphabetical-index-mark-end text:id="IMark94049772585400"/>=&lt;command&gt;</text:p>
      <text:p text:style-name="Option_20_Start">Command to execute before file is transmitted to FTP server.</text:p>
      <text:p text:style-name="Option_20_Start">Available macros: %file, %number.</text:p>
      <text:p text:style-name="Option_20_title"><text:alphabetical-index-mark-start text:id="IMark94049801572936"/>--ftp-write-post-command<text:alphabetical-index-mark-end text:id="IMark9404980157293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049769687576"/>--ssh-port<text:alphabetical-index-mark-end text:id="IMark94049769687576"/>=&lt;n&gt;</text:p>
      <text:p text:style-name="Option_20_Start">Specify ssh port to use. Default is 22.</text:p>
      <text:p text:style-name="Option_20_title"><text:alphabetical-index-mark-start text:id="IMark94049801971992"/>--ssh-login-name<text:alphabetical-index-mark-end text:id="IMark94049801971992"/>=&lt;name&gt;</text:p>
      <text:p text:style-name="Option_20_Start">Specify the default ssh login name.</text:p>
      <text:p text:style-name="Option_20_title"><text:alphabetical-index-mark-start text:id="IMark94049769688120"/>--ssh-password<text:alphabetical-index-mark-end text:id="IMark9404976968812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049770529928"/>--ssh-public-key<text:alphabetical-index-mark-end text:id="IMark94049770529928"/>=&lt;file name&gt;</text:p>
      <text:p text:style-name="Option_20_Start">Specify the file name with the ssh public key.</text:p>
      <text:p text:style-name="Option_20_title"><text:alphabetical-index-mark-start text:id="IMark94049770959544"/>--ssh-private-key<text:alphabetical-index-mark-end text:id="IMark9404977095954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049787529848"/>--ssh-max-connections<text:alphabetical-index-mark-end text:id="IMark9404978752984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049801787816"/>--scp-write-pre-command<text:alphabetical-index-mark-end text:id="IMark9404980178781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049799730520"/>--scp-write-post-command<text:alphabetical-index-mark-end text:id="IMark940497997305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049801399096"/>--sftp-write-pre-command<text:alphabetical-index-mark-end text:id="IMark9404980139909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049801598696"/>--sftp-write-post-command<text:alphabetical-index-mark-end text:id="IMark9404980159869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3">WebDAVS</text:span><text:bookmark-end text:name="__RefHeading__7767_909302912"/></text:h>
      <text:p text:style-name="Option_20_title"><text:alphabetical-index-mark-start text:id="IMark94049771599320"/>--webdav-login<text:alphabetical-index-mark-end text:id="IMark94049771599320"/>=&lt;name&gt;</text:p>
      <text:p text:style-name="Option_20_Start">Specify the default WebDAV login name.</text:p>
      <text:p text:style-name="Option_20_title"><text:alphabetical-index-mark-start text:id="IMark94049772612824"/>--webdav-password<text:alphabetical-index-mark-end text:id="IMark9404977261282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049761183432"/>--webdav-max-connections<text:alphabetical-index-mark-end text:id="IMark94049761183432"/>=&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049767087032"/>--webdav-write-pre-command<text:alphabetical-index-mark-end text:id="IMark9404976708703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049801861336"/>--webdav-write-post-command<text:alphabetical-index-mark-end text:id="IMark9404980186133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049769744680"/>--cd-device<text:alphabetical-index-mark-end text:id="IMark94049769744680"/>=&lt;device name&gt;, <text:alphabetical-index-mark-start text:id="IMark94049768902616"/>--dvd-device<text:alphabetical-index-mark-end text:id="IMark94049768902616"/>=&lt;device name&gt;, <text:alphabetical-index-mark-start text:id="IMark94049801774552"/>--bd-device<text:alphabetical-index-mark-end text:id="IMark94049801774552"/>=&lt;device name&gt;</text:p>
      <text:p text:style-name="Option_20_Start">Default device name for creating CDs/BDs/DVDs.</text:p>
      <text:p text:style-name="Option_20_title"><text:alphabetical-index-mark-start text:id="IMark94049800614072"/>--cd-request-volume-command<text:alphabetical-index-mark-end text:id="IMark94049800614072"/>=&lt;command&gt;, <text:alphabetical-index-mark-start text:id="IMark94049801515624"/>--dvd-request-volume-command<text:alphabetical-index-mark-end text:id="IMark94049801515624"/>=&lt;command&gt;, <text:alphabetical-index-mark-start text:id="IMark94049787483256"/>--bd-request-volume-command<text:alphabetical-index-mark-end text:id="IMark9404978748325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049769865576"/>--cd-unload-volume-command<text:alphabetical-index-mark-end text:id="IMark94049769865576"/>=&lt;command&gt;, <text:alphabetical-index-mark-start text:id="IMark94049772944248"/>--dvd-unload-volume-command<text:alphabetical-index-mark-end text:id="IMark94049772944248"/>=&lt;command&gt;, <text:alphabetical-index-mark-start text:id="IMark94049760096664"/>--bd-unload-volume-command<text:alphabetical-index-mark-end text:id="IMark9404976009666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049693320488"/>--cd-load-volume-command<text:alphabetical-index-mark-end text:id="IMark94049693320488"/>=&lt;command&gt;, <text:alphabetical-index-mark-start text:id="IMark94049764104856"/>--dvd-load-volume-command<text:alphabetical-index-mark-end text:id="IMark94049764104856"/>=&lt;command&gt;, <text:alphabetical-index-mark-start text:id="IMark94049698678008"/>--bd-load-volume-command<text:alphabetical-index-mark-end text:id="IMark9404969867800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049769919400"/>--cd-volume-size<text:alphabetical-index-mark-end text:id="IMark94049769919400"/>=<text:bookmark-start text:name="__DdeLink__5568_1180582065"/>&lt;n&gt;[<text:span text:style-name="T226">T|</text:span>G|M|K], <text:alphabetical-index-mark-start text:id="IMark94049801511096"/>--dvd-volume-size<text:alphabetical-index-mark-end text:id="IMark94049801511096"/>=&lt;n&gt;[<text:span text:style-name="T226">T|</text:span>G|M|K], <text:alphabetical-index-mark-start text:id="IMark94049762579560"/>--bd-volume-size<text:alphabetical-index-mark-end text:id="IMark94049762579560"/>=&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049772612952"/>--cd-image-pre-command<text:alphabetical-index-mark-end text:id="IMark94049772612952"/>=&lt;command&gt;, <text:alphabetical-index-mark-start text:id="IMark94049769453864"/>--dvd-image-pre-command<text:alphabetical-index-mark-end text:id="IMark94049769453864"/>=&lt;command&gt;, <text:alphabetical-index-mark-start text:id="IMark94049801509624"/>--bd-image-pre-command<text:alphabetical-index-mark-end text:id="IMark940498015096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049801598696"/>--cd-image-post-command<text:alphabetical-index-mark-end text:id="IMark94049801598696"/>=&lt;command&gt;, <text:alphabetical-index-mark-start text:id="IMark94049787455928"/>--dvd-image-post-command<text:alphabetical-index-mark-end text:id="IMark94049787455928"/>=&lt;command&gt;, <text:alphabetical-index-mark-start text:id="IMark94049769340968"/>--bd-image-post-command<text:alphabetical-index-mark-end text:id="IMark9404976934096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049772979864"/>--cd-image-command<text:alphabetical-index-mark-end text:id="IMark94049772979864"/>=&lt;command&gt;, <text:alphabetical-index-mark-start text:id="IMark94049801249624"/>--dvd-image-command<text:alphabetical-index-mark-end text:id="IMark94049801249624"/>=&lt;command&gt;, <text:alphabetical-index-mark-start text:id="IMark94049784631864"/>--bd-image-command<text:alphabetical-index-mark-end text:id="IMark94049784631864"/>=&lt;command&gt;</text:p>
      <text:p text:style-name="Option_20_Start">Command to create a CD/DVD/BD image. Default is <text:span text:style-name="Command"><text:span text:style-name="T25">mkisofs</text:span></text:span>.</text:p>
      <text:p text:style-name="P114">Available macros: %device, %file, %image, %sectors, %number, %j, %j1.</text:p>
      <text:p text:style-name="P133"><text:span text:style-name="T144">Note:<text:tab/></text:span>%i is the number of available CPU cores, %j1 is the number of available CPU cores minus 1, but at least 1.</text:p>
      <text:p text:style-name="Option_20_title"><text:alphabetical-index-mark-start text:id="IMark94049770278920"/>--cd-ecc-pre-command<text:alphabetical-index-mark-end text:id="IMark94049770278920"/>=&lt;command&gt;, <text:alphabetical-index-mark-start text:id="IMark94049784685800"/>--dvd-ecc-pre-command<text:alphabetical-index-mark-end text:id="IMark94049784685800"/>=&lt;command&gt;, <text:alphabetical-index-mark-start text:id="IMark94049801230232"/>--bd-ecc-pre-command<text:alphabetical-index-mark-end text:id="IMark94049801230232"/>=&lt;command&gt;</text:p>
      <text:p text:style-name="Option_20_Start">Command to execute before error correction codes (ecc) are added to a CD/DVD/BD image.</text:p>
      <text:p text:style-name="Option_20_title"><text:alphabetical-index-mark-start text:id="IMark94049801918376"/>--cd-ecc-post-command<text:alphabetical-index-mark-end text:id="IMark94049801918376"/>=&lt;command&gt;, <text:alphabetical-index-mark-start text:id="IMark94049801787816"/>--dvd-ecc-post-command<text:alphabetical-index-mark-end text:id="IMark94049801787816"/>=&lt;command&gt;, <text:alphabetical-index-mark-start text:id="IMark94049802392408"/>--bd-ecc-post-command<text:alphabetical-index-mark-end text:id="IMark94049802392408"/>=&lt;command&gt;</text:p>
      <text:p text:style-name="Option_20_Start">Command to execute after error correction codes (ecc) are added to a CD/DVD/BD image.</text:p>
      <text:p text:style-name="Option_20_title"><text:alphabetical-index-mark-start text:id="IMark94049801515624"/>--cd-ecc-command<text:alphabetical-index-mark-end text:id="IMark94049801515624"/>=&lt;command&gt;, <text:alphabetical-index-mark-start text:id="IMark94049801399096"/>--dvd-ecc-command<text:alphabetical-index-mark-end text:id="IMark94049801399096"/>=&lt;command&gt;, <text:alphabetical-index-mark-start text:id="IMark94049787513128"/>--bd-ecc-command<text:alphabetical-index-mark-end text:id="IMark94049787513128"/>=&lt;command&gt;</text:p>
      <text:p text:style-name="Option_20_Start">Command to added error correction codes (ecc) to a CD/DVD/BD image. A useful command is <text:span text:style-name="Command">dvdisaster</text:span> to add Reed-Solomon codes to the CD/DVD/BD image.</text:p>
      <text:p text:style-name="P113">Available macros: %device, %file, %image, %sectors, %number, %j, %j1.</text:p>
      <text:p text:style-name="P134"><text:span text:style-name="T144">Note:<text:tab/></text:span>%i is the number of available CPU cores, %j1 is the number of available CPU cores minus 1, but at least 1.</text:p>
      <text:p text:style-name="Option_20_title"><text:alphabetical-index-mark-start text:id="IMark94049800057832"/><text:span text:style-name="T82">--cd‑blank-command</text:span><text:alphabetical-index-mark-end text:id="IMark94049800057832"/><text:span text:style-name="T82">=&lt;command&gt;, </text:span><text:alphabetical-index-mark-start text:id="IMark94049801511096"/><text:span text:style-name="T82">--dvd-blank-command</text:span><text:alphabetical-index-mark-end text:id="IMark94049801511096"/><text:span text:style-name="T82">=&lt;command&gt;, </text:span><text:alphabetical-index-mark-start text:id="IMark94049772612824"/><text:span text:style-name="T82">--bd-blank-command</text:span><text:alphabetical-index-mark-end text:id="IMark94049772612824"/><text:span text:style-name="T82">=&lt;command&gt;</text:span></text:p>
      <text:p text:style-name="Option_20_Start">Command to blank a CD/DVD/BD medium before writing.</text:p>
      <text:p text:style-name="Option_20_title"><text:alphabetical-index-mark-start text:id="IMark94049769383064"/>--cd-write-pre-command<text:alphabetical-index-mark-end text:id="IMark94049769383064"/>=&lt;command&gt;, <text:alphabetical-index-mark-start text:id="IMark94049801240280"/>--dvd-write-pre-command<text:alphabetical-index-mark-end text:id="IMark94049801240280"/>=&lt;command&gt;, <text:alphabetical-index-mark-start text:id="IMark94049784600216"/>--bd-write-pre-command<text:alphabetical-index-mark-end text:id="IMark94049784600216"/>=&lt;command&gt;</text:p>
      <text:p text:style-name="Option_20_Start">Command to execute before CD/DVD/BD image is written.</text:p>
      <text:p text:style-name="Option_20_title"><text:alphabetical-index-mark-start text:id="IMark94049770131336"/>--cd-write-post-command<text:alphabetical-index-mark-end text:id="IMark94049770131336"/>=&lt;command&gt;, <text:alphabetical-index-mark-start text:id="IMark94049800399544"/>--dvd-write-post-command<text:alphabetical-index-mark-end text:id="IMark94049800399544"/>=&lt;command&gt;, <text:alphabetical-index-mark-start text:id="IMark94049793963192"/>--bd-write-post-command<text:alphabetical-index-mark-end text:id="IMark94049793963192"/>=&lt;command&gt;</text:p>
      <text:p text:style-name="Option_20_Start">Command to execute after CD/DVD/BD image is written.</text:p>
      <text:p text:style-name="Option_20_title"><text:soft-page-break/><text:alphabetical-index-mark-start text:id="IMark94049771036040"/>--cd-write-command<text:alphabetical-index-mark-end text:id="IMark94049771036040"/>=&lt;command&gt;, <text:alphabetical-index-mark-start text:id="IMark94049784631864"/>--dvd-write-command<text:alphabetical-index-mark-end text:id="IMark94049784631864"/>=&lt;command&gt;, <text:alphabetical-index-mark-start text:id="IMark94049801971992"/>--bd-write-command<text:alphabetical-index-mark-end text:id="IMark94049801971992"/>=&lt;command&gt;</text:p>
      <text:p text:style-name="Option_20_Start">Command to write on CD/DVD/BD.</text:p>
      <text:p text:style-name="P113">Available macros: %device, %file, %image, %sectors, %number, %j, %j1.</text:p>
      <text:p text:style-name="P134"><text:span text:style-name="T144">Note:<text:tab/></text:span>%i is the number of available CPU cores, %j1 is the number of available CPU cores minus 1, but at least 1.</text:p>
      <text:p text:style-name="Option_20_title"><text:alphabetical-index-mark-start text:id="IMark94049801177032"/>--cd-write-image-command<text:alphabetical-index-mark-end text:id="IMark94049801177032"/>=&lt;command&gt;, <text:alphabetical-index-mark-start text:id="IMark94049769361320"/>--dvd-write-image-command<text:alphabetical-index-mark-end text:id="IMark94049769361320"/>=&lt;command&gt;, <text:alphabetical-index-mark-start text:id="IMark94049784541576"/>--bd-write-image-command<text:alphabetical-index-mark-end text:id="IMark94049784541576"/>=&lt;command&gt;</text:p>
      <text:p text:style-name="Option_20_Start">Command to write a CD/DVD/BD image.</text:p>
      <text:p text:style-name="P113">Available macros: %device, %file, %image, %sectors, %number, %j, %j1.</text:p>
      <text:p text:style-name="P134"><text:span text:style-name="T144">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049784685800"/>--device<text:alphabetical-index-mark-end text:id="IMark94049784685800"/>=&lt;device name&gt;</text:p>
      <text:p text:style-name="Option_20_Start">Specify default device name.</text:p>
      <text:p text:style-name="Option_20_title"><text:alphabetical-index-mark-start text:id="IMark94049693320488"/>--device-request-volume-command<text:alphabetical-index-mark-end text:id="IMark94049693320488"/>=&lt;command&gt;</text:p>
      <text:p text:style-name="Option_20_Start">Command to request new volume for device.</text:p>
      <text:p text:style-name="Option_20_title"><text:alphabetical-index-mark-start text:id="IMark94049763716408"/>--device-load-volume-command<text:alphabetical-index-mark-end text:id="IMark94049763716408"/>=&lt;command&gt;</text:p>
      <text:p text:style-name="Option_20_Start">Command to load volume for device.</text:p>
      <text:p text:style-name="Option_20_title"><text:alphabetical-index-mark-start text:id="IMark94049770443880"/>--device-unload-volume-command<text:alphabetical-index-mark-end text:id="IMark94049770443880"/>=&lt;command&gt;</text:p>
      <text:p text:style-name="Option_20_Start">Command to unload volume from device.</text:p>
      <text:p text:style-name="Option_20_title"><text:alphabetical-index-mark-start text:id="IMark94049770328152"/>--device-volume-size<text:alphabetical-index-mark-end text:id="IMark94049770328152"/>=&lt;size&gt;</text:p>
      <text:p text:style-name="P95">Device volume size.<text:bookmark text:name="__DdeLink__5570_1180582065"/></text:p>
      <text:p text:style-name="Option_20_title"><text:alphabetical-index-mark-start text:id="IMark94049762579560"/>--device-image-pre-command<text:alphabetical-index-mark-end text:id="IMark94049762579560"/>=&lt;command&gt;</text:p>
      <text:p text:style-name="Option_20_Start">Pre-process command to execute before creating a device image. This can be some arbitrary command which should always be executed before a new device image is created.</text:p>
      <text:p text:style-name="P113">Available macros: %device, %file, %image, %number, %j, %j1.</text:p>
      <text:p text:style-name="P134"><text:span text:style-name="T144">Note:<text:tab/></text:span>%i is the number of available CPU cores, %j1 is the number of available CPU cores minus 1, but at least 1.</text:p>
      <text:p text:style-name="Option_20_title"><text:alphabetical-index-mark-start text:id="IMark94049802388984"/>--device-image-post-command<text:alphabetical-index-mark-end text:id="IMark94049802388984"/>=&lt;command&gt;</text:p>
      <text:p text:style-name="Option_20_Start">Post-process command to execute after creating a device image. This can be some arbitrary command which should always be executed after a new device image is created.</text:p>
      <text:p text:style-name="P113">Available macros: %device, %file, %image, %number, %j, %j1.</text:p>
      <text:p text:style-name="P134"><text:span text:style-name="T144">Note:<text:tab/></text:span>%i is the number of available CPU cores, %j1 is the number of available CPU cores minus 1, but at least 1.</text:p>
      <text:p text:style-name="Option_20_title"><text:soft-page-break/><text:alphabetical-index-mark-start text:id="IMark94049784600216"/>--device-image-command<text:alphabetical-index-mark-end text:id="IMark94049784600216"/>=&lt;command&gt;</text:p>
      <text:p text:style-name="Option_20_Start">Command to create a device image.</text:p>
      <text:p text:style-name="P113">Available macros: %device, %file, %image, %number, %j, %j1.</text:p>
      <text:p text:style-name="P134"><text:span text:style-name="T144">Note:<text:tab/></text:span>%i is the number of available CPU cores, %j1 is the number of available CPU cores minus 1, but at least 1.</text:p>
      <text:p text:style-name="Option_20_title"><text:alphabetical-index-mark-start text:id="IMark94049784710584"/>--device-ecc-pre-command<text:alphabetical-index-mark-end text:id="IMark9404978471058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049770796936"/>--device-ecc-post-command<text:alphabetical-index-mark-end text:id="IMark94049770796936"/>=&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049769340968"/>--device-ecc-command<text:alphabetical-index-mark-end text:id="IMark94049769340968"/>=&lt;command&gt;</text:p>
      <text:p text:style-name="Option_20_Start">Command to added error correction codes (ecc) to a device image.</text:p>
      <text:p text:style-name="Option_20_Start">Note: Still not implemented!</text:p>
      <text:p text:style-name="Option_20_title"><text:alphabetical-index-mark-start text:id="IMark94049703617960"/>--device-blank-command<text:alphabetical-index-mark-end text:id="IMark94049703617960"/>=&lt;command&gt;</text:p>
      <text:p text:style-name="Option_20_Start">Command to blank a device medium before writing.</text:p>
      <text:p text:style-name="Option_20_title"><text:alphabetical-index-mark-start text:id="IMark94049800614072"/>--device-write-pre-command<text:alphabetical-index-mark-end text:id="IMark94049800614072"/>=&lt;command&gt;</text:p>
      <text:p text:style-name="Option_20_Start">Command to execute before device image is written.</text:p>
      <text:p text:style-name="P113">Available macros: %device, %file, %image, %number, %j, %j1.</text:p>
      <text:p text:style-name="P134"><text:span text:style-name="T144">Note:<text:tab/></text:span>%i is the number of available CPU cores, %j1 is the number of available CPU cores minus 1, but at least 1.</text:p>
      <text:p text:style-name="Option_20_title"><text:alphabetical-index-mark-start text:id="IMark94049772979864"/>--device-write-post-command<text:alphabetical-index-mark-end text:id="IMark94049772979864"/>=&lt;command&gt;</text:p>
      <text:p text:style-name="Option_20_Start">Command to execute after device image is written.</text:p>
      <text:p text:style-name="P113">Available macros: %device, %file, %image, %number, %j, %j1.</text:p>
      <text:p text:style-name="P134"><text:span text:style-name="T144">Note:<text:tab/></text:span>%i is the number of available CPU cores, %j1 is the number of available CPU cores minus 1, but at least 1.</text:p>
      <text:p text:style-name="Option_20_title"><text:alphabetical-index-mark-start text:id="IMark94049770959544"/>--device-write-command<text:alphabetical-index-mark-end text:id="IMark94049770959544"/>=&lt;command&gt;</text:p>
      <text:p text:style-name="Option_20_Start">Command to write a device image.</text:p>
      <text:p text:style-name="P113">Available macros: %device, %file, %image, %number, %j, %j1.</text:p>
      <text:p text:style-name="P134"><text:span text:style-name="T144">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049760096664"/>--directory-strip<text:alphabetical-index-mark-end text:id="IMark94049760096664"/>=&lt;n&gt;, <text:alphabetical-index-mark-start text:id="IMark94049800768728"/>-p<text:alphabetical-index-mark-end text:id="IMark94049800768728"/>=&lt;n&gt;</text:p>
      <text:p text:style-name="Option_20_Start">Strip specified number of directory levels from file names of restored files.</text:p>
      <text:p text:style-name="Option_20_title"><text:soft-page-break/><text:alphabetical-index-mark-start text:id="IMark94049760096664"/>--destination<text:alphabetical-index-mark-end text:id="IMark94049760096664"/>=&lt;path&gt;</text:p>
      <text:p text:style-name="Option_20_Start">Restore files into specified path.</text:p>
      <text:p text:style-name="Option_20_title"><text:alphabetical-index-mark-start text:id="IMark94049762199800"/>--owner<text:alphabetical-index-mark-end text:id="IMark94049762199800"/>=&lt;user&gt;:&lt;group&gt;</text:p>
      <text:p text:style-name="Option_20_Start">Set specified user and group for restored <text:span text:style-name="T180">entries</text:span>. &lt;user&gt; is a user name which must exists on the system. &lt;group&gt; is a group name which must exists on the system.</text:p>
      <text:p text:style-name="Option_20_title"><text:alphabetical-index-mark-start text:id="IMark94049780421864"/>--<text:span text:style-name="T180">permissions</text:span><text:alphabetical-index-mark-end text:id="IMark94049780421864"/><text:span text:style-name="T180">=&lt;owner&gt;[:&lt;group&gt;[:&lt;world&gt;]]</text:span></text:p>
      <text:p text:style-name="Option_20_Start">Set permission RWX of <text:span text:style-name="T182">owner</text:span>, group, or world when restoring entries.</text:p>
      <text:p text:style-name="Option_20_title"><text:alphabetical-index-mark-start text:id="IMark94049714191800"/>--<text:span text:style-name="T208">sparse</text:span><text:alphabetical-index-mark-end text:id="IMark94049714191800"/></text:p>
      <text:p text:style-name="Option_20_Start">Restore as sparse files/hardlinks<text:note text:id="ftn20" text:note-class="footnote"><text:note-citation>20</text:note-citation><text:note-body><text:p text:style-name="P84">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049784788008"/>‑‑<text:span text:style-name="T229">server</text:span><text:alphabetical-index-mark-end text:id="IMark94049784788008"/></text:p>
      <text:p text:style-name="P124">Run <text:span text:style-name="Name">BAR</text:span> <text:span text:style-name="T229">server</text:span>.</text:p>
      <text:p text:style-name="P69"><text:alphabetical-index-mark-start text:id="IMark94049770796936"/>--daemon<text:alphabetical-index-mark-end text:id="IMark94049770796936"/></text:p>
      <text:p text:style-name="Option_20_Start">Run <text:span text:style-name="Name">BAR</text:span> <text:span text:style-name="T229">server </text:span>in daemon mode.</text:p>
      <text:p text:style-name="Option_20_title"><text:alphabetical-index-mark-start text:id="IMark94049769340968"/>--no-detach<text:alphabetical-index-mark-end text:id="IMark94049769340968"/>, <text:alphabetical-index-mark-start text:id="IMark94049769792840"/>-D<text:alphabetical-index-mark-end text:id="IMark94049769792840"/></text:p>
      <text:p text:style-name="Option_20_Start">Do not detach process when running in <text:span text:style-name="T230">server </text:span>daemon mode.</text:p>
      <text:p text:style-name="Option_20_title"><text:alphabetical-index-mark-start text:id="IMark94049784762104"/>--server-port<text:alphabetical-index-mark-end text:id="IMark94049784762104"/>=&lt;n&gt;<text:note text:id="ftn21" text:note-class="footnote"><text:note-citation>21</text:note-citation><text:note-body><text:p text:style-name="P77">Connections on the server port may also accept SSL encrypted connections.</text:p></text:note-body></text:note></text:p>
      <text:p text:style-name="Option_20_Start">Specify server port to use. Default is: 38523.</text:p>
      <text:p text:style-name="Option_20_title"><text:alphabetical-index-mark-start text:id="IMark94049801598696"/>--server-tls-port<text:alphabetical-index-mark-end text:id="IMark94049801598696"/>=&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4049769744680"/>--server-ca-file<text:alphabetical-index-mark-end text:id="IMark94049769744680"/>=&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049772896824"/>--server-cert-file<text:alphabetical-index-mark-end text:id="IMark94049772896824"/>=&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049784630712"/>--server-key-file<text:alphabetical-index-mark-end text:id="IMark94049784630712"/>=&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4049763716408"/>--server-password<text:alphabetical-index-mark-end text:id="IMark940497637164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049784527960"/>--<text:span text:style-name="T182">server-max-connections</text:span><text:alphabetical-index-mark-end text:id="IMark94049784527960"/><text:span text:style-name="T182">=&lt;n&gt;</text:span></text:p>
      <text:p text:style-name="Option_20_Start">Specify the max. concurrent connections to the server. <text:span text:style-name="T183">The default is 8 concurrent connections.</text:span></text:p>
      <text:p text:style-name="Option_20_title"><text:alphabetical-index-mark-start text:id="IMark94049801918376"/>--<text:span text:style-name="T182">server-mode</text:span><text:alphabetical-index-mark-end text:id="IMark94049801918376"/><text:span text:style-name="T182">=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049764104856"/>--jobs-directory<text:alphabetical-index-mark-end text:id="IMark94049764104856"/>=&lt;path name&gt;</text:p>
      <text:p text:style-name="Option_20_Start">Specify jobs directory. Default is: <text:span text:style-name="Filename"><text:span text:style-name="T25">/etc/bar/jobs</text:span></text:span>.</text:p>
      <text:p text:style-name="Option_20_title"><text:alphabetical-index-mark-start text:id="IMark94049802388984"/>--nice-level<text:alphabetical-index-mark-end text:id="IMark94049802388984"/>=&lt;n&gt;</text:p>
      <text:p text:style-name="Option_20_Start">Specify the nice-level the server should run. On Linux the nice level may be 0 (not nice) to 19 (very nice).</text:p>
      <text:p text:style-name="Option_20_title"><text:alphabetical-index-mark-start text:id="IMark94049799778168"/>--max-band-width<text:alphabetical-index-mark-end text:id="IMark94049799778168"/>=<text:bookmark-start text:name="__DdeLink__6150_796675737"/><text:bookmark-start text:name="__DdeLink__6154_796675737"/>(<text:bookmark-start text:name="__DdeLink__6739_1880764394"/>&lt;n&gt;[<text:span text:style-name="T226">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977358181" text:style-name="L11">
        <text:list-item>
          <text:p text:style-name="P193"><text:bookmark-start text:name="__DdeLink__7433_664228686"/>year: four digit year</text:p>
        </text:list-item>
        <text:list-item>
          <text:p text:style-name="P193">month: 1..12 or names Jan, Feb, Mar, Apr, May, Jun, Jul, Aug, Sept, Oct, Nov, Dec</text:p>
        </text:list-item>
        <text:list-item>
          <text:p text:style-name="P193">day: 1..31</text:p>
        </text:list-item>
        <text:list-item>
          <text:p text:style-name="P193">week day names: Mon, Tue, Wed, Thu, Fri, Sat, Sun</text:p>
        </text:list-item>
        <text:list-item>
          <text:p text:style-name="P193">hour: 00..23</text:p>
        </text:list-item>
        <text:list-item>
          <text:p text:style-name="P193">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049769340968"/>--remote-bar-executable<text:alphabetical-index-mark-end text:id="IMark9404976934096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8"><text:alphabetical-index-mark-start text:id="IMark94049769369576"/>--index-database<text:alphabetical-index-mark-end text:id="IMark94049769369576"/>=<text:span text:style-name="T203">sqlite:</text:span>&lt;file name&gt;<text:span text:style-name="T203">|mariadb:&lt;server&gt;:&lt;user&gt;:&lt;password&gt;|postgresql:&lt;server&gt;:&lt;user&gt;:&lt;password&gt;</text:span></text:p>
      <text:p text:style-name="Option_20_Start">Specify the file name of the index database. Default is: <text:span text:style-name="Filename"><text:span text:style-name="T203">sqlite:</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049801159832"/>--index-database-auto-update<text:alphabetical-index-mark-end text:id="IMark94049801159832"/></text:p>
      <text:p text:style-name="Option_20_Start">Enable automatically update index database with archives found on the file system or some remote server.</text:p>
      <text:p text:style-name="Option_20_title"><text:alphabetical-index-mark-start text:id="IMark94049772896824"/>--index-database-max-band-width<text:alphabetical-index-mark-end text:id="IMark94049772896824"/>=(<text:bookmark-start text:name="__DdeLink__6739_18807643941"/>&lt;n&gt;[<text:span text:style-name="T226">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61711414934123" text:continue-list="list161709973584822"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049801515624"/>--index-database-keep-time<text:alphabetical-index-mark-end text:id="IMark9404980151562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049802388984"/>--no-index-database<text:alphabetical-index-mark-end text:id="IMark94049802388984"/></text:p>
      <text:p text:style-name="Option_20_Start">Do not store index database for created archives.</text:p>
      <text:h text:style-name="P222" text:outline-level="3"><text:bookmark-start text:name="__RefHeading__10437_873480820"/><text:span text:style-name="T44">Continuous</text:span> database<text:bookmark-end text:name="__RefHeading__10437_873480820"/></text:h>
      <text:p text:style-name="Option_20_title"><text:alphabetical-index-mark-start text:id="IMark94049787383032"/>--<text:span text:style-name="T44">continuous-database</text:span><text:alphabetical-index-mark-end text:id="IMark94049787383032"/><text:span text:style-name="T44">=&lt;file name&gt;</text:span></text:p>
      <text:p text:style-name="P95">Specify the file name of the internal <text:span text:style-name="T44">continuous</text:span> database. Default is <text:span text:style-name="T44">empty to keep the database file in memory only.</text:span></text:p>
      <text:p text:style-name="Option_20_title"><text:alphabetical-index-mark-start text:id="IMark94049800666472"/><text:span text:style-name="T44">--continuous-max-size</text:span><text:alphabetical-index-mark-end text:id="IMark94049800666472"/><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049769367832"/><text:span text:style-name="T127">--continuous-min-time-delta</text:span><text:alphabetical-index-mark-end text:id="IMark94049769367832"/><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049793963192"/>--log<text:alphabetical-index-mark-end text:id="IMark9404979396319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049793958040"/>--log-file<text:alphabetical-index-mark-end text:id="IMark94049793958040"/>=&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36">Note:<text:tab/>The log file is closed and reopened every 10min to support log file rotation. By sending signal SIGUSR1 the log file can be closed and reopened at any time.</text:p>
      <text:p text:style-name="Option_20_title"><text:alphabetical-index-mark-start text:id="IMark94049770529928"/>--<text:span text:style-name="T175">log-format</text:span><text:alphabetical-index-mark-end text:id="IMark94049770529928"/><text:span text:style-name="T175">=&lt;format&gt;</text:span></text:p>
      <text:p text:style-name="Option_20_Start">Define the format of a log entry. <text:span text:style-name="T176">The log format may contain the macros listed in table </text:span><text:span text:style-name="T176"><text:sequence-ref text:reference-format="value" text:ref-name="refTable10">11</text:sequence-ref></text:span><text:span text:style-name="T176">: </text:span><text:span text:style-name="T176"><text:sequence-ref text:reference-format="caption" text:ref-name="refTable10">Log format macros</text:sequence-ref></text:span><text:span text:style-name="T176">.</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6">m</text:span></text:p>
          </table:table-cell>
          <table:table-cell table:style-name="Table6.B2" office:value-type="string">
            <text:p text:style-name="P18">month 1..12</text:p>
          </table:table-cell>
        </table:table-row>
        <table:table-row>
          <table:table-cell table:style-name="Table6.A2" office:value-type="string">
            <text:p text:style-name="P8">%<text:span text:style-name="T176">d</text:span></text:p>
          </table:table-cell>
          <table:table-cell table:style-name="Table6.B2" office:value-type="string">
            <text:p text:style-name="P18">day 1..31</text:p>
          </table:table-cell>
        </table:table-row>
        <table:table-row>
          <table:table-cell table:style-name="Table6.A2" office:value-type="string">
            <text:p text:style-name="P8">%<text:span text:style-name="T176">H</text:span></text:p>
          </table:table-cell>
          <table:table-cell table:style-name="Table6.B2" office:value-type="string">
            <text:p text:style-name="P18">hours 0..23</text:p>
          </table:table-cell>
        </table:table-row>
        <table:table-row>
          <table:table-cell table:style-name="Table6.A2" office:value-type="string">
            <text:p text:style-name="P8">%<text:span text:style-name="T176">M</text:span></text:p>
          </table:table-cell>
          <table:table-cell table:style-name="Table6.B2" office:value-type="string">
            <text:p text:style-name="P18">minutes 0.59</text:p>
          </table:table-cell>
        </table:table-row>
        <table:table-row>
          <table:table-cell table:style-name="Table6.A2" office:value-type="string">
            <text:p text:style-name="P8">%<text:span text:style-name="T176">S</text:span></text:p>
          </table:table-cell>
          <table:table-cell table:style-name="Table6.B2" office:value-type="string">
            <text:p text:style-name="P18">seconds 0.59</text:p>
          </table:table-cell>
        </table:table-row>
        <table:table-row>
          <table:table-cell table:style-name="Table6.A2" office:value-type="string">
            <text:p text:style-name="P8">%<text:span text:style-name="T176">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6">b</text:span></text:p>
          </table:table-cell>
          <table:table-cell table:style-name="Table6.B2" office:value-type="string">
            <text:p text:style-name="P18">month name</text:p>
          </table:table-cell>
        </table:table-row>
        <table:table-row>
          <table:table-cell table:style-name="Table6.A2" office:value-type="string">
            <text:p text:style-name="P8">%<text:span text:style-name="T176">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6">I</text:span></text:p>
          </table:table-cell>
          <table:table-cell table:style-name="Table6.B2" office:value-type="string">
            <text:p text:style-name="P18">hours 0..12</text:p>
          </table:table-cell>
        </table:table-row>
        <table:table-row>
          <table:table-cell table:style-name="Table6.A2" office:value-type="string">
            <text:p text:style-name="P8">%<text:span text:style-name="T176">p</text:span></text:p>
          </table:table-cell>
          <table:table-cell table:style-name="Table6.B2" office:value-type="string">
            <text:p text:style-name="P18">AM or PM</text:p>
          </table:table-cell>
        </table:table-row>
        <table:table-row>
          <table:table-cell table:style-name="Table6.A2" office:value-type="string">
            <text:p text:style-name="P8">%<text:span text:style-name="T176">P</text:span></text:p>
          </table:table-cell>
          <table:table-cell table:style-name="Table6.B2" office:value-type="string">
            <text:p text:style-name="P18">am or pm</text:p>
          </table:table-cell>
        </table:table-row>
        <table:table-row>
          <table:table-cell table:style-name="Table6.A2" office:value-type="string">
            <text:p text:style-name="P8">%<text:span text:style-name="T176">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6">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049780421864"/>--log-post-command<text:alphabetical-index-mark-end text:id="IMark9404978042186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049764071384"/>--config<text:alphabetical-index-mark-end text:id="IMark94049764071384"/>=&lt;file name&gt;</text:p>
      <text:p text:style-name="Option_20_Start">Read configuration from the specified file.</text:p>
      <text:p text:style-name="Option_20_title"><text:soft-page-break/><text:alphabetical-index-mark-start text:id="IMark94049770443880"/>--<text:span text:style-name="T208">save-configuration</text:span><text:alphabetical-index-mark-end text:id="IMark94049770443880"/><text:span text:style-name="T208">=&lt;file name&gt;</text:span></text:p>
      <text:p text:style-name="Option_20_Start">Format and save configuration to the specified file.</text:p>
      <text:p text:style-name="Option_20_title"><text:alphabetical-index-mark-start text:id="IMark94049801679496"/>--tmp-directory<text:alphabetical-index-mark-end text:id="IMark94049801679496"/>=&lt;path&gt;</text:p>
      <text:p text:style-name="Option_20_Start">Use the specified directory for temporary files.</text:p>
      <text:p text:style-name="Option_20_title"><text:alphabetical-index-mark-start text:id="IMark94049784710584"/>--max-tmp-size<text:alphabetical-index-mark-end text:id="IMark94049784710584"/>=&lt;size&gt;</text:p>
      <text:p text:style-name="P95">Use max. specified size for temporary files. If the space is occupied pause creating new <text:span text:style-name="T99">storage </text:span>files.</text:p>
      <text:p text:style-name="Option_20_note">Note: only temporary storage files are taken into account!</text:p>
      <text:p text:style-name="P63"><text:alphabetical-index-mark-start text:id="IMark94049801511096"/>--max-storage-size<text:alphabetical-index-mark-end text:id="IMark94049801511096"/>=&lt;size&gt;</text:p>
      <text:p text:style-name="Option_20_Start">Specify the max. size in bytes to use for storage. <text:span text:style-name="T177">If the storage size is exceeded older archives are deleted.</text:span></text:p>
      <text:p text:style-name="Option_20_title"><text:alphabetical-index-mark-start text:id="IMark94049801861336"/>--<text:span text:style-name="T179">max-threads</text:span><text:alphabetical-index-mark-end text:id="IMark94049801861336"/><text:span text:style-name="T179">=&lt;n&gt;</text:span></text:p>
      <text:p text:style-name="Option_20_Start">Max. number of threads for compress/decompress and encrypt/decrypt entries. Default is number of available CPU cores.</text:p>
      <text:p text:style-name="Option_20_note">Note:<text:tab/>if archives are read via NFS <text:span text:style-name="T194">then </text:span>increasing the number of worker threads may decrease the execution speed due to the NFS read ahead algorithm. <text:span text:style-name="T194">Thus use this option with care when running BAR in an NFS environment.</text:span></text:p>
      <text:p text:style-name="Option_20_title"><text:alphabetical-index-mark-start text:id="IMark94049769453864"/>--directory<text:alphabetical-index-mark-end text:id="IMark94049769453864"/>=&lt;path&gt;, <text:alphabetical-index-mark-start text:id="IMark94049769687576"/>-C<text:alphabetical-index-mark-end text:id="IMark94049769687576"/>=&lt;path&gt;</text:p>
      <text:p text:style-name="Option_20_Start">Change to directory.</text:p>
      <text:p text:style-name="P60"><text:alphabetical-index-mark-start text:id="IMark94049772612824"/>--jobs-directory<text:alphabetical-index-mark-end text:id="IMark94049772612824"/>=&lt;path name&gt;</text:p>
      <text:p text:style-name="P102">Specify jobs directory. Default is: <text:span text:style-name="Filename"><text:span text:style-name="T25">/etc/bar/jobs</text:span></text:span>.</text:p>
      <text:p text:style-name="P60"><text:alphabetical-index-mark-start text:id="IMark94049800399544"/>--<text:span text:style-name="T121">incremental-data</text:span>-directory<text:alphabetical-index-mark-end text:id="IMark94049800399544"/>=&lt;path name&gt;</text:p>
      <text:p text:style-name="P102">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4"><text:alphabetical-index-mark-start text:id="IMark94049772612952"/>--mount<text:alphabetical-index-mark-end text:id="IMark94049772612952"/>=&lt;mount point&gt;[,yes|no]</text:p>
      <text:p text:style-name="P11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049771490040"/>--pid-file<text:alphabetical-index-mark-end text:id="IMark9404977149004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049801230232"/>--<text:span text:style-name="T95">pairing-master-file</text:span><text:alphabetical-index-mark-end text:id="IMark94049801230232"/><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049784713112"/>--<text:span text:style-name="T180">pattern-type</text:span><text:alphabetical-index-mark-end text:id="IMark94049784713112"/><text:span text:style-name="T180">=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049769573304"/>--group<text:alphabetical-index-mark-end text:id="IMark94049769573304"/>, <text:alphabetical-index-mark-start text:id="IMark94049784798152"/>-g<text:alphabetical-index-mark-end text:id="IMark94049784798152"/></text:p>
      <text:p text:style-name="Option_20_Start">Group files when listing archive content. </text:p>
      <text:p text:style-name="Option_20_title"><text:alphabetical-index-mark-start text:id="IMark94049770137096"/>--all<text:alphabetical-index-mark-end text:id="IMark94049770137096"/></text:p>
      <text:p text:style-name="Option_20_Start">Show all files, not only the newest version of a file when listing archive content.</text:p>
      <text:p text:style-name="Option_20_title"><text:alphabetical-index-mark-start text:id="IMark94049760096664"/>--long-format<text:alphabetical-index-mark-end text:id="IMark94049760096664"/>, <text:alphabetical-index-mark-start text:id="IMark94049801087880"/>-L<text:alphabetical-index-mark-end text:id="IMark94049801087880"/></text:p>
      <text:p text:style-name="Option_20_Start">Use long output format when listing archive content.</text:p>
      <text:p text:style-name="Option_20_title"><text:alphabetical-index-mark-start text:id="IMark94049770328152"/>--human-format<text:alphabetical-index-mark-end text:id="IMark94049770328152"/>, <text:alphabetical-index-mark-start text:id="IMark94049762579560"/>-H<text:alphabetical-index-mark-end text:id="IMark94049762579560"/></text:p>
      <text:p text:style-name="Option_20_Start">Print sizes in human readable format (number and unit) instead of bytes.</text:p>
      <text:p text:style-name="Option_20_title"><text:alphabetical-index-mark-start text:id="IMark94049784710584"/>--numeric-uid-gid<text:alphabetical-index-mark-end text:id="IMark94049784710584"/></text:p>
      <text:p text:style-name="Option_20_Start">Print user/group ids as numbers instead resolved names.</text:p>
      <text:p text:style-name="Option_20_title"><text:alphabetical-index-mark-start text:id="IMark94049771038488"/>--numeric-permission<text:alphabetical-index-mark-end text:id="IMark94049771038488"/></text:p>
      <text:p text:style-name="Option_20_Start">Print file/directory permissions as octal numbers instead of permission text flags.</text:p>
      <text:p text:style-name="Option_20_title"><text:alphabetical-index-mark-start text:id="IMark94049787513128"/>--no-header-footer<text:alphabetical-index-mark-end text:id="IMark94049787513128"/></text:p>
      <text:p text:style-name="Option_20_Start">Suppress output of header/footer when listing archive content.</text:p>
      <text:p text:style-name="Option_20_title"><text:alphabetical-index-mark-start text:id="IMark94049801679496"/>--delete-old-archive-files<text:alphabetical-index-mark-end text:id="IMark94049801679496"/></text:p>
      <text:p text:style-name="Option_20_Start">Delete all old archive files after creating new archive files.</text:p>
      <text:p text:style-name="Option_20_title"><text:alphabetical-index-mark-start text:id="IMark94049784710584"/>--ignore-no-backup-file<text:alphabetical-index-mark-end text:id="IMark94049784710584"/></text:p>
      <text:p text:style-name="Option_20_Start">Ignore <text:span text:style-name="Filename">.nobackup</text:span>/<text:span text:style-name="Filename">.NOBACKUP</text:span> file and store directories containing this file, too.</text:p>
      <text:p text:style-name="Option_20_title"><text:alphabetical-index-mark-start text:id="IMark94049769792840"/>--ignore-no-dump<text:alphabetical-index-mark-end text:id="IMark9404976979284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049800666472"/>--skip-unreadable <text:alphabetical-index-mark-end text:id="IMark94049800666472"/></text:p>
      <text:p text:style-name="Option_20_Start">Skip unreadable files instead of reporting an error.</text:p>
      <text:p text:style-name="Option_20_title"><text:alphabetical-index-mark-start text:id="IMark94049784812984"/>--force-delta-compression<text:alphabetical-index-mark-end text:id="IMark94049784812984"/></text:p>
      <text:p text:style-name="Option_20_Start">Enable forced delta compression. If no delta compression can be used an error is reported instead of a warning only.</text:p>
      <text:p text:style-name="Option_20_title"><text:alphabetical-index-mark-start text:id="IMark94049770796936"/>--raw-images<text:alphabetical-index-mark-end text:id="IMark9404977079693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049771303752"/>--no-fragments-check<text:alphabetical-index-mark-end text:id="IMark94049771303752"/></text:p>
      <text:p text:style-name="Option_20_Start">Do not check if a fragmented file is complete.</text:p>
      <text:p text:style-name="Option_20_title"><text:alphabetical-index-mark-start text:id="IMark94049767087032"/>--archive-file-mode<text:alphabetical-index-mark-end text:id="IMark9404976708703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049784762104"/>--overwrite-archive-files<text:alphabetical-index-mark-end text:id="IMark94049784762104"/>, <text:alphabetical-index-mark-start text:id="IMark94049770332824"/>-o<text:alphabetical-index-mark-end text:id="IMark94049770332824"/></text:p>
      <text:p text:style-name="P123">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4049770347048"/>--<text:span text:style-name="T181">restore-entry-mode</text:span><text:alphabetical-index-mark-end text:id="IMark94049770347048"/><text:span text:style-name="T181">=stop|rename|overwrite</text:span></text:p>
      <text:p text:style-name="P118">Select mode when restoring entries which already exists. <text:span text:style-name="T181">R</text:span>estore is <text:span text:style-name="T181">either </text:span>stopped with an error <text:span text:style-name="T181">(</text:span><text:span text:style-name="Option">stop</text:span><text:span text:style-name="T181">)</text:span>, <text:span text:style-name="T181">an </text:span>existing entry is renamed <text:span text:style-name="T181">(</text:span><text:span text:style-name="Option"><text:span text:style-name="T181">rename</text:span></text:span><text:span text:style-name="T181">)</text:span>, on <text:span text:style-name="T181">an </text:span>existing entries is overwritten <text:span text:style-name="T181">(</text:span><text:span text:style-name="Option"><text:span text:style-name="T181">overwrite</text:span></text:span><text:span text:style-name="T181">)</text:span>.</text:p>
      <text:p text:style-name="Option_20_title"><text:alphabetical-index-mark-start text:id="IMark94049787511960"/>--overwrite-files<text:alphabetical-index-mark-end text:id="IMark94049787511960"/></text:p>
      <text:p text:style-name="Option_20_Start">Overwrite existing files when restoring files instead of reporting an error.</text:p>
      <text:p text:style-name="Option_20_title"><text:alphabetical-index-mark-start text:id="IMark94049801249624"/>--<text:span text:style-name="T225">test-created-archives</text:span><text:alphabetical-index-mark-end text:id="IMark94049801249624"/></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049767516184"/>--wait-first-volume<text:alphabetical-index-mark-end text:id="IMark9404976751618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049780421864"/>--dry-run<text:alphabetical-index-mark-end text:id="IMark940497804218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049801159832"/>--no-storage<text:alphabetical-index-mark-end text:id="IMark9404980115983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049784624888"/>--no-bar-on-medium<text:alphabetical-index-mark-end text:id="IMark9404978462488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5"><text:alphabetical-index-mark-start text:id="IMark94049799748440"/>--no-stop-on-error<text:alphabetical-index-mark-end text:id="IMark94049799748440"/></text:p>
      <text:p text:style-name="Option_20_Start">Do not store operation when an error oc<text:span text:style-name="T122">c</text:span>ur. Try to continue with remaining restore.</text:p>
      <text:p text:style-name="Option_20_title"><text:alphabetical-index-mark-start text:id="IMark94049762199800"/>‑‑<text:span text:style-name="T227">no-stop-on-owner-error</text:span><text:alphabetical-index-mark-end text:id="IMark94049762199800"/></text:p>
      <text:p text:style-name="P104">Do not store operation when an <text:span text:style-name="T227">owner </text:span>error occur. Try to continue with remaining restore.</text:p>
      <text:p text:style-name="P137"><text:soft-page-break/>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alphabetical-index-mark-start text:id="IMark94049799730520"/>--no-stop-on-attribute-error<text:alphabetical-index-mark-end text:id="IMark94049799730520"/></text:p>
      <text:p text:style-name="P103">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4049784798152"/>--no-default-config<text:alphabetical-index-mark-end text:id="IMark94049784798152"/></text:p>
      <text:p text:style-name="Option_20_Start">Do not read personal configuration file <text:span text:style-name="Filename"><text:span text:style-name="T25">~/.bar/bar.cfg</text:span></text:span><text:span text:style-name="T1">.</text:span></text:p>
      <text:p text:style-name="Option_20_title"><text:alphabetical-index-mark-start text:id="IMark94049714191800"/><text:span text:style-name="T1">--</text:span><text:span text:style-name="T5">volume-size</text:span><text:alphabetical-index-mark-end text:id="IMark94049714191800"/><text:span text:style-name="T1">=</text:span>&lt;n&gt;[<text:span text:style-name="T226">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049769687576"/>--ecc<text:alphabetical-index-mark-end text:id="IMark94049769687576"/></text:p>
      <text:p text:style-name="Option_20_Start">Enable generation of error correction codes when creating CD/DVD/BD or device images. For CDs/DVDs/BDs the external tool <text:span text:style-name="T1">dvdisaster</text:span><text:span text:style-name="T5"> is required.</text:span></text:p>
      <text:p text:style-name="P57"><text:alphabetical-index-mark-start text:id="IMark94049801173688"/>--always-create-image<text:alphabetical-index-mark-end text:id="IMark94049801173688"/></text:p>
      <text:p text:style-name="Option_20_Start">Enable always generate an image file for CDs/DVDs/BDs or devices. Usually image files are only generated when error correction codes should be added.</text:p>
      <text:p text:style-name="P59"><text:alphabetical-index-mark-start text:id="IMark94049770652472"/>--blank<text:alphabetical-index-mark-end text:id="IMark94049770652472"/></text:p>
      <text:p text:style-name="Option_20_Start">Blank CD/DVD/BD medium before writing.</text:p>
      <text:p text:style-name="Option_20_title"><text:alphabetical-index-mark-start text:id="IMark94049787631144"/><text:alphabetical-index-mark-start text:id="IMark94049769687576"/>--quiet<text:alphabetical-index-mark-end text:id="IMark94049769687576"/><text:alphabetical-index-mark-end text:id="IMark94049787631144"/></text:p>
      <text:p text:style-name="Option_20_Start">Be quiet and suppress any output.</text:p>
      <text:p text:style-name="Option_20_title"><text:alphabetical-index-mark-start text:id="IMark94049801173688"/>--verbose<text:alphabetical-index-mark-end text:id="IMark9404980117368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5">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049784631864"/>--version<text:alphabetical-index-mark-end text:id="IMark94049784631864"/></text:p>
      <text:p text:style-name="Option_20_Start">Output version of <text:span text:style-name="Name">BAR</text:span>.</text:p>
      <text:p text:style-name="Option_20_title"><text:alphabetical-index-mark-start text:id="IMark94049770959544"/>--help<text:alphabetical-index-mark-end text:id="IMark94049770959544"/>, <text:alphabetical-index-mark-start text:id="IMark94049800205480"/>-h<text:alphabetical-index-mark-end text:id="IMark94049800205480"/></text:p>
      <text:p text:style-name="Option_20_Start">Output help to options.</text:p>
      <text:p text:style-name="Option_20_title"><text:alphabetical-index-mark-start text:id="IMark94049784631864"/>--xhelp<text:alphabetical-index-mark-end text:id="IMark94049784631864"/></text:p>
      <text:p text:style-name="Option_20_Start">Output help to extended options.</text:p>
      <text:p text:style-name="Option_20_title"><text:alphabetical-index-mark-start text:id="IMark94049768902616"/>--help-internal<text:alphabetical-index-mark-end text:id="IMark9404976890261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5</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049784631864"/>UUID<text:alphabetical-index-mark-end text:id="IMark94049784631864"/>=&lt;uuid&gt;</text:p>
      <text:p text:style-name="Option_20_Start">An unique universal identifier for the job. The UUID is created once when the job is created.</text:p>
      <text:p text:style-name="Option_20_title"><text:alphabetical-index-mark-start text:id="IMark94049800768728"/>archive-name<text:alphabetical-index-mark-end text:id="IMark94049800768728"/>=&lt;name&gt;</text:p>
      <text:p text:style-name="Option_20_Start">Specify the archive name. Usually this configuration entry is only found in job files.</text:p>
      <text:p text:style-name="Option_20_title"><text:alphabetical-index-mark-start text:id="IMark94049801159832"/>archive-type<text:alphabetical-index-mark-end text:id="IMark94049801159832"/>=normal|full|incremental|differential</text:p>
      <text:p text:style-name="Option_20_Start">Specify the archive type to create. Usually this configuration entry is only found in job files.</text:p>
      <text:p text:style-name="Option_20_title"><text:alphabetical-index-mark-start text:id="IMark94049784630712"/>crypt-password-mode<text:alphabetical-index-mark-end text:id="IMark94049784630712"/>=default|ask|config</text:p>
      <text:p text:style-name="Option_20_Start">Specify the password mode. Usually this configuration entry is only found in job files.</text:p>
      <text:p text:style-name="Option_20_title"><text:alphabetical-index-mark-start text:id="IMark94049801087880"/>include-file<text:alphabetical-index-mark-end text:id="IMark94049801087880"/>=&lt;pattern&gt;</text:p>
      <text:p text:style-name="Option_20_Start">Include matching entries into the created archive.</text:p>
      <text:p text:style-name="Option_20_title"><text:alphabetical-index-mark-start text:id="IMark94049770443880"/>include-file-list<text:alphabetical-index-mark-end text:id="IMark94049770443880"/>=&lt;file name&gt;</text:p>
      <text:p text:style-name="P105">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049784685800"/>include-file-command<text:alphabetical-index-mark-end text:id="IMark9404978468580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049772612824"/>include-image<text:alphabetical-index-mark-end text:id="IMark94049772612824"/>=&lt;pattern&gt;</text:p>
      <text:p text:style-name="Option_20_Start">Include matching devices as disk images into the created archive.</text:p>
      <text:p text:style-name="Option_20_title"><text:alphabetical-index-mark-start text:id="IMark94049800666472"/>include-<text:span text:style-name="T128">image</text:span>-list<text:alphabetical-index-mark-end text:id="IMark94049800666472"/>=&lt;file name&gt;</text:p>
      <text:p text:style-name="P106">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049801173688"/>include-image-command<text:alphabetical-index-mark-end text:id="IMark9404980117368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049784541576"/>exclude<text:alphabetical-index-mark-end text:id="IMark9404978454157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049770347048"/><text:span text:style-name="T128">exclude</text:span>-list<text:alphabetical-index-mark-end text:id="IMark94049770347048"/>=&lt;file name&gt;</text:p>
      <text:p text:style-name="P106">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049802392408"/>exclude-command<text:alphabetical-index-mark-end text:id="IMark9404980239240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5">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7">command</text:span>&gt;</text:p>
      <text:p text:style-name="Text_20_body_20_indent">file-write-p<text:span text:style-name="T177">ost</text:span>-command=&lt;<text:span text:style-name="T177">command</text:span>&gt;</text:p>
      <text:p text:style-name="Text_20_body">Please see chapter <text:bookmark-ref text:reference-format="text" text:ref-name="__RefHeading__16300_1510295094">File</text:bookmark-ref>, page <text:bookmark-ref text:reference-format="page" text:ref-name="__RefHeading__16300_1510295094">55</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77">command</text:span>&gt;</text:p>
      <text:p text:style-name="Text_20_body_20_indent">ftp-write-p<text:span text:style-name="T177">ost</text:span>-command=&lt;<text:span text:style-name="T177">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5</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5</text:bookmark-ref><text:s/>for details to the configuration <text:bookmark-end text:name="__DdeLink__7394_909302912"/>entries.</text:p>
      <text:h text:style-name="Heading_20_4" text:outline-level="4"><text:bookmark-start text:name="__RefHeading__9029_1272517093"/>WebDAV/<text:span text:style-name="T193">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8">webdav</text:span>-write-pre-command=&lt;command&gt;</text:p>
      <text:p text:style-name="Text_20_body_20_indent"><text:span text:style-name="T178">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6</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9</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161710683524386" text:continue-list="list1977358181" text:style-name="L11">
        <text:list-item>
          <text:p text:style-name="P198">month names: Jan, Feb, Mar, Apr, May, Jun, Jul, Aug, Sept, Oct, Nov, Dec</text:p>
        </text:list-item>
        <text:list-item>
          <text:p text:style-name="P198">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5"><text:soft-page-break/>date = &lt;date&gt;</text:p>
      <text:p text:style-name="P155">weekdays = <text:s/>&lt;week days&gt;</text:p>
      <text:p text:style-name="P155"><text:span text:style-name="T195">begin</text:span> = &lt;time&gt;</text:p>
      <text:p text:style-name="P155"><text:span text:style-name="T195">end</text:span> = &lt;time&gt;</text:p>
      <text:p text:style-name="P38">The date string must have the following structure:</text:p>
      <text:p text:style-name="P156">&lt;year|*&gt;-&lt;month|*&gt;-&lt;day|*&gt;</text:p>
      <text:p text:style-name="P38">The week days string must have the following structure:</text:p>
      <text:p text:style-name="P156">&lt;day&gt;,...|*</text:p>
      <text:p text:style-name="P38">The time string must have the following structure:</text:p>
      <text:p text:style-name="P156">&lt;hour|*&gt;:&lt;minute|*&gt;</text:p>
      <text:p text:style-name="P120">with</text:p>
      <text:list xml:id="list161711417873675" text:continue-numbering="true" text:style-name="L11">
        <text:list-item>
          <text:p text:style-name="P199">month names: Jan, Feb, Mar, Apr, May, Jun, Jul, Aug, Sept, Oct, Nov, Dec</text:p>
        </text:list-item>
        <text:list-item>
          <text:p text:style-name="P199">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049800724280"/><text:alphabetical-index-mark-start text:id="IMark94049784788008"/>--port<text:alphabetical-index-mark-end text:id="IMark94049784788008"/><text:alphabetical-index-mark-end text:id="IMark94049800724280"/>=&lt;n&gt;, <text:alphabetical-index-mark-start text:id="IMark94049801738968"/><text:alphabetical-index-mark-start text:id="IMark94049767087032"/>-p<text:alphabetical-index-mark-end text:id="IMark94049767087032"/><text:alphabetical-index-mark-end text:id="IMark94049801738968"/>=&lt;n&gt;<text:note text:id="ftn22" text:note-class="footnote"><text:note-citation>22</text:note-citation><text:note-body><text:p text:style-name="P78">A SSL encrypted connection may also be established on the plain server port.</text:p></text:note-body></text:note></text:p>
      <text:p text:style-name="Option_20_Start">Server port. Default is:: 38523.</text:p>
      <text:p text:style-name="Option_20_title"><text:alphabetical-index-mark-start text:id="IMark94049800947736"/><text:alphabetical-index-mark-start text:id="IMark94049801173688"/>--tls-port<text:alphabetical-index-mark-end text:id="IMark94049801173688"/><text:alphabetical-index-mark-end text:id="IMark94049800947736"/>=&lt;n&gt;</text:p>
      <text:p text:style-name="Option_20_Start">TLS server port. Default is: 38524.</text:p>
      <text:p text:style-name="Option_20_title"><text:alphabetical-index-mark-start text:id="IMark94049784734744"/>--password<text:alphabetical-index-mark-end text:id="IMark9404978473474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049768902616"/>--login-dialog<text:alphabetical-index-mark-end text:id="IMark94049768902616"/></text:p>
      <text:p text:style-name="Option_20_Start">Force to open the login dialog.</text:p>
      <text:p text:style-name="Option_20_title"><text:alphabetical-index-mark-start text:id="IMark94049770131336"/><text:span text:style-name="T138">--ca-file</text:span><text:alphabetical-index-mark-end text:id="IMark94049770131336"/><text:span text:style-name="T138">=&lt;file name&gt;</text:span></text:p>
      <text:p text:style-name="P111"><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049762846152"/><text:span text:style-name="T138">--cert-file</text:span><text:alphabetical-index-mark-end text:id="IMark94049762846152"/><text:span text:style-name="T138">=&lt;file name&gt;</text:span></text:p>
      <text:p text:style-name="P112"><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049770278920"/><text:alphabetical-index-mark-start text:id="IMark94049800768728"/>--key-file<text:alphabetical-index-mark-end text:id="IMark94049800768728"/><text:alphabetical-index-mark-end text:id="IMark94049770278920"/>=&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049794010760"/><text:span text:style-name="Filename"><text:span text:style-name="T5">--</text:span></text:span><text:span text:style-name="Filename"><text:span text:style-name="T10">force-ssl</text:span></text:span><text:alphabetical-index-mark-end text:id="IMark94049794010760"/></text:p>
      <text:p text:style-name="Option_20_Start"><text:span text:style-name="Filename"><text:span text:style-name="T86">Force SSL connection</text:span></text:span></text:p>
      <text:p text:style-name="Option_20_title"><text:soft-page-break/><text:alphabetical-index-mark-start text:id="IMark94049762579560"/>--select-job<text:alphabetical-index-mark-end text:id="IMark94049762579560"/>=&lt;name&gt;</text:p>
      <text:p text:style-name="Option_20_Start">Select a job in the status tab.</text:p>
      <text:p text:style-name="Option_20_title"><text:alphabetical-index-mark-start text:id="IMark94049772896824"/><text:alphabetical-index-mark-start text:id="IMark94049770954952"/>--job<text:alphabetical-index-mark-end text:id="IMark94049770954952"/><text:alphabetical-index-mark-end text:id="IMark94049772896824"/>=&lt;name&gt;, <text:alphabetical-index-mark-start text:id="IMark94049771038488"/><text:alphabetical-index-mark-start text:id="IMark94049708676504"/>-j<text:alphabetical-index-mark-end text:id="IMark94049708676504"/><text:alphabetical-index-mark-end text:id="IMark94049771038488"/>=&lt;name&gt;</text:p>
      <text:p text:style-name="P96">Start execution of job &lt;name&gt; and terminate <text:span text:style-name="Command"><text:span text:style-name="T46">BARC</text:span></text:span><text:span text:style-name="Command">ontrol</text:span>.</text:p>
      <text:p text:style-name="Option_20_title"><text:alphabetical-index-mark-start text:id="IMark94049784685800"/>--archive-type<text:alphabetical-index-mark-end text:id="IMark94049784685800"/>=&lt;mode&gt;</text:p>
      <text:p text:style-name="Option_20_Start">Set job mode: normal, full, incremental, differential. Default is: normal.</text:p>
      <text:p text:style-name="Option_20_title"><text:alphabetical-index-mark-start text:id="IMark94049770652472"/><text:alphabetical-index-mark-start text:id="IMark94049769734872"/>--abort<text:alphabetical-index-mark-end text:id="IMark94049769734872"/><text:alphabetical-index-mark-end text:id="IMark94049770652472"/>=&lt;name&gt;</text:p>
      <text:p text:style-name="P96">Abort execution of job &lt;name&gt; and terminate <text:span text:style-name="Command"><text:span text:style-name="T46">BARC</text:span></text:span><text:span text:style-name="Command">ontrol</text:span>.</text:p>
      <text:p text:style-name="Option_20_title"><text:alphabetical-index-mark-start text:id="IMark94049771940936"/>--ping<text:alphabetical-index-mark-end text:id="IMark94049771940936"/>, <text:alphabetical-index-mark-start text:id="IMark94049780804120"/>-i<text:alphabetical-index-mark-end text:id="IMark94049780804120"/></text:p>
      <text:p text:style-name="P96">Check connection to server and terminate <text:span text:style-name="Command"><text:span text:style-name="T46">BARC</text:span></text:span><text:span text:style-name="Command">ontrol</text:span>.</text:p>
      <text:p text:style-name="P62"><text:alphabetical-index-mark-start text:id="IMark94049784871576"/>--pause<text:alphabetical-index-mark-end text:id="IMark94049784871576"/>=&lt;n&gt;, <text:alphabetical-index-mark-start text:id="IMark94049761183432"/>-t<text:alphabetical-index-mark-end text:id="IMark94049761183432"/>=&lt;n&gt;</text:p>
      <text:p text:style-name="P112">Pause job execution for &lt;n&gt; seconds and terminate <text:span text:style-name="Command"><text:span text:style-name="T46">BARC</text:span></text:span><text:span text:style-name="Command">ontrol</text:span>.</text:p>
      <text:p text:style-name="Option_20_title"><text:alphabetical-index-mark-start text:id="IMark94049800666472"/>--suspend<text:alphabetical-index-mark-end text:id="IMark94049800666472"/>, <text:alphabetical-index-mark-start text:id="IMark94049784871576"/>-s<text:alphabetical-index-mark-end text:id="IMark94049784871576"/></text:p>
      <text:p text:style-name="P96">Suspend job execution and terminate <text:span text:style-name="Command"><text:span text:style-name="T46">BARC</text:span></text:span><text:span text:style-name="Command">ontrol</text:span>.</text:p>
      <text:p text:style-name="Option_20_title"><text:alphabetical-index-mark-start text:id="IMark94049767087032"/>--continue<text:alphabetical-index-mark-end text:id="IMark94049767087032"/>, <text:alphabetical-index-mark-start text:id="IMark94049770669016"/>-c<text:alphabetical-index-mark-end text:id="IMark94049770669016"/></text:p>
      <text:p text:style-name="P96">Continue job execution and terminate <text:span text:style-name="Command"><text:span text:style-name="T46">BARC</text:span></text:span><text:span text:style-name="Command">ontrol</text:span>.</text:p>
      <text:p text:style-name="Option_20_title"><text:alphabetical-index-mark-start text:id="IMark94049787483256"/>--list<text:alphabetical-index-mark-end text:id="IMark94049787483256"/>, <text:alphabetical-index-mark-start text:id="IMark94049784788008"/>-l<text:alphabetical-index-mark-end text:id="IMark94049784788008"/></text:p>
      <text:p text:style-name="P96">List jobs and terminate <text:span text:style-name="Command"><text:span text:style-name="T46">BARC</text:span></text:span><text:span text:style-name="Command">ontrol</text:span>.</text:p>
      <text:p text:style-name="P58"><text:alphabetical-index-mark-start text:id="IMark94049800471848"/>--index-database-add<text:alphabetical-index-mark-end text:id="IMark94049800471848"/>=<text:span text:style-name="T47">&lt;pattern&gt;</text:span></text:p>
      <text:p text:style-name="P97">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8"><text:alphabetical-index-mark-start text:id="IMark94049801774552"/>--index-database-remove<text:alphabetical-index-mark-end text:id="IMark94049801774552"/>=<text:span text:style-name="T47">&lt;pattern&gt;</text:span></text:p>
      <text:p text:style-name="P97">Remove storage archive from <text:span text:style-name="T47">the </text:span>index database and terminate <text:span text:style-name="Command"><text:span text:style-name="T46">BARC</text:span></text:span><text:span text:style-name="Command">ontrol</text:span>.</text:p>
      <text:p text:style-name="P58"><text:alphabetical-index-mark-start text:id="IMark94049787529848"/>--<text:span text:style-name="T47">index-database-refresh</text:span><text:alphabetical-index-mark-end text:id="IMark94049787529848"/><text:span text:style-name="T47">=&lt;pattern&gt;</text:span></text:p>
      <text:p text:style-name="P98">Refresh storage archives in the index database and terminate <text:span text:style-name="Command"><text:span text:style-name="T46">BARC</text:span></text:span><text:span text:style-name="Command">ontrol</text:span>.</text:p>
      <text:p text:style-name="P58"><text:alphabetical-index-mark-start text:id="IMark94049801787816"/>--<text:span text:style-name="T86">index-database-entities-list</text:span><text:alphabetical-index-mark-end text:id="IMark94049801787816"/><text:span text:style-name="T86">=&lt;name&gt;, </text:span><text:alphabetical-index-mark-start text:id="IMark94049787280088"/><text:span text:style-name="T86">-n</text:span><text:alphabetical-index-mark-end text:id="IMark94049787280088"/><text:span text:style-name="T86">=&lt;name&gt;</text:span></text:p>
      <text:p text:style-name="P99">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8"><text:alphabetical-index-mark-start text:id="IMark94049800614072"/>--index-database-storage<text:span text:style-name="T86">s</text:span>-list<text:alphabetical-index-mark-end text:id="IMark94049800614072"/>=&lt;<text:span text:style-name="T47">name</text:span>&gt;, <text:alphabetical-index-mark-start text:id="IMark94049800553880"/>-<text:span text:style-name="T47">a</text:span><text:alphabetical-index-mark-end text:id="IMark94049800553880"/><text:span text:style-name="T47">=&lt;names&gt;</text:span></text:p>
      <text:p text:style-name="P97">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8"><text:alphabetical-index-mark-start text:id="IMark94049714191800"/>--index-database-entries-list<text:alphabetical-index-mark-end text:id="IMark94049714191800"/>=&lt;pattern&gt;, <text:alphabetical-index-mark-start text:id="IMark94049801399096"/>-<text:span text:style-name="T47">e</text:span><text:alphabetical-index-mark-end text:id="IMark94049801399096"/><text:span text:style-name="T47">=&lt;name&gt;</text:span></text:p>
      <text:p text:style-name="P97">List index entries which match to <text:span text:style-name="T47">the names</text:span> &lt;<text:span text:style-name="T47">name</text:span>&gt; and terminate <text:span text:style-name="Command"><text:span text:style-name="T46">BARC</text:span></text:span><text:span text:style-name="Command">ontrol</text:span>.</text:p>
      <text:p text:style-name="P66"><text:soft-page-break/><text:alphabetical-index-mark-start text:id="IMark94049772944248"/>--<text:span text:style-name="T196">maintenance</text:span><text:alphabetical-index-mark-end text:id="IMark94049772944248"/><text:span text:style-name="T196">=</text:span>&lt;n&gt;</text:p>
      <text:p text:style-name="P158">Intermediate maintenance time for &lt;n&gt; minutes.</text:p>
      <text:p text:style-name="Option_20_title"><text:alphabetical-index-mark-start text:id="IMark94049764104856"/>--restore<text:alphabetical-index-mark-end text:id="IMark94049764104856"/>=&lt;name&gt;</text:p>
      <text:p text:style-name="Option_20_Start">Restore storage with name &lt;name&gt;</text:p>
      <text:p text:style-name="Option_20_title"><text:alphabetical-index-mark-start text:id="IMark94049697513880"/>--destination<text:alphabetical-index-mark-end text:id="IMark94049697513880"/>=&lt;directory&gt;</text:p>
      <text:p text:style-name="Option_20_Start">Selected destination directory for restore.</text:p>
      <text:p text:style-name="Option_20_title"><text:alphabetical-index-mark-start text:id="IMark94049771940936"/>--overwrite-entries<text:alphabetical-index-mark-end text:id="IMark94049771940936"/></text:p>
      <text:p text:style-name="Option_20_Start">Enable overwrite existing entries on restore.</text:p>
      <text:p text:style-name="Option_20_title"><text:alphabetical-index-mark-start text:id="IMark94049771630024"/><text:span text:style-name="T139">--role</text:span><text:alphabetical-index-mark-end text:id="IMark94049771630024"/><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049787605880"/>--version<text:alphabetical-index-mark-end text:id="IMark94049787605880"/></text:p>
      <text:p text:style-name="P96">Output version of <text:span text:style-name="Command"><text:span text:style-name="T46">BARC</text:span></text:span><text:span text:style-name="Command">ontrol</text:span>.</text:p>
      <text:p text:style-name="Option_20_title"><text:alphabetical-index-mark-start text:id="IMark94049801716216"/>--help<text:alphabetical-index-mark-end text:id="IMark94049801716216"/>, <text:alphabetical-index-mark-start text:id="IMark94049800205480"/>-h<text:alphabetical-index-mark-end text:id="IMark9404980020548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049787605880"/>pause-create<text:alphabetical-index-mark-end text:id="IMark94049787605880"/>=yes|no</text:p>
      <text:p text:style-name="Configuration">Pause creating new archive files when pause-button is pressed.</text:p>
      <text:p text:style-name="Configuration_20_title"><text:alphabetical-index-mark-start text:id="IMark94049787471704"/>pause-storage<text:alphabetical-index-mark-end text:id="IMark94049787471704"/>=yes|no</text:p>
      <text:p text:style-name="Configuration">Pause storage of archive files when pause-button is pressed.</text:p>
      <text:p text:style-name="Configuration_20_title"><text:alphabetical-index-mark-start text:id="IMark94049693320488"/>pause-restore<text:alphabetical-index-mark-end text:id="IMark94049693320488"/>=yes|no</text:p>
      <text:p text:style-name="Configuration">Pause restoring archive files when pause-button is pressed.</text:p>
      <text:p text:style-name="Configuration_20_title"><text:alphabetical-index-mark-start text:id="IMark94049801303688"/>pause-index-database-update<text:alphabetical-index-mark-end text:id="IMark94049801303688"/>=yes|no</text:p>
      <text:p text:style-name="Configuration">Pause automatic update index database when pause-button is pressed.</text:p>
      <text:p text:style-name="Configuration_20_title"><text:alphabetical-index-mark-start text:id="IMark94049762846152"/>server<text:alphabetical-index-mark-end text:id="IMark94049762846152"/>=&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049764071384"/>server-ca-file<text:alphabetical-index-mark-end text:id="IMark94049764071384"/>=&lt;filename&gt;</text:p>
      <text:p text:style-name="P152">BAR server certify authority key file name.</text:p>
      <text:p text:style-name="Configuration_20_title"><text:alphabetical-index-mark-start text:id="IMark94049801787816"/>server-cert-file<text:alphabetical-index-mark-end text:id="IMark94049801787816"/>=&lt;filename&gt;</text:p>
      <text:p text:style-name="P152">BAR server certificate key file name.</text:p>
      <text:p text:style-name="Configuration_20_title"><text:alphabetical-index-mark-start text:id="IMark94049800768728"/>server-key-file<text:alphabetical-index-mark-end text:id="IMark94049800768728"/>=&lt;filename&gt;</text:p>
      <text:p text:style-name="P152">BAR server key file name.</text:p>
      <text:p text:style-name="P153"><text:soft-page-break/><text:alphabetical-index-mark-start text:id="IMark94049784624888"/>force-ssl<text:alphabetical-index-mark-end text:id="IMark94049784624888"/>=yes|no</text:p>
      <text:p text:style-name="Configuration">Force TLS protected connection to BAR server.</text:p>
      <text:p text:style-name="P153"><text:alphabetical-index-mark-start text:id="IMark94049787286856"/>role<text:alphabetical-index-mark-end text:id="IMark9404978728685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049802388984"/><text:span text:style-name="T1">chunks</text:span><text:alphabetical-index-mark-end text:id="IMark94049802388984"/><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3</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503147063" text:style-name="L12">
        <text:list-item>
          <text:p text:style-name="P233">id (4 characters)</text:p>
        </text:list-item>
      </text:list>
      <text:list xml:id="list161711218769997" text:continue-list="list161711414934123" text:style-name="List_20_1">
        <text:list-item>
          <text:p text:style-name="List_20_1">size (uint64)</text:p>
        </text:list-item>
      </text:list>
      <text:list xml:id="list161709496129815" text:continue-list="list503147063" text:style-name="L12">
        <text:list-item>
          <text:p text:style-name="P21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2">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2">may </text:span>show on a Linux 64bit system the following output at the end:</text:p>
      <text:p text:style-name="P129">Configuration 0.21:</text:p>
      <text:p text:style-name="P129"><text:s text:c="2"/>Host <text:s text:c="13"/>: x86_64-unknown-linux-gnu</text:p>
      <text:p text:style-name="P129"><text:s text:c="2"/>Dynamic linked <text:s text:c="3"/>: no</text:p>
      <text:p text:style-name="P129"><text:s text:c="2"/>SQLite <text:s text:c="11"/>: yes (3.21.0)</text:p>
      <text:p text:style-name="P129"><text:s text:c="2"/>zip compression <text:s text:c="2"/>: yes (1.2.11)</text:p>
      <text:p text:style-name="P129"><text:s text:c="2"/>bzip2 compression : yes (1.0.6, 6-Sept-2010)</text:p>
      <text:p text:style-name="P129"><text:s text:c="2"/>lzma compression <text:s/>: yes (5.2.4)</text:p>
      <text:p text:style-name="P129"><text:s text:c="2"/>lzo compression <text:s text:c="2"/>: yes (2.09)</text:p>
      <text:p text:style-name="P129"><text:s text:c="2"/>lz4 compression <text:s text:c="2"/>: yes (1.7.1)</text:p>
      <text:p text:style-name="P129"><text:s text:c="2"/>zstd compression <text:s/>: yes (1.3.2)</text:p>
      <text:p text:style-name="P129"><text:s text:c="2"/>xdelta compression: yes</text:p>
      <text:p text:style-name="P129"><text:s text:c="2"/>crypto support <text:s text:c="3"/>: yes (1.8.4)</text:p>
      <text:p text:style-name="P129"><text:s text:c="2"/>FTP support <text:s text:c="6"/>: yes</text:p>
      <text:p text:style-name="P129"><text:s text:c="2"/>curl support <text:s text:c="5"/>: yes (7.62.0)</text:p>
      <text:p text:style-name="P129"><text:s text:c="2"/>SCP/SFTP support <text:s/>: yes (1.8.0)</text:p>
      <text:p text:style-name="P129"><text:s text:c="2"/>TLS/SSL server <text:s text:c="3"/>: yes (OpenSSL 1.1.1 <text:s/>11 Sep 2018, GMP 6.1.2, GnuTLS 3.5.19)</text:p>
      <text:p text:style-name="P129"><text:s text:c="2"/>ISO 9660 support <text:s/>: yes (2.0.0 x86_64-pc-linux-gnu)</text:p>
      <text:p text:style-name="P129"><text:s text:c="2"/>PCRE support <text:s text:c="5"/>: yes (8.40 2017-01-11)</text:p>
      <text:p text:style-name="P129"><text:s text:c="2"/>ICU support <text:s text:c="6"/>: yes (58.2)</text:p>
      <text:p text:style-name="P129"><text:s text:c="2"/>GUI support <text:s text:c="6"/>: yes</text:p>
      <text:p text:style-name="P129"><text:s text:c="2"/>GUI i18n support <text:s/>: yes</text:p>
      <text:p text:style-name="P129"><text:s text:c="2"/>SWT directory <text:s text:c="4"/>: </text:p>
      <text:p text:style-name="P128"/>
      <text:p text:style-name="P129"><text:s text:c="2"/>Debug version <text:s text:c="4"/>: no</text:p>
      <text:p text:style-name="P129"><text:s text:c="2"/>Crash dump support: no</text:p>
      <text:p text:style-name="P129"><text:s text:c="2"/>Stacktrace support: yes</text:p>
      <text:p text:style-name="P128"/>
      <text:p text:style-name="P129"><text:s text:c="2"/>Packages support <text:s/>: no</text:p>
      <text:p text:style-name="P128"/>
      <text:p text:style-name="P129"><text:s text:c="2"/>Install directory : /usr</text:p>
      <text:p text:style-name="P129"><text:s text:c="2"/>Binary directory <text:s/>: /usr/bin</text:p>
      <text:p text:style-name="P129"><text:s text:c="2"/>Config directory <text:s/>: /etc/bar</text:p>
      <text:p text:style-name="P129"><text:s text:c="2"/>Runtime directory : /var/lib/bar</text:p>
      <text:p text:style-name="P129"><text:s text:c="2"/>TLS directory <text:s text:c="4"/>: /etc/ssl</text:p>
      <text:p text:style-name="P128"/>
      <text:p text:style-name="P129"><text:s text:c="2"/>Heapview diretory : </text:p>
      <text:p text:style-name="P128"/>
      <text:p text:style-name="P129">Note: you can download missing additional packages with the script</text:p>
      <text:p text:style-name="P129"><text:s text:c="6"/>'./download-third-party-packages.sh'. Please rerun configure</text:p>
      <text:p text:style-name="P129"><text:s text:c="6"/>after downloading.</text:p>
      <text:p text:style-name="Text_20_Body_20_Start">To compile <text:span text:style-name="Name">BAR</text:span> enter the command:</text:p>
      <text:p text:style-name="Comma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text:soft-page-break/>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43814693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3">libdl</text:span></text:span><text:span text:style-name="T143">, </text:span><text:span text:style-name="Filename"><text:span text:style-name="T143">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61710325726780"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61711094990042" text:continue-list="list16171036344803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6171158604295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4">zstd-0</text:span></text:span> or <text:span text:style-name="Option">zip1</text:span>.</text:p>
      <text:list xml:id="list161710013313036" text:continue-numbering="true" text:style-name="Numbering_20_5">
        <text:list-item>
          <text:p text:style-name="Question">Can I just create the incremental list file?</text:p>
        </text:list-item>
      </text:list>
      <text:p text:style-name="P94">Yes. Use option <text:span text:style-name="Option">‑‑no-storage</text:span>. The incremental list file is created, but no archive files are neither created nor stored.</text:p>
      <text:list xml:id="list161709728788078" text:continue-numbering="true" text:style-name="Numbering_20_5">
        <text:list-item>
          <text:p text:style-name="P200"><text:soft-page-break/>Can a log file created when BAR is used as a command line tool only?</text:p>
        </text:list-item>
      </text:list>
      <text:p text:style-name="P93">Yes. Usually a log file is only created in daemon mode. If a log file should also be created when BAR is used as command line tool, the option <text:span text:style-name="Option">‑‑log-file</text:span> must be explicitly specified on the command line.</text:p>
      <text:list xml:id="list16171069935854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61709744927129" text:continue-numbering="true" text:style-name="Numbering_20_5">
        <text:list-item>
          <text:p text:style-name="Question">I cannot establish a TLS/SSL connection with BARControl.</text:p>
        </text:list-item>
      </text:list>
      <text:p text:style-name="P85">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6171160161334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61710079352259"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6171053266890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6171040822450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6171081837369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6170968613515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61710246342744"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0</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61709740355663" text:continue-numbering="true" text:style-name="Numbering_20_5">
        <text:list-item>
          <text:p text:style-name="P201">When I create an archive, BAR append a 6-digit number to the archive name. Why is BAR doing this and how can I avoid it?</text:p>
        </text:list-item>
      </text:list>
      <text:p text:style-name="P89">When you enabled to create split archives and there is not a single # in the specified archive name, BAR append internally ###### to the archive name for the part number. The result is a continuous increasing 6-digit-number appended to the name.</text:p>
      <text:p text:style-name="P89">To avoid appending the number either disable splitting archives (see <text:bookmark-ref text:reference-format="text" text:ref-name="__RefHeading__29665410">Splitting</text:bookmark-ref>, page <text:bookmark-ref text:reference-format="page" text:ref-name="__RefHeading__29665410">54</text:bookmark-ref>) or place some # into the archive file name where you want to have the generated part number.</text:p>
      <text:list xml:id="list16171003572928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6171018400719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6170975132272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6171110417301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61710496077832"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6171005193136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170966659194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61711345434936"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61710778415979"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1709719214738"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61711499585088" text:continue-numbering="true" text:style-name="Numbering_20_5">
        <text:list-item>
          <text:p text:style-name="Question">BARControl does not start on my system. I get the error “No more handles [gtk_init_check() failed]”. What is wrong?</text:p>
        </text:list-item>
      </text:list>
      <text:p text:style-name="P85">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61710326493531"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5">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61709786215015" text:continue-numbering="true" text:style-name="Numbering_20_5">
        <text:list-item>
          <text:p text:style-name="Question">Can I automate the login with BARControl?</text:p>
        </text:list-item>
      </text:list>
      <text:p text:style-name="P85">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61710901329416" text:continue-numbering="true" text:style-name="Numbering_20_5">
        <text:list-item>
          <text:p text:style-name="Question">BAR server is running with the Linux root account on my system. Is it required that BARControl is also running as root?</text:p>
        </text:list-item>
      </text:list>
      <text:p text:style-name="P85">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61710890306998"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5">When <text:span text:style-name="Name">BAR</text:span> (in daemon mode) is requested by <text:span text:style-name="Command"><text:span text:style-name="T46">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161711178973479" text:continue-numbering="true" text:style-name="Numbering_20_5">
        <text:list-item>
          <text:p text:style-name="Question">Sometimes when I create an archive I see in the progress bars of BARControl numbers over 100%. How can this happen?</text:p>
        </text:list-item>
      </text:list>
      <text:p text:style-name="P85">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61710547171205" text:continue-numbering="true" text:style-name="Numbering_20_5">
        <text:list-item>
          <text:p text:style-name="Question">When I try to create a backup on DVD with BAR I always get the error message “Is a directory: ...” in barcontrol. What is going wrong?</text:p>
        </text:list-item>
      </text:list>
      <text:p text:style-name="P91">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61710875458201" text:continue-numbering="true" text:style-name="Numbering_20_5">
        <text:list-item>
          <text:p text:style-name="P202">I tried to list the content of CD/DVD/BD with a specific device name, but BAR always report the error “file not found”.</text:p>
        </text:list-item>
      </text:list>
      <text:p text:style-name="P92">Make sure the device name is terminated by a “:”, e. g.</text:p>
      <text:p text:style-name="Answer"><text:span text:style-name="Command">bar dvd:///dev/sr1:</text:span></text:p>
      <text:list xml:id="list16171148333693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171165604884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61710423528195" text:continue-numbering="true" text:style-name="Numbering_20_5">
        <text:list-item>
          <text:p text:style-name="Question"><text:span text:style-name="Command">Is the graphical front end available as a separated package?</text:span></text:p>
        </text:list-item>
      </text:list>
      <text:p text:style-name="P85">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161710091051883"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61710787485088"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6171016458169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61710375281266" text:continue-numbering="true" text:style-name="Numbering_20_5">
        <text:list-item>
          <text:p text:style-name="P203">A full backup is expired and was purged. Is it useful to keep the following incremental backups?</text:p>
        </text:list-item>
      </text:list>
      <text:p text:style-name="P86">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6">Note: if the delta-compress-algorithm is used the original file for the delta-compression must still exists to extract the delta-compressed files, because the archive only contain the differences to the original files.</text:p>
      <text:list xml:id="list161709920711848" text:continue-numbering="true" text:style-name="Numbering_20_5">
        <text:list-item>
          <text:p text:style-name="P204">How can I use BAR on computer with tightly limited resources? I always get the error insufficient disk space when BAR try to create archives.</text:p>
        </text:list-item>
      </text:list>
      <text:p text:style-name="P88">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7"><text:span text:style-name="T100">C</text:span>reate a RAM disk, e. g.:</text:p>
      <text:p text:style-name="Answer_20_Command"><text:s/><text:span text:style-name="Command">mount -t tmpfs -o size=2G none /media/ramdisk</text:span></text:p>
      <text:p text:style-name="P87"><text:span text:style-name="T100">C</text:span>all <text:span text:style-name="Name">BAR</text:span> with the options:</text:p>
      <text:p text:style-name="Answer_20_Command"><text:span text:style-name="Option">--max-threads=2 -s 256M –tmp-directory=/media/ramdisk--max-tmp-size=1G</text:span></text:p>
      <text:list xml:id="list161711322221402" text:continue-numbering="true" text:style-name="Numbering_20_5">
        <text:list-item>
          <text:p text:style-name="P205"><text:soft-page-break/>Using more threads when testing or comparing an archive reduce the execution speed instead of increasing it. Why is parallel testing/comparing slower than doing the same with a single thread only?</text:p>
        </text:list-item>
      </text:list>
      <text:p text:style-name="P90">The effect may be related to several issues of the system environment. It is not related that parallel processing is slower. Instead it is fast<text:span text:style-name="T194">er</text:span>, but there are conditions:</text:p>
      <text:p text:style-name="P47">if an archive is read for testing or comparing via NFS the random read operations of <text:span text:style-name="T194">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7286870" text:style-name="L13">
        <text:list-item>
          <text:p text:style-name="P234">version number of <text:span text:style-name="Name">BAR</text:span></text:p>
        </text:list-item>
      </text:list>
      <text:list xml:id="list161710033414080" text:continue-list="list16171121876999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61711523982608" text:continue-list="list47286870" text:style-name="L13">
        <text:list-item>
          <text:p text:style-name="P213">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3">Torsten Rupp (author or </text:span><text:span text:style-name="Command"><text:span text:style-name="T213">BAR</text:span></text:span><text:span text:style-name="T213">)</text:span>:</text:p>
      <text:list xml:id="list161709921063508" text:continue-list="list16171003341408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4">Please include a sufficient description of the new feature you want to be included in </text:span><text:span text:style-name="Command"><text:span text:style-name="T214">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1">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2">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6171001300466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161710447872962"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97"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8">--abort<text:tab/>77</text:p>
          <text:p text:style-name="P168">--all<text:tab/>67</text:p>
          <text:p text:style-name="P168">--always-create-image<text:tab/>69</text:p>
          <text:p text:style-name="P168">--archive-file-mode<text:tab/>68</text:p>
          <text:p text:style-name="P168">--archive-part-size<text:tab/>54</text:p>
          <text:p text:style-name="P168">--archive-type<text:tab/>77</text:p>
          <text:p text:style-name="P168">--bd-blank-command<text:tab/>58</text:p>
          <text:p text:style-name="P168">--bd-device<text:tab/>57</text:p>
          <text:p text:style-name="P168">--bd-ecc-command<text:tab/>58</text:p>
          <text:p text:style-name="P168">--bd-ecc-post-command<text:tab/>58</text:p>
          <text:p text:style-name="P168">--bd-ecc-pre-command<text:tab/>58</text:p>
          <text:p text:style-name="P168">--bd-image-command<text:tab/>58</text:p>
          <text:p text:style-name="P168">--bd-image-post-command<text:tab/>58</text:p>
          <text:p text:style-name="P168">--bd-image-pre-command<text:tab/>58</text:p>
          <text:p text:style-name="P168">--bd-load-volume-command<text:tab/>57</text:p>
          <text:p text:style-name="P168">--bd-request-volume-command<text:tab/>57</text:p>
          <text:p text:style-name="P168">--bd-unload-volume-command<text:tab/>57</text:p>
          <text:p text:style-name="P168">--bd-volume-size<text:tab/>57</text:p>
          <text:p text:style-name="P168">--bd-write-command<text:tab/>59</text:p>
          <text:p text:style-name="P168">--bd-write-image-command<text:tab/>59</text:p>
          <text:p text:style-name="P168">--bd-write-post-command<text:tab/>58</text:p>
          <text:p text:style-name="P168">--bd-write-pre-command<text:tab/>58</text:p>
          <text:p text:style-name="P168">--blank<text:tab/>69</text:p>
          <text:p text:style-name="P168">--ca-file<text:tab/>76</text:p>
          <text:p text:style-name="P168">--cd-device<text:tab/>57</text:p>
          <text:p text:style-name="P168">--cd-ecc-command<text:tab/>58</text:p>
          <text:p text:style-name="P168">--cd-ecc-post-command<text:tab/>58</text:p>
          <text:p text:style-name="P168">--cd-ecc-pre-command<text:tab/>58</text:p>
          <text:p text:style-name="P168">--cd-image-command<text:tab/>58</text:p>
          <text:p text:style-name="P168">--cd-image-post-command<text:tab/>58</text:p>
          <text:p text:style-name="P168">--cd-image-pre-command<text:tab/>58</text:p>
          <text:p text:style-name="P168">--cd-load-volume-command<text:tab/>57</text:p>
          <text:p text:style-name="P168">--cd-request-volume-command<text:tab/>57</text:p>
          <text:p text:style-name="P168">--cd-unload-volume-command<text:tab/>57</text:p>
          <text:p text:style-name="P168">--cd-volume-size<text:tab/>57</text:p>
          <text:p text:style-name="P168">--cd-write-command<text:tab/>59</text:p>
          <text:p text:style-name="P168">--cd-write-image-command<text:tab/>59</text:p>
          <text:p text:style-name="P168">--cd-write-post-command<text:tab/>58</text:p>
          <text:p text:style-name="P168">--cd-write-pre-command<text:tab/>58</text:p>
          <text:p text:style-name="P168">--cd‑blank-command<text:tab/>58</text:p>
          <text:p text:style-name="P168">--cert-file<text:tab/>76</text:p>
          <text:p text:style-name="P168">--comment<text:tab/>47</text:p>
          <text:p text:style-name="P168">--compare<text:tab/>11, 45</text:p>
          <text:p text:style-name="P168">--compress-algorithm<text:tab/>14, 49</text:p>
          <text:p text:style-name="P168">--compress-exclude<text:tab/>52</text:p>
          <text:p text:style-name="P168">--compress-min-size<text:tab/>52</text:p>
          <text:p text:style-name="P168">--config<text:tab/>65</text:p>
          <text:p text:style-name="P168">--continue<text:tab/>77</text:p>
          <text:p text:style-name="P168">--continuous-database<text:tab/>64</text:p>
          <text:p text:style-name="P168">--continuous-max-size<text:tab/>64</text:p>
          <text:p text:style-name="P168">--continuous-min-time-delta<text:tab/>64</text:p>
          <text:p text:style-name="P168">--convert<text:tab/>45</text:p>
          <text:p text:style-name="P168">--create<text:tab/>9, 45</text:p>
          <text:p text:style-name="P168">--crypt-algorithm<text:tab/>52</text:p>
          <text:p text:style-name="P168">--crypt-new-password<text:tab/>53</text:p>
          <text:p text:style-name="P168">--crypt-password<text:tab/>53</text:p>
          <text:p text:style-name="P168">--crypt-private-key<text:tab/>54</text:p>
          <text:p text:style-name="P168">--crypt-public-key<text:tab/>53</text:p>
          <text:p text:style-name="P168">--crypt-type<text:tab/>53</text:p>
          <text:p text:style-name="P168">--daemon<text:tab/>61</text:p>
          <text:p text:style-name="P168">--delete-old-archive-files<text:tab/>67</text:p>
          <text:p text:style-name="P168">--delta-source<text:tab/>52</text:p>
          <text:p text:style-name="P168">--destination<text:tab/>61, 78</text:p>
          <text:p text:style-name="P168">--device<text:tab/>59</text:p>
          <text:p text:style-name="P168">--device-blank-command<text:tab/>60</text:p>
          <text:p text:style-name="P168">--device-ecc-command<text:tab/>60</text:p>
          <text:p text:style-name="P168">--device-ecc-post-command<text:tab/>60</text:p>
          <text:p text:style-name="P168">--device-ecc-pre-command<text:tab/>60</text:p>
          <text:p text:style-name="P168">--device-image-command<text:tab/>60</text:p>
          <text:p text:style-name="P168">--device-image-post-command<text:tab/>59</text:p>
          <text:p text:style-name="P168">--device-image-pre-command<text:tab/>59</text:p>
          <text:p text:style-name="P168">--device-load-volume-command<text:tab/>59</text:p>
          <text:p text:style-name="P168">--device-request-volume-command<text:tab/>59</text:p>
          <text:p text:style-name="P168">--device-unload-volume-command<text:tab/>59</text:p>
          <text:p text:style-name="P168">--device-volume-size<text:tab/>59</text:p>
          <text:p text:style-name="P168">--device-write-command<text:tab/>60</text:p>
          <text:p text:style-name="P168">--device-write-post-command<text:tab/>60</text:p>
          <text:p text:style-name="P168">--device-write-pre-command<text:tab/>60</text:p>
          <text:p text:style-name="P168">--differential<text:tab/>49</text:p>
          <text:p text:style-name="P168">--directory<text:tab/>66</text:p>
          <text:p text:style-name="P168">--directory-strip<text:tab/>60</text:p>
          <text:p text:style-name="P168">--dry-run<text:tab/>68</text:p>
          <text:p text:style-name="P168">--dvd-blank-command<text:tab/>58</text:p>
          <text:p text:style-name="P168">--dvd-device<text:tab/>57</text:p>
          <text:p text:style-name="P168">--dvd-ecc-command<text:tab/>58</text:p>
          <text:p text:style-name="P168">--dvd-ecc-post-command<text:tab/>58</text:p>
          <text:p text:style-name="P168">--dvd-ecc-pre-command<text:tab/>58</text:p>
          <text:p text:style-name="P168">--dvd-image-command<text:tab/>58</text:p>
          <text:p text:style-name="P168">--dvd-image-post-command<text:tab/>58</text:p>
          <text:p text:style-name="P168">--dvd-image-pre-command<text:tab/>58</text:p>
          <text:p text:style-name="P168">--dvd-load-volume-command<text:tab/>57</text:p>
          <text:p text:style-name="P168">--dvd-request-volume-command<text:tab/>57</text:p>
          <text:p text:style-name="P168">--dvd-unload-volume-command<text:tab/>57</text:p>
          <text:p text:style-name="P168">--dvd-volume-size<text:tab/>57</text:p>
          <text:p text:style-name="P168"><text:soft-page-break/>--dvd-write-command<text:tab/>59</text:p>
          <text:p text:style-name="P168">--dvd-write-image-command<text:tab/>59</text:p>
          <text:p text:style-name="P168">--dvd-write-post-command<text:tab/>58</text:p>
          <text:p text:style-name="P168">--dvd-write-pre-command<text:tab/>58</text:p>
          <text:p text:style-name="P168">--ecc<text:tab/>69</text:p>
          <text:p text:style-name="P168">--exclude<text:tab/>48</text:p>
          <text:p text:style-name="P168">--exclude-command<text:tab/>48</text:p>
          <text:p text:style-name="P168">--exclude-list<text:tab/>48</text:p>
          <text:p text:style-name="P168">--extract<text:tab/>12, 45</text:p>
          <text:p text:style-name="P168">--file-write-post-command<text:tab/>55</text:p>
          <text:p text:style-name="P168">--file-write-pre-command<text:tab/>55</text:p>
          <text:p text:style-name="P168">--force-delta-compression<text:tab/>67</text:p>
          <text:p text:style-name="P168"><text:span text:style-name="T5">--force-ssl</text:span><text:tab/>76</text:p>
          <text:p text:style-name="P168">--force-verify-signatures<text:tab/>54</text:p>
          <text:p text:style-name="P168">--fragment-size<text:tab/>54</text:p>
          <text:p text:style-name="P168">--ftp-login-name<text:tab/>55</text:p>
          <text:p text:style-name="P168">--ftp-max-connections<text:tab/>55</text:p>
          <text:p text:style-name="P168">--ftp-password<text:tab/>55</text:p>
          <text:p text:style-name="P168">--ftp-write-post-command<text:tab/>55</text:p>
          <text:p text:style-name="P168">--ftp-write-pre-command<text:tab/>55</text:p>
          <text:p text:style-name="P168"><text:span text:style-name="T25">--full</text:span><text:tab/>48</text:p>
          <text:p text:style-name="P168">--generate-keys<text:tab/>45</text:p>
          <text:p text:style-name="P168">--generate-keys-bits<text:tab/>46</text:p>
          <text:p text:style-name="P168">--generate-keys-mode<text:tab/>46</text:p>
          <text:p text:style-name="P168">--generate-signature-keys<text:tab/>46</text:p>
          <text:p text:style-name="P168">--group<text:tab/>67</text:p>
          <text:p text:style-name="P168">--help<text:tab/>70, 78</text:p>
          <text:p text:style-name="P168">--help-internal<text:tab/>70</text:p>
          <text:p text:style-name="P168">--human-format<text:tab/>67</text:p>
          <text:p text:style-name="P168">--ignore-no-backup-file<text:tab/>67</text:p>
          <text:p text:style-name="P168">--ignore-no-dump<text:tab/>67</text:p>
          <text:p text:style-name="P168">--image<text:tab/>45</text:p>
          <text:p text:style-name="P168">--include<text:tab/>47</text:p>
          <text:p text:style-name="P168">--include-file command<text:tab/>48</text:p>
          <text:p text:style-name="P168">--include-file-list<text:tab/>47</text:p>
          <text:p text:style-name="P168">--include-image-command<text:tab/>48</text:p>
          <text:p text:style-name="P168">--include-image-list<text:tab/>48</text:p>
          <text:p text:style-name="P168"><text:span text:style-name="T25">--incremental</text:span><text:tab/>49</text:p>
          <text:p text:style-name="P168">--incremental-data-directory<text:tab/>66</text:p>
          <text:p text:style-name="P168"><text:span text:style-name="T25">--incremental-list-file</text:span><text:tab/>49</text:p>
          <text:p text:style-name="P168">--index-database<text:tab/>63</text:p>
          <text:p text:style-name="P168">--index-database-add<text:tab/>77</text:p>
          <text:p text:style-name="P168">--index-database-auto-update<text:tab/>63</text:p>
          <text:p text:style-name="P168">--index-database-entities-list<text:tab/>77</text:p>
          <text:p text:style-name="P168">--index-database-entries-list<text:tab/>77</text:p>
          <text:p text:style-name="P168">--index-database-keep-time<text:tab/>63</text:p>
          <text:p text:style-name="P168">--index-database-max-band-width<text:tab/>63</text:p>
          <text:p text:style-name="P168">--index-database-refresh<text:tab/>77</text:p>
          <text:p text:style-name="P168">--index-database-remove<text:tab/>77</text:p>
          <text:p text:style-name="P168">--index-database-storages-list<text:tab/>77</text:p>
          <text:p text:style-name="P168">--info<text:tab/>47</text:p>
          <text:p text:style-name="P168">--job<text:tab/>77</text:p>
          <text:p text:style-name="P168">--jobs-directory<text:tab/>62, 66</text:p>
          <text:p text:style-name="P168">--key-file<text:tab/>76</text:p>
          <text:p text:style-name="P168">--list<text:tab/>10, 45, 77</text:p>
          <text:p text:style-name="P168">--log<text:tab/>64</text:p>
          <text:p text:style-name="P168">--log-file<text:tab/>65</text:p>
          <text:p text:style-name="P168">--log-format<text:tab/>65</text:p>
          <text:p text:style-name="P168">--log-post-command<text:tab/>65</text:p>
          <text:p text:style-name="P168">--login-dialog<text:tab/>76</text:p>
          <text:p text:style-name="P168">--long-format<text:tab/>67</text:p>
          <text:p text:style-name="P168">--maintenance<text:tab/>78</text:p>
          <text:p text:style-name="P168">--max-band-width<text:tab/>62</text:p>
          <text:p text:style-name="P168">--max-storage-size<text:tab/>66</text:p>
          <text:p text:style-name="P168">--max-threads<text:tab/>66</text:p>
          <text:p text:style-name="P168">--max-tmp-size<text:tab/>66</text:p>
          <text:p text:style-name="P168">--mount<text:tab/>46, 66</text:p>
          <text:p text:style-name="P168">--mount-command<text:tab/>46</text:p>
          <text:p text:style-name="P168">--mount-device-command<text:tab/>46</text:p>
          <text:p text:style-name="P168">--nice-level<text:tab/>62</text:p>
          <text:p text:style-name="P168">--no-bar-on-medium<text:tab/>68</text:p>
          <text:p text:style-name="P168">--no-default-config<text:tab/>69</text:p>
          <text:p text:style-name="P168">--no-detach<text:tab/>61</text:p>
          <text:p text:style-name="P168">--no-fragments-check<text:tab/>68</text:p>
          <text:p text:style-name="P168">--no-header-footer<text:tab/>67</text:p>
          <text:p text:style-name="P168">--no-index-database<text:tab/>64</text:p>
          <text:p text:style-name="P168">--no-signatures<text:tab/>54</text:p>
          <text:p text:style-name="P168">--no-stop-on-attribute-error<text:tab/>69</text:p>
          <text:p text:style-name="P168">--no-stop-on-error<text:tab/>68</text:p>
          <text:p text:style-name="P168">--no-storage<text:tab/>68</text:p>
          <text:p text:style-name="P168">--normal<text:tab/>48</text:p>
          <text:p text:style-name="P168">--numeric-permission<text:tab/>67</text:p>
          <text:p text:style-name="P168">--numeric-uid-gid<text:tab/>67</text:p>
          <text:p text:style-name="P168">--overwrite-archive-files<text:tab/>68</text:p>
          <text:p text:style-name="P168">--overwrite-entries<text:tab/>78</text:p>
          <text:p text:style-name="P168">--overwrite-files<text:tab/>68</text:p>
          <text:p text:style-name="P168">--owner<text:tab/>61</text:p>
          <text:p text:style-name="P168">--pairing-master-file<text:tab/>66</text:p>
          <text:p text:style-name="P168">--password<text:tab/>76</text:p>
          <text:p text:style-name="P168">--pattern-type<text:tab/>66</text:p>
          <text:p text:style-name="P168">--pause<text:tab/>77</text:p>
          <text:p text:style-name="P168">--permissions<text:tab/>61</text:p>
          <text:p text:style-name="P168">--pid-file<text:tab/>66</text:p>
          <text:p text:style-name="P168">--ping<text:tab/>77</text:p>
          <text:p text:style-name="P168">--port<text:tab/>76</text:p>
          <text:p text:style-name="P168">--post-command<text:tab/>46</text:p>
          <text:p text:style-name="P168">--pre-command<text:tab/>46</text:p>
          <text:p text:style-name="P168">--quiet<text:tab/>69</text:p>
          <text:p text:style-name="P168">--raw-images<text:tab/>67</text:p>
          <text:p text:style-name="P168">--remote-bar-executable<text:tab/>62</text:p>
          <text:p text:style-name="P168"><text:soft-page-break/>--restore<text:tab/>78</text:p>
          <text:p text:style-name="P168">--restore-entry-mode<text:tab/>68</text:p>
          <text:p text:style-name="P168">--role<text:tab/>78</text:p>
          <text:p text:style-name="P168">--save-configuration<text:tab/>66</text:p>
          <text:p text:style-name="P168">--scp-write-post-command<text:tab/>56</text:p>
          <text:p text:style-name="P168">--scp-write-pre-command<text:tab/>56</text:p>
          <text:p text:style-name="P168">--select-job<text:tab/>77</text:p>
          <text:p text:style-name="P168">--server-ca-file<text:tab/>61</text:p>
          <text:p text:style-name="P168">--server-cert-file<text:tab/>61</text:p>
          <text:p text:style-name="P168">--server-key-file<text:tab/>61</text:p>
          <text:p text:style-name="P168">--server-max-connections<text:tab/>62</text:p>
          <text:p text:style-name="P168">--server-mode<text:tab/>62</text:p>
          <text:p text:style-name="P168">--server-password<text:tab/>61</text:p>
          <text:p text:style-name="P168">--server-port<text:tab/>61</text:p>
          <text:p text:style-name="P168">--server-tls-port<text:tab/>61</text:p>
          <text:p text:style-name="P168">--sftp-write-post-command<text:tab/>56</text:p>
          <text:p text:style-name="P168">--sftp-write-pre-command<text:tab/>56</text:p>
          <text:p text:style-name="P168">--signature-private-key<text:tab/>54</text:p>
          <text:p text:style-name="P168">--signatures-public-key<text:tab/>54</text:p>
          <text:p text:style-name="P168">--skip-unreadable<text:tab/>67</text:p>
          <text:p text:style-name="P168">--skip-verify-signatures<text:tab/>54</text:p>
          <text:p text:style-name="P168">--sparse<text:tab/>61</text:p>
          <text:p text:style-name="P168">--ssh-login-name<text:tab/>55</text:p>
          <text:p text:style-name="P168">--ssh-max-connections<text:tab/>56</text:p>
          <text:p text:style-name="P168">--ssh-password<text:tab/>55</text:p>
          <text:p text:style-name="P168">--ssh-port<text:tab/>55</text:p>
          <text:p text:style-name="P168">--ssh-private-key<text:tab/>56</text:p>
          <text:p text:style-name="P168">--ssh-public-key<text:tab/>56</text:p>
          <text:p text:style-name="P168">--storage-command<text:tab/>46, 48</text:p>
          <text:p text:style-name="P168">--storage-list<text:tab/>46, 48</text:p>
          <text:p text:style-name="P168">--storage-list-stdin<text:tab/>46</text:p>
          <text:p text:style-name="P168">--suspend<text:tab/>77</text:p>
          <text:p text:style-name="P168">--test<text:tab/>11, 45</text:p>
          <text:p text:style-name="P168">--test-created-archives<text:tab/>68</text:p>
          <text:p text:style-name="P168">--tls-port<text:tab/>76</text:p>
          <text:p text:style-name="P168">--tmp-directory<text:tab/>66</text:p>
          <text:p text:style-name="P168">--transform<text:tab/>47</text:p>
          <text:p text:style-name="P168">--unmount-command<text:tab/>47</text:p>
          <text:p text:style-name="P168">--verbose<text:tab/>69</text:p>
          <text:p text:style-name="P168">--version<text:tab/>70, 78</text:p>
          <text:p text:style-name="P168"><text:span text:style-name="T1">--</text:span><text:span text:style-name="T5">volume-size</text:span><text:tab/>69</text:p>
          <text:p text:style-name="P168">--wait-first-volume<text:tab/>68</text:p>
          <text:p text:style-name="P168">--webdav-login<text:tab/>56</text:p>
          <text:p text:style-name="P168">--webdav-max-connections<text:tab/>56</text:p>
          <text:p text:style-name="P168">--webdav-password<text:tab/>56</text:p>
          <text:p text:style-name="P168">--webdav-write-post-command<text:tab/>57</text:p>
          <text:p text:style-name="P168">--webdav-write-pre-command<text:tab/>57</text:p>
          <text:p text:style-name="P168">--xhelp<text:tab/>70</text:p>
          <text:p text:style-name="P168">-!<text:tab/>48</text:p>
          <text:p text:style-name="P168">-#<text:tab/>47</text:p>
          <text:p text:style-name="P168">-a<text:tab/>77</text:p>
          <text:p text:style-name="P168">-c<text:tab/>45, 77</text:p>
          <text:p text:style-name="P168">-C<text:tab/>66</text:p>
          <text:p text:style-name="P168">-d<text:tab/>45</text:p>
          <text:p text:style-name="P168">-D<text:tab/>61</text:p>
          <text:p text:style-name="P168">-e<text:tab/>77</text:p>
          <text:p text:style-name="P168"><text:span text:style-name="T25">-f</text:span><text:tab/>48</text:p>
          <text:p text:style-name="P168">-g<text:tab/>67</text:p>
          <text:p text:style-name="P168">-h<text:tab/>70, 78</text:p>
          <text:p text:style-name="P168">-H<text:tab/>67</text:p>
          <text:p text:style-name="P168">-i<text:tab/>49, 77</text:p>
          <text:p text:style-name="P168">-j<text:tab/>77</text:p>
          <text:p text:style-name="P168">-l<text:tab/>45, 77</text:p>
          <text:p text:style-name="P168">-L<text:tab/>67</text:p>
          <text:p text:style-name="P168">-m<text:tab/>45</text:p>
          <text:p text:style-name="P168">-n<text:tab/>77</text:p>
          <text:p text:style-name="P168">-o<text:tab/>68</text:p>
          <text:p text:style-name="P168">-p<text:tab/>60, 76</text:p>
          <text:p text:style-name="P168">-s<text:tab/>17, 54, 77</text:p>
          <text:p text:style-name="P168">-t<text:tab/>45, 77</text:p>
          <text:p text:style-name="P168">-T<text:tab/>46</text:p>
          <text:p text:style-name="P168">-x<text:tab/>45</text:p>
          <text:p text:style-name="P168">-y<text:tab/>52</text:p>
          <text:p text:style-name="P168">-z<text:tab/>14, 49</text:p>
          <text:p text:style-name="P168">‑‑check<text:tab/>24</text:p>
          <text:p text:style-name="P168">‑‑clean<text:tab/>24</text:p>
          <text:p text:style-name="P168">‑‑create<text:tab/>23</text:p>
          <text:p text:style-name="P168">‑‑create-aggregates<text:tab/>23</text:p>
          <text:p text:style-name="P168">‑‑create-aggregates-directory-content<text:tab/>23</text:p>
          <text:p text:style-name="P168">‑‑create-aggregates-entities<text:tab/>23</text:p>
          <text:p text:style-name="P168">‑‑create-aggregates-storages<text:tab/>23</text:p>
          <text:p text:style-name="P168">‑‑create-fts-indizes<text:tab/>23</text:p>
          <text:p text:style-name="P168">‑‑create-indizes<text:tab/>23</text:p>
          <text:p text:style-name="P168">‑‑create-newest<text:tab/>23</text:p>
          <text:p text:style-name="P168">‑‑create-triggers<text:tab/>23</text:p>
          <text:p text:style-name="P168">‑‑entries<text:tab/>24</text:p>
          <text:p text:style-name="P168">‑‑entries-newest<text:tab/>24</text:p>
          <text:p text:style-name="P168">‑‑force<text:tab/>23</text:p>
          <text:p text:style-name="P168">‑‑import<text:tab/>24</text:p>
          <text:p text:style-name="P168">‑‑info<text:tab/>24</text:p>
          <text:p text:style-name="P168">‑‑info-entities<text:tab/>24</text:p>
          <text:p text:style-name="P168">‑‑info-entries<text:tab/>24</text:p>
          <text:p text:style-name="P168">‑‑info-storages<text:tab/>24</text:p>
          <text:p text:style-name="P168">‑‑no-stop-on-owner-error<text:tab/>68</text:p>
          <text:p text:style-name="P168">‑‑reindex<text:tab/>24</text:p>
          <text:p text:style-name="P168">‑‑server<text:tab/>61</text:p>
          <text:p text:style-name="P168">‑‑storages<text:tab/>24</text:p>
          <text:p text:style-name="P168">‑‑vacuum<text:tab/>24</text:p>
          <text:p text:style-name="P164">A</text:p>
          <text:p text:style-name="P168">archive-name<text:tab/>71</text:p>
          <text:p text:style-name="P168"><text:soft-page-break/>archive-type<text:tab/>71</text:p>
          <text:p text:style-name="P168">atime<text:tab/>10</text:p>
          <text:p text:style-name="P164">B</text:p>
          <text:p text:style-name="P168">bar-keygen<text:tab/>7</text:p>
          <text:p text:style-name="P168">basic commands<text:tab/>45</text:p>
          <text:p text:style-name="P164">C</text:p>
          <text:p text:style-name="P168">chunks<text:tab/>80</text:p>
          <text:p text:style-name="P168">compare archive<text:tab/>11</text:p>
          <text:p text:style-name="P168">compress archive<text:tab/>14</text:p>
          <text:p text:style-name="P168">compression<text:tab/>49</text:p>
          <text:p text:style-name="P168">creating archive<text:tab/>9</text:p>
          <text:p text:style-name="P168">crypt-password-mode<text:tab/>71</text:p>
          <text:p text:style-name="P164">D</text:p>
          <text:p text:style-name="P168">device configuration<text:tab/>73</text:p>
          <text:p text:style-name="P168">differential archive<text:tab/>13</text:p>
          <text:p text:style-name="P164">E</text:p>
          <text:p text:style-name="P168">encryption<text:tab/>52</text:p>
          <text:p text:style-name="P168">exclude<text:tab/>72</text:p>
          <text:p text:style-name="P168">exclude-command<text:tab/>72</text:p>
          <text:p text:style-name="P168">exclude-list<text:tab/>72</text:p>
          <text:p text:style-name="P168">extract archive<text:tab/>12</text:p>
          <text:p text:style-name="P164">F</text:p>
          <text:p text:style-name="P168">file format<text:tab/>80</text:p>
          <text:p text:style-name="P168">force-ssl<text:tab/>79</text:p>
          <text:p text:style-name="P168">ftp server configuration<text:tab/>72</text:p>
          <text:p text:style-name="P164">G</text:p>
          <text:p text:style-name="P168">graphical front end<text:tab/>25</text:p>
          <text:p text:style-name="P164">I</text:p>
          <text:p text:style-name="P168">include-file<text:tab/>71</text:p>
          <text:p text:style-name="P168">include-file-command<text:tab/>71</text:p>
          <text:p text:style-name="P168">include-file-list<text:tab/>71</text:p>
          <text:p text:style-name="P168">include-image<text:tab/>71</text:p>
          <text:p text:style-name="P168">include-image-command<text:tab/>71</text:p>
          <text:p text:style-name="P168">include-image-list<text:tab/>71</text:p>
          <text:p text:style-name="P168">include/exclude files<text:tab/>47</text:p>
          <text:p text:style-name="P168">incremental archive<text:tab/>13</text:p>
          <text:p text:style-name="P164">L</text:p>
          <text:p text:style-name="P168">list archive<text:tab/>10</text:p>
          <text:p text:style-name="P164">P</text:p>
          <text:p text:style-name="P168">pause-create<text:tab/>78</text:p>
          <text:p text:style-name="P168">pause-index-database-update<text:tab/>78</text:p>
          <text:p text:style-name="P168">pause-restore<text:tab/>78</text:p>
          <text:p text:style-name="P168">pause-storage<text:tab/>78</text:p>
          <text:p text:style-name="P168">persistence configuration<text:tab/>74</text:p>
          <text:p text:style-name="P164">R</text:p>
          <text:p text:style-name="P168">role<text:tab/>79</text:p>
          <text:p text:style-name="P164">S</text:p>
          <text:p text:style-name="P168">schedule configuration<text:tab/>74</text:p>
          <text:p text:style-name="P168">server<text:tab/>20, 61, 78</text:p>
          <text:p text:style-name="P168">server-ca-file<text:tab/>78</text:p>
          <text:p text:style-name="P168">server-cert-file<text:tab/>78</text:p>
          <text:p text:style-name="P168">server-key-file<text:tab/>78</text:p>
          <text:p text:style-name="P168">split archives<text:tab/>17, 54</text:p>
          <text:p text:style-name="P168">ssh/scp/sftp server configuration<text:tab/>73</text:p>
          <text:p text:style-name="P168">store archives<text:tab/>17, 55</text:p>
          <text:p text:style-name="P164">T</text:p>
          <text:p text:style-name="P168">test archive<text:tab/>11</text:p>
          <text:p text:style-name="P164">U</text:p>
          <text:p text:style-name="P168">URI<text:tab/>17</text:p>
          <text:p text:style-name="P168">UUID<text:tab/>71</text:p>
        </text:index-body>
      </text:alphabetical-index>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8</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6-13T16:17:05.803040383</dc:date>
    <meta:editing-duration>P372DT10H41M40S</meta:editing-duration>
    <meta:editing-cycles>726</meta:editing-cycles>
    <meta:generator>LibreOffice/6.0.7.3$Linux_X86_64 LibreOffice_project/00m0$Build-3</meta:generator>
    <meta:document-statistic meta:table-count="16" meta:image-count="20" meta:object-count="0" meta:page-count="98" meta:paragraph-count="2861" meta:word-count="27087" meta:character-count="170156" meta:non-whitespace-character-count="146487"/>
  </office:meta>
</office:document-meta>
</file>